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2.004cm" style:rel-column-width="12162*"/>
    </style:style>
    <style:style style:name="Tabulka2.B" style:family="table-column">
      <style:table-column-properties style:column-width="1.256cm" style:rel-column-width="7623*"/>
    </style:style>
    <style:style style:name="Tabulka2.G" style:family="table-column">
      <style:table-column-properties style:column-width="1.418cm" style:rel-column-width="8608*"/>
    </style:style>
    <style:style style:name="Tabulka2.H" style:family="table-column">
      <style:table-column-properties style:column-width="1.095cm" style:rel-column-width="6650*"/>
    </style:style>
    <style:style style:name="Tabulka2.A1" style:family="table-cell">
      <style:table-cell-properties fo:padding="0.097cm" fo:border-left="0.05pt solid #000000" fo:border-right="0.05pt solid #000000" fo:border-top="0.05pt double-thin #000000" fo:border-bottom="0.05pt solid #000000"/>
    </style:style>
    <style:style style:name="Tabulka2.A2" style:family="table-cell">
      <style:table-cell-properties fo:padding="0.097cm" fo:border-left="0.05pt solid #000000" fo:border-right="none" fo:border-top="none" fo:border-bottom="none"/>
    </style:style>
    <style:style style:name="Tabulka2.B2" style:family="table-cell">
      <style:table-cell-properties fo:padding="0.097cm" fo:border="none"/>
    </style:style>
    <style:style style:name="Tabulka2.H2" style:family="table-cell">
      <style:table-cell-properties fo:padding="0.097cm" fo:border-left="none" fo:border-right="0.05pt solid #000000" fo:border-top="none" fo:border-bottom="none"/>
    </style:style>
    <style:style style:name="Tabulka2.A5" style:family="table-cell">
      <style:table-cell-properties fo:padding="0.097cm" fo:border-left="0.05pt solid #000000" fo:border-right="none" fo:border-top="none" fo:border-bottom="0.05pt double-thin #000000"/>
    </style:style>
    <style:style style:name="Tabulka2.B5" style:family="table-cell">
      <style:table-cell-properties fo:padding="0.097cm" fo:border-left="none" fo:border-right="none" fo:border-top="none" fo:border-bottom="0.05pt double-thin #000000"/>
    </style:style>
    <style:style style:name="Tabulka2.H5" style:family="table-cell">
      <style:table-cell-properties fo:padding="0.097cm" fo:border-left="none" fo:border-right="0.05pt solid #000000" fo:border-top="none" fo:border-bottom="0.05pt double-thin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692f13" officeooo:paragraph-rsid="47af89c9"/>
    </style:style>
    <style:style style:name="P9" style:family="paragraph" style:parent-style-name="Text_20_body">
      <style:text-properties officeooo:rsid="4786fe01" officeooo:paragraph-rsid="47c74bdb"/>
    </style:style>
    <style:style style:name="P10" style:family="paragraph" style:parent-style-name="Text_20_body">
      <style:text-properties officeooo:rsid="478823fb" officeooo:paragraph-rsid="47c74bdb"/>
    </style:style>
    <style:style style:name="P11" style:family="paragraph" style:parent-style-name="Text_20_body">
      <style:text-properties officeooo:rsid="4789ea90" officeooo:paragraph-rsid="47c74bdb"/>
    </style:style>
    <style:style style:name="P12" style:family="paragraph" style:parent-style-name="Text_20_body">
      <style:text-properties officeooo:rsid="4792d385" officeooo:paragraph-rsid="47c74bdb"/>
    </style:style>
    <style:style style:name="P13" style:family="paragraph" style:parent-style-name="Text_20_body">
      <style:text-properties officeooo:paragraph-rsid="4798cb77"/>
    </style:style>
    <style:style style:name="P14" style:family="paragraph" style:parent-style-name="Text_20_body">
      <style:text-properties officeooo:paragraph-rsid="47a111c8"/>
    </style:style>
    <style:style style:name="P15" style:family="paragraph" style:parent-style-name="Text_20_body">
      <style:text-properties officeooo:paragraph-rsid="47ac661a"/>
    </style:style>
    <style:style style:name="P16" style:family="paragraph" style:parent-style-name="Text_20_body">
      <style:text-properties officeooo:paragraph-rsid="47adbd34"/>
    </style:style>
    <style:style style:name="P17" style:family="paragraph" style:parent-style-name="Text_20_body">
      <style:text-properties officeooo:rsid="47d1094b" officeooo:paragraph-rsid="47af89c9"/>
    </style:style>
    <style:style style:name="P18" style:family="paragraph" style:parent-style-name="Text_20_body">
      <style:text-properties officeooo:rsid="47d371cc" officeooo:paragraph-rsid="47af89c9"/>
    </style:style>
    <style:style style:name="P19" style:family="paragraph" style:parent-style-name="Text_20_body">
      <style:text-properties officeooo:paragraph-rsid="47af89c9"/>
    </style:style>
    <style:style style:name="P20" style:family="paragraph" style:parent-style-name="Text_20_body">
      <style:text-properties officeooo:paragraph-rsid="47b18bc0"/>
    </style:style>
    <style:style style:name="P21" style:family="paragraph" style:parent-style-name="Text_20_body">
      <style:text-properties style:text-line-through-style="solid" style:text-line-through-type="single" officeooo:rsid="49236a28" officeooo:paragraph-rsid="47b18bc0"/>
    </style:style>
    <style:style style:name="P22" style:family="paragraph" style:parent-style-name="Text_20_body">
      <style:text-properties style:text-line-through-style="solid" style:text-line-through-type="single" officeooo:rsid="49236a28" officeooo:paragraph-rsid="47caf8f2"/>
    </style:style>
    <style:style style:name="P23" style:family="paragraph" style:parent-style-name="Text_20_body">
      <style:text-properties style:text-line-through-style="solid" style:text-line-through-type="single" officeooo:rsid="4918977e" officeooo:paragraph-rsid="47c3f9e6"/>
    </style:style>
    <style:style style:name="P24" style:family="paragraph" style:parent-style-name="Text_20_body">
      <style:text-properties style:text-line-through-style="solid" style:text-line-through-type="single" officeooo:rsid="491c7728" officeooo:paragraph-rsid="47c3f9e6"/>
    </style:style>
    <style:style style:name="P25" style:family="paragraph" style:parent-style-name="Text_20_body">
      <style:text-properties style:text-line-through-style="solid" style:text-line-through-type="single" officeooo:rsid="491e1835" officeooo:paragraph-rsid="47c3f9e6"/>
    </style:style>
    <style:style style:name="P26" style:family="paragraph" style:parent-style-name="Text_20_body">
      <style:text-properties style:text-line-through-style="solid" style:text-line-through-type="single" officeooo:rsid="47d987a1" officeooo:paragraph-rsid="47caf8f2"/>
    </style:style>
    <style:style style:name="P27" style:family="paragraph" style:parent-style-name="Text_20_body">
      <style:text-properties officeooo:rsid="49236a28" officeooo:paragraph-rsid="47b18bc0"/>
    </style:style>
    <style:style style:name="P28" style:family="paragraph" style:parent-style-name="Text_20_body">
      <style:text-properties style:text-line-through-style="none" style:text-line-through-type="none" officeooo:rsid="47b18bc0" officeooo:paragraph-rsid="47b47651"/>
    </style:style>
    <style:style style:name="P29" style:family="paragraph" style:parent-style-name="Text_20_body">
      <style:text-properties style:text-line-through-style="none" style:text-line-through-type="none" officeooo:rsid="47b18bc0" officeooo:paragraph-rsid="47b5825f"/>
    </style:style>
    <style:style style:name="P30" style:family="paragraph" style:parent-style-name="Text_20_body">
      <style:text-properties style:text-line-through-style="none" style:text-line-through-type="none" officeooo:rsid="47b18bc0" officeooo:paragraph-rsid="47b18bc0"/>
    </style:style>
    <style:style style:name="P31" style:family="paragraph" style:parent-style-name="Text_20_body">
      <style:text-properties style:text-line-through-style="none" style:text-line-through-type="none" officeooo:rsid="4906b967" officeooo:paragraph-rsid="47b6c19a"/>
    </style:style>
    <style:style style:name="P32" style:family="paragraph" style:parent-style-name="Text_20_body">
      <style:text-properties style:text-line-through-style="none" style:text-line-through-type="none" officeooo:rsid="4915dd67" officeooo:paragraph-rsid="47c3f9e6"/>
    </style:style>
    <style:style style:name="P33" style:family="paragraph" style:parent-style-name="Text_20_body">
      <style:text-properties style:text-line-through-style="none" style:text-line-through-type="none" officeooo:rsid="47f723b7" officeooo:paragraph-rsid="47cf35da"/>
    </style:style>
    <style:style style:name="P34" style:family="paragraph" style:parent-style-name="Text_20_body">
      <style:text-properties style:text-line-through-style="none" style:text-line-through-type="none" officeooo:rsid="4b67adb0" officeooo:paragraph-rsid="47d28d04"/>
    </style:style>
    <style:style style:name="P35" style:family="paragraph" style:parent-style-name="Text_20_body">
      <style:text-properties officeooo:rsid="49683d3b" officeooo:paragraph-rsid="47b3632f"/>
    </style:style>
    <style:style style:name="P36" style:family="paragraph" style:parent-style-name="Text_20_body">
      <style:text-properties officeooo:paragraph-rsid="47b47651"/>
    </style:style>
    <style:style style:name="P37" style:family="paragraph" style:parent-style-name="Text_20_body">
      <style:text-properties officeooo:paragraph-rsid="47b5825f"/>
    </style:style>
    <style:style style:name="P38" style:family="paragraph" style:parent-style-name="Text_20_body">
      <style:text-properties officeooo:rsid="4906b967" officeooo:paragraph-rsid="47b6c19a"/>
    </style:style>
    <style:style style:name="P39" style:family="paragraph" style:parent-style-name="Text_20_body">
      <style:text-properties officeooo:rsid="481b9949" officeooo:paragraph-rsid="47bdb02a"/>
    </style:style>
    <style:style style:name="P40" style:family="paragraph" style:parent-style-name="Text_20_body">
      <style:text-properties officeooo:rsid="481b9949" officeooo:paragraph-rsid="47becdcf"/>
    </style:style>
    <style:style style:name="P41" style:family="paragraph" style:parent-style-name="Text_20_body">
      <style:text-properties officeooo:rsid="481a9286" officeooo:paragraph-rsid="47bc3920"/>
    </style:style>
    <style:style style:name="P42" style:family="paragraph" style:parent-style-name="Text_20_body">
      <style:text-properties officeooo:rsid="483ccc26" officeooo:paragraph-rsid="47bc3920"/>
    </style:style>
    <style:style style:name="P43" style:family="paragraph" style:parent-style-name="Text_20_body">
      <style:text-properties officeooo:rsid="48433cbf" officeooo:paragraph-rsid="47bc3920"/>
    </style:style>
    <style:style style:name="P44" style:family="paragraph" style:parent-style-name="Text_20_body">
      <style:text-properties officeooo:rsid="490d8bba" officeooo:paragraph-rsid="47bc3920"/>
    </style:style>
    <style:style style:name="P45" style:family="paragraph" style:parent-style-name="Text_20_body">
      <style:text-properties officeooo:rsid="49253fbe" officeooo:paragraph-rsid="47bc3920"/>
    </style:style>
    <style:style style:name="P46" style:family="paragraph" style:parent-style-name="Text_20_body">
      <style:text-properties officeooo:rsid="492737c6" officeooo:paragraph-rsid="47bc3920"/>
    </style:style>
    <style:style style:name="P47" style:family="paragraph" style:parent-style-name="Text_20_body">
      <style:text-properties officeooo:rsid="49376c29" officeooo:paragraph-rsid="47bc3920"/>
    </style:style>
    <style:style style:name="P48" style:family="paragraph" style:parent-style-name="Text_20_body">
      <style:text-properties officeooo:rsid="49443a19" officeooo:paragraph-rsid="47bc3920"/>
    </style:style>
    <style:style style:name="P49" style:family="paragraph" style:parent-style-name="Text_20_body">
      <style:text-properties officeooo:rsid="496766de" officeooo:paragraph-rsid="47bc3920"/>
    </style:style>
    <style:style style:name="P50" style:family="paragraph" style:parent-style-name="Text_20_body">
      <style:text-properties officeooo:rsid="49677125" officeooo:paragraph-rsid="47bc3920"/>
    </style:style>
    <style:style style:name="P51" style:family="paragraph" style:parent-style-name="Text_20_body">
      <style:text-properties officeooo:rsid="4978e2ef" officeooo:paragraph-rsid="47bc3920"/>
    </style:style>
    <style:style style:name="P52" style:family="paragraph" style:parent-style-name="Text_20_body">
      <style:text-properties officeooo:rsid="49f32310" officeooo:paragraph-rsid="47bc3920"/>
    </style:style>
    <style:style style:name="P53" style:family="paragraph" style:parent-style-name="Text_20_body">
      <style:text-properties officeooo:rsid="49b5f529" officeooo:paragraph-rsid="47bc3920"/>
    </style:style>
    <style:style style:name="P54" style:family="paragraph" style:parent-style-name="Text_20_body">
      <style:text-properties officeooo:rsid="49f21403" officeooo:paragraph-rsid="47bc3920"/>
    </style:style>
    <style:style style:name="P55" style:family="paragraph" style:parent-style-name="Text_20_body">
      <style:text-properties officeooo:rsid="49fa58cb" officeooo:paragraph-rsid="47bc3920"/>
    </style:style>
    <style:style style:name="P56" style:family="paragraph" style:parent-style-name="Text_20_body">
      <style:text-properties officeooo:rsid="49fafd6f" officeooo:paragraph-rsid="47bc3920"/>
    </style:style>
    <style:style style:name="P57" style:family="paragraph" style:parent-style-name="Text_20_body">
      <style:text-properties officeooo:rsid="49fc6bc6" officeooo:paragraph-rsid="47bc3920"/>
    </style:style>
    <style:style style:name="P58" style:family="paragraph" style:parent-style-name="Text_20_body">
      <style:text-properties officeooo:rsid="49ff1602" officeooo:paragraph-rsid="47bc3920"/>
    </style:style>
    <style:style style:name="P59" style:family="paragraph" style:parent-style-name="Text_20_body">
      <style:text-properties officeooo:rsid="4a0a21ab" officeooo:paragraph-rsid="47bc3920"/>
    </style:style>
    <style:style style:name="P60" style:family="paragraph" style:parent-style-name="Text_20_body">
      <style:text-properties officeooo:rsid="4a0afee2" officeooo:paragraph-rsid="47bc3920"/>
    </style:style>
    <style:style style:name="P61" style:family="paragraph" style:parent-style-name="Text_20_body">
      <style:text-properties officeooo:rsid="4a0b1f46" officeooo:paragraph-rsid="47bc3920"/>
    </style:style>
    <style:style style:name="P62" style:family="paragraph" style:parent-style-name="Text_20_body">
      <style:text-properties officeooo:rsid="4a0ca8a6" officeooo:paragraph-rsid="47bc3920"/>
    </style:style>
    <style:style style:name="P63" style:family="paragraph" style:parent-style-name="Text_20_body">
      <style:text-properties officeooo:rsid="4a0d34ca" officeooo:paragraph-rsid="47bc3920"/>
    </style:style>
    <style:style style:name="P64" style:family="paragraph" style:parent-style-name="Text_20_body">
      <style:text-properties officeooo:rsid="4a10b126" officeooo:paragraph-rsid="47bc3920"/>
    </style:style>
    <style:style style:name="P65" style:family="paragraph" style:parent-style-name="Text_20_body">
      <style:text-properties officeooo:rsid="4a008fd4" officeooo:paragraph-rsid="47bc3920"/>
    </style:style>
    <style:style style:name="P66" style:family="paragraph" style:parent-style-name="Text_20_body">
      <style:text-properties officeooo:paragraph-rsid="47bc3920"/>
    </style:style>
    <style:style style:name="P67" style:family="paragraph" style:parent-style-name="Text_20_body">
      <style:text-properties officeooo:rsid="48d2178a" officeooo:paragraph-rsid="47becdcf"/>
    </style:style>
    <style:style style:name="P68" style:family="paragraph" style:parent-style-name="Text_20_body">
      <style:text-properties officeooo:rsid="4a2e0a0c" officeooo:paragraph-rsid="47c1d17f"/>
    </style:style>
    <style:style style:name="P69" style:family="paragraph" style:parent-style-name="Text_20_body">
      <style:text-properties officeooo:paragraph-rsid="47c35dd7"/>
    </style:style>
    <style:style style:name="P70" style:family="paragraph" style:parent-style-name="Text_20_body">
      <style:text-properties officeooo:rsid="49f64183" officeooo:paragraph-rsid="47c07839"/>
    </style:style>
    <style:style style:name="P71" style:family="paragraph" style:parent-style-name="Text_20_body">
      <style:text-properties officeooo:rsid="4aeac559" officeooo:paragraph-rsid="47c3f9e6"/>
    </style:style>
    <style:style style:name="P72" style:family="paragraph" style:parent-style-name="Text_20_body">
      <style:text-properties officeooo:rsid="49152c89" officeooo:paragraph-rsid="47c3f9e6"/>
    </style:style>
    <style:style style:name="P73" style:family="paragraph" style:parent-style-name="Text_20_body">
      <style:text-properties officeooo:rsid="49137e90" officeooo:paragraph-rsid="47c3f9e6"/>
    </style:style>
    <style:style style:name="P74" style:family="paragraph" style:parent-style-name="Text_20_body">
      <style:text-properties officeooo:rsid="4918977e" officeooo:paragraph-rsid="47c3f9e6"/>
    </style:style>
    <style:style style:name="P75" style:family="paragraph" style:parent-style-name="Text_20_body">
      <style:text-properties officeooo:rsid="4917a380" officeooo:paragraph-rsid="47c3f9e6"/>
    </style:style>
    <style:style style:name="P76" style:family="paragraph" style:parent-style-name="Text_20_body">
      <style:text-properties officeooo:rsid="491b8bd2" officeooo:paragraph-rsid="47c3f9e6"/>
    </style:style>
    <style:style style:name="P77" style:family="paragraph" style:parent-style-name="Text_20_body">
      <style:text-properties officeooo:rsid="491c7728" officeooo:paragraph-rsid="47c3f9e6"/>
    </style:style>
    <style:style style:name="P78" style:family="paragraph" style:parent-style-name="Text_20_body">
      <style:text-properties officeooo:rsid="491f9fab" officeooo:paragraph-rsid="47c3f9e6"/>
    </style:style>
    <style:style style:name="P79" style:family="paragraph" style:parent-style-name="Text_20_body">
      <style:text-properties officeooo:rsid="4a1a42c5" officeooo:paragraph-rsid="47c3f9e6"/>
    </style:style>
    <style:style style:name="P80" style:family="paragraph" style:parent-style-name="Text_20_body">
      <style:text-properties officeooo:rsid="492061a4" officeooo:paragraph-rsid="47c3f9e6"/>
    </style:style>
    <style:style style:name="P81" style:family="paragraph" style:parent-style-name="Text_20_body">
      <style:text-properties officeooo:rsid="4921e3b8" officeooo:paragraph-rsid="47c3f9e6"/>
    </style:style>
    <style:style style:name="P82" style:family="paragraph" style:parent-style-name="Text_20_body">
      <style:text-properties officeooo:paragraph-rsid="47c3f9e6"/>
    </style:style>
    <style:style style:name="P83" style:family="paragraph" style:parent-style-name="Text_20_body">
      <style:text-properties style:use-window-font-color="true" style:font-name="Georgia" fo:font-size="10pt" fo:letter-spacing="0.004cm" fo:language="cs" fo:country="CZ" fo:font-style="normal" officeooo:rsid="47902666" officeooo:paragraph-rsid="47c3f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 style:family="paragraph" style:parent-style-name="Text_20_body">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5" style:family="paragraph" style:parent-style-name="Text_20_body">
      <style:text-properties style:use-window-font-color="true" style:text-line-through-style="none" style:text-line-through-type="none" style:font-name="Georgia" fo:font-size="10pt" fo:letter-spacing="0.004cm" fo:language="cs" fo:country="CZ" fo:font-style="normal" officeooo:rsid="4a4167e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 style:family="paragraph" style:parent-style-name="Text_20_body">
      <style:text-properties officeooo:paragraph-rsid="47c74bdb"/>
    </style:style>
    <style:style style:name="P87" style:family="paragraph" style:parent-style-name="Text_20_body">
      <style:text-properties officeooo:rsid="48ebddb3" officeooo:paragraph-rsid="47c74bdb"/>
    </style:style>
    <style:style style:name="P88" style:family="paragraph" style:parent-style-name="Text_20_body">
      <style:text-properties officeooo:rsid="4aec11a0" officeooo:paragraph-rsid="47c74bdb"/>
    </style:style>
    <style:style style:name="P89" style:family="paragraph" style:parent-style-name="Text_20_body">
      <style:text-properties officeooo:rsid="4b0c0925" officeooo:paragraph-rsid="47c74bdb"/>
    </style:style>
    <style:style style:name="P90" style:family="paragraph" style:parent-style-name="Text_20_body">
      <style:text-properties officeooo:rsid="4b08bd5e" officeooo:paragraph-rsid="47c74bdb"/>
    </style:style>
    <style:style style:name="P91" style:family="paragraph" style:parent-style-name="Text_20_body">
      <style:text-properties officeooo:rsid="4aec99a3" officeooo:paragraph-rsid="47c74bdb"/>
    </style:style>
    <style:style style:name="P92" style:family="paragraph" style:parent-style-name="Text_20_body">
      <style:text-properties officeooo:rsid="4af4896e" officeooo:paragraph-rsid="47c74bdb"/>
    </style:style>
    <style:style style:name="P93" style:family="paragraph" style:parent-style-name="Text_20_body">
      <style:text-properties officeooo:rsid="4af98154" officeooo:paragraph-rsid="47c74bdb"/>
    </style:style>
    <style:style style:name="P94" style:family="paragraph" style:parent-style-name="Text_20_body">
      <style:text-properties officeooo:paragraph-rsid="47caf8f2"/>
    </style:style>
    <style:style style:name="P95" style:family="paragraph" style:parent-style-name="Text_20_body">
      <style:text-properties officeooo:rsid="47d9f58e" officeooo:paragraph-rsid="47caf8f2"/>
    </style:style>
    <style:style style:name="P96" style:family="paragraph" style:parent-style-name="Text_20_body">
      <style:text-properties officeooo:rsid="47e03e32" officeooo:paragraph-rsid="47caf8f2"/>
    </style:style>
    <style:style style:name="P97" style:family="paragraph" style:parent-style-name="Text_20_body">
      <style:text-properties officeooo:rsid="47f01811" officeooo:paragraph-rsid="47caf8f2"/>
    </style:style>
    <style:style style:name="P98" style:family="paragraph" style:parent-style-name="Text_20_body">
      <style:text-properties officeooo:rsid="47e1ac2a" officeooo:paragraph-rsid="47caf8f2"/>
    </style:style>
    <style:style style:name="P99" style:family="paragraph" style:parent-style-name="Text_20_body">
      <style:text-properties officeooo:rsid="47e2e9b3" officeooo:paragraph-rsid="47caf8f2"/>
    </style:style>
    <style:style style:name="P100" style:family="paragraph" style:parent-style-name="Text_20_body">
      <style:text-properties officeooo:rsid="47eda599" officeooo:paragraph-rsid="47caf8f2"/>
    </style:style>
    <style:style style:name="P101" style:family="paragraph" style:parent-style-name="Text_20_body">
      <style:text-properties officeooo:rsid="47f35c8c" officeooo:paragraph-rsid="47caf8f2"/>
    </style:style>
    <style:style style:name="P102" style:family="paragraph" style:parent-style-name="Text_20_body">
      <style:text-properties officeooo:rsid="47e4e140" officeooo:paragraph-rsid="47caf8f2"/>
    </style:style>
    <style:style style:name="P103" style:family="paragraph" style:parent-style-name="Text_20_body">
      <style:text-properties officeooo:rsid="47eea893" officeooo:paragraph-rsid="47caf8f2"/>
    </style:style>
    <style:style style:name="P104" style:family="paragraph" style:parent-style-name="Text_20_body">
      <style:text-properties officeooo:rsid="47f723b7" officeooo:paragraph-rsid="47cf35da"/>
    </style:style>
    <style:style style:name="P105" style:family="paragraph" style:parent-style-name="Text_20_body">
      <style:text-properties officeooo:paragraph-rsid="47cfa653"/>
    </style:style>
    <style:style style:name="P106" style:family="paragraph" style:parent-style-name="Text_20_body">
      <style:text-properties officeooo:rsid="4c779b1b" officeooo:paragraph-rsid="47cfa653"/>
    </style:style>
    <style:style style:name="P107" style:family="paragraph" style:parent-style-name="Text_20_body">
      <style:text-properties officeooo:rsid="4c811638" officeooo:paragraph-rsid="47cfa653"/>
    </style:style>
    <style:style style:name="P108" style:family="paragraph" style:parent-style-name="Text_20_body">
      <style:text-properties fo:font-variant="normal" fo:text-transform="none" fo:color="#222222" style:font-name="sans-serif" fo:font-size="6pt" fo:letter-spacing="normal" fo:font-style="normal" fo:font-weight="normal" officeooo:rsid="4c779b1b" officeooo:paragraph-rsid="47cfa653"/>
    </style:style>
    <style:style style:name="P109" style:family="paragraph" style:parent-style-name="Text_20_body">
      <style:text-properties fo:font-variant="normal" fo:text-transform="none" fo:color="#222222" style:font-name="sans-serif" fo:font-size="6pt" fo:letter-spacing="normal" fo:font-style="normal" fo:font-weight="normal" officeooo:paragraph-rsid="47cfa653"/>
    </style:style>
    <style:style style:name="P110" style:family="paragraph" style:parent-style-name="Text_20_body">
      <style:text-properties fo:font-variant="normal" fo:text-transform="none" fo:color="#222222" style:font-name="sans-serif" fo:font-size="6pt" fo:letter-spacing="normal" fo:font-style="normal" fo:font-weight="normal" officeooo:rsid="4c9e604c" officeooo:paragraph-rsid="47cfa653"/>
    </style:style>
    <style:style style:name="P111" style:family="paragraph" style:parent-style-name="Text_20_body">
      <style:text-properties fo:font-variant="normal" fo:text-transform="none" fo:color="#222222" style:font-name="sans-serif" fo:font-size="6pt" fo:letter-spacing="normal" fo:font-style="normal" fo:font-weight="normal" officeooo:rsid="4c9e604c" officeooo:paragraph-rsid="47d39c4d"/>
    </style:style>
    <style:style style:name="P112" style:family="paragraph" style:parent-style-name="Text_20_body">
      <style:text-properties officeooo:rsid="4c7901a9" officeooo:paragraph-rsid="47cfa653"/>
    </style:style>
    <style:style style:name="P113" style:family="paragraph" style:parent-style-name="Text_20_body">
      <style:text-properties officeooo:rsid="4c8951f9" officeooo:paragraph-rsid="47cfeea1"/>
    </style:style>
    <style:style style:name="P114" style:family="paragraph" style:parent-style-name="Text_20_body">
      <style:text-properties officeooo:rsid="4c8951f9" officeooo:paragraph-rsid="47d40597"/>
    </style:style>
    <style:style style:name="P115" style:family="paragraph" style:parent-style-name="Text_20_body">
      <style:text-properties officeooo:rsid="4c81fe76" officeooo:paragraph-rsid="47cfeea1"/>
    </style:style>
    <style:style style:name="P116" style:family="paragraph" style:parent-style-name="Text_20_body">
      <style:text-properties officeooo:rsid="4c88ac3d" officeooo:paragraph-rsid="47cfeea1"/>
    </style:style>
    <style:style style:name="P117" style:family="paragraph" style:parent-style-name="Text_20_body">
      <style:text-properties officeooo:paragraph-rsid="47cfeea1"/>
    </style:style>
    <style:style style:name="P118" style:family="paragraph" style:parent-style-name="Text_20_body">
      <style:text-properties officeooo:rsid="4c902e2e" officeooo:paragraph-rsid="47d18d55"/>
    </style:style>
    <style:style style:name="P119" style:family="paragraph" style:parent-style-name="Text_20_body">
      <style:text-properties officeooo:rsid="4805ec7b" officeooo:paragraph-rsid="47d18d55"/>
    </style:style>
    <style:style style:name="P120" style:family="paragraph" style:parent-style-name="Text_20_body">
      <style:text-properties officeooo:paragraph-rsid="47d18d55"/>
    </style:style>
    <style:style style:name="P121" style:family="paragraph" style:parent-style-name="Text_20_body">
      <style:text-properties officeooo:rsid="4c91a6af" officeooo:paragraph-rsid="47d18d55"/>
    </style:style>
    <style:style style:name="P122" style:family="paragraph" style:parent-style-name="Text_20_body">
      <style:text-properties officeooo:rsid="48056660" officeooo:paragraph-rsid="47d18d55"/>
    </style:style>
    <style:style style:name="P123" style:family="paragraph" style:parent-style-name="Text_20_body">
      <style:text-properties officeooo:rsid="4c8f2fbe" officeooo:paragraph-rsid="47d18d55"/>
    </style:style>
    <style:style style:name="P124" style:family="paragraph" style:parent-style-name="Text_20_body">
      <style:text-properties officeooo:rsid="4b662a57" officeooo:paragraph-rsid="47caf8f2"/>
    </style:style>
    <style:style style:name="P125" style:family="paragraph" style:parent-style-name="Text_20_body">
      <style:text-properties officeooo:rsid="4bfd508d" officeooo:paragraph-rsid="47d28d04"/>
    </style:style>
    <style:style style:name="P126" style:family="paragraph" style:parent-style-name="Text_20_body">
      <style:text-properties officeooo:rsid="4c1fde02" officeooo:paragraph-rsid="47d28d04"/>
    </style:style>
    <style:style style:name="P127" style:family="paragraph" style:parent-style-name="Text_20_body">
      <style:text-properties officeooo:rsid="4bf51f2d" officeooo:paragraph-rsid="47d28d04"/>
    </style:style>
    <style:style style:name="P128" style:family="paragraph" style:parent-style-name="Text_20_body">
      <style:text-properties officeooo:paragraph-rsid="47d28d04"/>
    </style:style>
    <style:style style:name="P129" style:family="paragraph" style:parent-style-name="Text_20_body">
      <style:text-properties officeooo:paragraph-rsid="47d39c4d"/>
    </style:style>
    <style:style style:name="P130" style:family="paragraph" style:parent-style-name="Text_20_body">
      <style:text-properties officeooo:paragraph-rsid="47d40597"/>
    </style:style>
    <style:style style:name="P131" style:family="paragraph" style:parent-style-name="Text_20_body">
      <style:text-properties officeooo:rsid="4c862da1" officeooo:paragraph-rsid="47cfeea1"/>
    </style:style>
    <style:style style:name="P132" style:family="paragraph" style:parent-style-name="Text_20_body">
      <style:text-properties officeooo:rsid="4d0abab2" officeooo:paragraph-rsid="47d49622"/>
    </style:style>
    <style:style style:name="P133" style:family="paragraph" style:parent-style-name="Text_20_body">
      <style:text-properties officeooo:rsid="480ff356" officeooo:paragraph-rsid="47d49622"/>
    </style:style>
    <style:style style:name="P134" style:family="paragraph" style:parent-style-name="Text_20_body">
      <style:text-properties officeooo:paragraph-rsid="47d49622"/>
    </style:style>
    <style:style style:name="P135" style:family="paragraph" style:parent-style-name="Text_20_body">
      <style:text-properties officeooo:rsid="4c7b5ed8" officeooo:paragraph-rsid="47d49622"/>
    </style:style>
    <style:style style:name="P136" style:family="paragraph" style:parent-style-name="Text_20_body">
      <style:text-properties officeooo:rsid="4d9c94a4" officeooo:paragraph-rsid="47d7cfc7"/>
    </style:style>
    <style:style style:name="P137" style:family="paragraph" style:parent-style-name="Text_20_body">
      <style:text-properties officeooo:rsid="47f7748f" officeooo:paragraph-rsid="47d7cfc7"/>
    </style:style>
    <style:style style:name="P138" style:family="paragraph" style:parent-style-name="Text_20_body">
      <style:text-properties officeooo:rsid="47f8e240" officeooo:paragraph-rsid="47d7cfc7"/>
    </style:style>
    <style:style style:name="P139" style:family="paragraph" style:parent-style-name="Text_20_body">
      <style:text-properties officeooo:rsid="481519f1" officeooo:paragraph-rsid="47d7cfc7"/>
    </style:style>
    <style:style style:name="P140" style:family="paragraph" style:parent-style-name="Text_20_body">
      <style:text-properties officeooo:rsid="4817195a" officeooo:paragraph-rsid="47d7cfc7"/>
    </style:style>
    <style:style style:name="P141" style:family="paragraph" style:parent-style-name="Text_20_body">
      <style:text-properties officeooo:paragraph-rsid="47d7cfc7"/>
    </style:style>
    <style:style style:name="P142" style:family="paragraph" style:parent-style-name="Text_20_body">
      <style:text-properties officeooo:paragraph-rsid="47d7f200"/>
    </style:style>
    <style:style style:name="P143" style:family="paragraph" style:parent-style-name="Standard">
      <style:paragraph-properties fo:text-align="center" style:justify-single-word="false"/>
      <style:text-properties officeooo:rsid="057aae1d" officeooo:paragraph-rsid="410d52db"/>
    </style:style>
    <style:style style:name="P144"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45"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46"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47"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48"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49"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50" style:family="paragraph" style:parent-style-name="Standard">
      <style:text-properties officeooo:paragraph-rsid="47c3f9e6"/>
    </style:style>
    <style:style style:name="P151" style:family="paragraph" style:parent-style-name="Standard">
      <style:text-properties officeooo:paragraph-rsid="47cf35da"/>
    </style:style>
    <style:style style:name="P152" style:family="paragraph" style:parent-style-name="Standard">
      <style:text-properties fo:font-variant="normal" fo:text-transform="none" fo:color="#222222" style:font-name="sans-serif" fo:font-size="6pt" fo:letter-spacing="normal" fo:font-style="normal" fo:font-weight="normal" officeooo:rsid="4c7aebbc" officeooo:paragraph-rsid="47d49622"/>
    </style:style>
    <style:style style:name="P153" style:family="paragraph" style:parent-style-name="Standard">
      <style:text-properties officeooo:paragraph-rsid="47d49622"/>
    </style:style>
    <style:style style:name="P154" style:family="paragraph" style:parent-style-name="Example_20_Header">
      <style:text-properties officeooo:paragraph-rsid="0ce95318"/>
    </style:style>
    <style:style style:name="P155" style:family="paragraph" style:parent-style-name="Example_20_Header">
      <style:text-properties officeooo:paragraph-rsid="47c74bdb"/>
    </style:style>
    <style:style style:name="P156" style:family="paragraph" style:parent-style-name="Example_20_Header">
      <style:text-properties officeooo:paragraph-rsid="47cf35da"/>
    </style:style>
    <style:style style:name="P157" style:family="paragraph" style:parent-style-name="Example_20_Header">
      <style:text-properties officeooo:paragraph-rsid="47d28d04"/>
    </style:style>
    <style:style style:name="P158" style:family="paragraph" style:parent-style-name="Example_20_Header">
      <style:text-properties officeooo:paragraph-rsid="47d7f200"/>
    </style:style>
    <style:style style:name="P159" style:family="paragraph" style:parent-style-name="Contents_20_2">
      <style:paragraph-properties>
        <style:tab-stops>
          <style:tab-stop style:position="10.797cm" style:type="right" style:leader-style="dotted" style:leader-text="."/>
        </style:tab-stops>
      </style:paragraph-properties>
    </style:style>
    <style:style style:name="P160" style:family="paragraph" style:parent-style-name="Contents_20_1">
      <style:paragraph-properties>
        <style:tab-stops>
          <style:tab-stop style:position="10.797cm" style:type="right" style:leader-style="dotted" style:leader-text="."/>
        </style:tab-stops>
      </style:paragraph-properties>
    </style:style>
    <style:style style:name="P16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6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fo:letter-spacing="normal" loext:padding="0cm" loext:border="none"/>
    </style:style>
    <style:style style:name="P16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style:text-underline-style="solid" style:text-underline-width="auto" style:text-underline-color="font-color" fo:font-weight="normal" loext:padding="0cm" loext:border="none"/>
    </style:style>
    <style:style style:name="P16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fo:font-weight="normal" loext:padding="0cm" loext:border="none"/>
    </style:style>
    <style:style style:name="P165" style:family="paragraph" style:parent-style-name="Text_20_body">
      <style:paragraph-properties fo:margin-left="0cm" fo:margin-right="0cm" fo:orphans="2" fo:widows="2" fo:text-indent="0cm" style:auto-text-indent="false"/>
      <style:text-properties officeooo:paragraph-rsid="47c3f9e6"/>
    </style:style>
    <style:style style:name="P166" style:family="paragraph" style:parent-style-name="Text_20_body">
      <style:paragraph-properties fo:margin-left="0cm" fo:margin-right="0cm" fo:orphans="2" fo:widows="2" fo:text-indent="0cm" style:auto-text-indent="false"/>
      <style:text-properties officeooo:paragraph-rsid="47cf35da"/>
    </style:style>
    <style:style style:name="P167" style:family="paragraph" style:parent-style-name="Text_20_body">
      <style:paragraph-properties fo:margin-left="0cm" fo:margin-right="0cm" fo:orphans="2" fo:widows="2" fo:text-indent="0cm" style:auto-text-indent="false"/>
      <style:text-properties officeooo:paragraph-rsid="47cfeea1"/>
    </style:style>
    <style:style style:name="P168" style:family="paragraph" style:parent-style-name="Text_20_body">
      <style:paragraph-properties fo:margin-left="0cm" fo:margin-right="0cm" fo:orphans="2" fo:widows="2" fo:text-indent="0cm" style:auto-text-indent="false"/>
      <style:text-properties style:use-window-font-color="true" style:text-line-through-style="none" style:text-line-through-type="none" style:font-name="Georgia" fo:font-size="10pt" fo:letter-spacing="0.004cm" fo:language="cs" fo:country="CZ" fo:font-style="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9" style:family="paragraph" style:parent-style-name="Text_20_body">
      <style:paragraph-properties fo:margin-left="0cm" fo:margin-right="0cm" fo:orphans="2" fo:widows="2" fo:text-indent="0cm" style:auto-text-indent="false"/>
      <style:text-properties officeooo:rsid="4c801a80" officeooo:paragraph-rsid="47cfeea1"/>
    </style:style>
    <style:style style:name="P170" style:family="paragraph" style:parent-style-name="Text_20_body">
      <style:paragraph-properties fo:margin-left="0cm" fo:margin-right="0cm" fo:orphans="2" fo:widows="2" fo:text-indent="0cm" style:auto-text-indent="false"/>
      <style:text-properties officeooo:rsid="4c83607c" officeooo:paragraph-rsid="47cfeea1"/>
    </style:style>
    <style:style style:name="P171" style:family="paragraph" style:parent-style-name="Standard">
      <style:paragraph-properties fo:margin-left="0cm" fo:margin-right="0cm" fo:orphans="2" fo:widows="2" fo:text-indent="0cm" style:auto-text-indent="false"/>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2" style:family="paragraph" style:parent-style-name="Property_20_level_20_0">
      <style:paragraph-properties fo:margin-left="0cm" fo:margin-right="0cm" fo:text-indent="0cm" style:auto-text-indent="false"/>
      <style:text-properties officeooo:paragraph-rsid="47d49622"/>
    </style:style>
    <style:style style:name="P173" style:family="paragraph" style:parent-style-name="Contents_20_3">
      <style:paragraph-properties>
        <style:tab-stops>
          <style:tab-stop style:position="10.797cm" style:type="right" style:leader-style="dotted" style:leader-text="."/>
        </style:tab-stops>
      </style:paragraph-properties>
    </style:style>
    <style:style style:name="P174" style:family="paragraph" style:parent-style-name="Quotations">
      <loext:graphic-properties draw:fill="bitmap" style:repeat="no-repeat" draw:fill-image-ref-point="center"/>
      <style:paragraph-properties fo:margin-left="1.378cm" fo:margin-right="1.016cm" fo:orphans="2" fo:widows="2" fo:text-indent="0cm" style:auto-text-indent="false" fo:padding-left="0.076cm" fo:padding-right="0.076cm" fo:padding-top="0.377cm" fo:padding-bottom="0.076cm" fo:border="0.06pt solid #bdbdbd"/>
      <style:text-properties fo:font-variant="normal" fo:text-transform="none" fo:color="#333333" style:font-name="CharisSILW" fo:font-size="6.44999980926514pt" fo:letter-spacing="normal" fo:font-style="normal" fo:font-weight="normal" officeooo:paragraph-rsid="47cf35da"/>
    </style:style>
    <style:style style:name="P175" style:family="paragraph" style:parent-style-name="Standalone_20_Property">
      <style:text-properties officeooo:paragraph-rsid="47cfa653"/>
    </style:style>
    <style:style style:name="P176" style:family="paragraph" style:parent-style-name="Standalone_20_Property">
      <style:text-properties officeooo:paragraph-rsid="47cfeea1"/>
    </style:style>
    <style:style style:name="P177" style:family="paragraph" style:parent-style-name="Standalone_20_Property">
      <style:text-properties officeooo:paragraph-rsid="47d18d55"/>
    </style:style>
    <style:style style:name="P178" style:family="paragraph" style:parent-style-name="Standalone_20_Property">
      <style:text-properties officeooo:paragraph-rsid="47d28d04"/>
    </style:style>
    <style:style style:name="P179" style:family="paragraph" style:parent-style-name="Standalone_20_Property">
      <style:text-properties officeooo:paragraph-rsid="47d39c4d"/>
    </style:style>
    <style:style style:name="P180" style:family="paragraph" style:parent-style-name="Standalone_20_Property">
      <style:text-properties officeooo:paragraph-rsid="47d40597"/>
    </style:style>
    <style:style style:name="P181" style:family="paragraph" style:parent-style-name="Standalone_20_Property">
      <style:text-properties officeooo:paragraph-rsid="47d60bbd"/>
    </style:style>
    <style:style style:name="P182" style:family="paragraph" style:parent-style-name="Standalone_20_Property">
      <style:text-properties officeooo:rsid="4da1cfa9" officeooo:paragraph-rsid="47d7cfc7"/>
    </style:style>
    <style:style style:name="P183" style:family="paragraph" style:parent-style-name="Standalone_20_Property">
      <style:text-properties officeooo:paragraph-rsid="47d7cfc7"/>
    </style:style>
    <style:style style:name="P184" style:family="paragraph" style:parent-style-name="Standalone_20_Property">
      <style:text-properties officeooo:paragraph-rsid="47d7f200"/>
    </style:style>
    <style:style style:name="P185" style:family="paragraph" style:parent-style-name="Property_20_level_20_0">
      <style:text-properties officeooo:paragraph-rsid="47cfa653"/>
    </style:style>
    <style:style style:name="P186" style:family="paragraph" style:parent-style-name="Property_20_level_20_0">
      <style:text-properties officeooo:paragraph-rsid="47cfeea1"/>
    </style:style>
    <style:style style:name="P187" style:family="paragraph" style:parent-style-name="Property_20_level_20_0">
      <style:text-properties officeooo:paragraph-rsid="47d18d55"/>
    </style:style>
    <style:style style:name="P188" style:family="paragraph" style:parent-style-name="Property_20_level_20_0">
      <style:text-properties officeooo:paragraph-rsid="47d28d04"/>
    </style:style>
    <style:style style:name="P189" style:family="paragraph" style:parent-style-name="Property_20_level_20_0">
      <style:text-properties officeooo:paragraph-rsid="47d7cfc7"/>
    </style:style>
    <style:style style:name="P190" style:family="paragraph" style:parent-style-name="Property_20_level_20_0">
      <style:text-properties officeooo:paragraph-rsid="47d7f200"/>
    </style:style>
    <style:style style:name="P191" style:family="paragraph" style:parent-style-name="Property_20_Header">
      <style:text-properties officeooo:paragraph-rsid="47d18d55"/>
    </style:style>
    <style:style style:name="P192" style:family="paragraph" style:parent-style-name="Property_20_Header">
      <style:text-properties officeooo:paragraph-rsid="47d28d04"/>
    </style:style>
    <style:style style:name="P193" style:family="paragraph" style:parent-style-name="Property_20_level_20_1">
      <style:text-properties officeooo:paragraph-rsid="47d18d55"/>
    </style:style>
    <style:style style:name="P194" style:family="paragraph" style:parent-style-name="Property_20_level_20_1">
      <style:text-properties officeooo:paragraph-rsid="47d28d04"/>
    </style:style>
    <style:style style:name="P195" style:family="paragraph" style:parent-style-name="Property_20_level_20_1">
      <style:paragraph-properties fo:margin-left="1.251cm" fo:margin-right="0cm" fo:text-indent="-0.4cm" style:auto-text-indent="false"/>
      <style:text-properties officeooo:paragraph-rsid="47d18d55"/>
    </style:style>
    <style:style style:name="P196" style:family="paragraph" style:parent-style-name="Table_20_Comments">
      <style:text-properties officeooo:paragraph-rsid="47d28d04"/>
    </style:style>
    <style:style style:name="P197" style:family="paragraph" style:parent-style-name="Table_20_Heading">
      <style:paragraph-properties fo:text-align="center" style:justify-single-word="false"/>
      <style:text-properties officeooo:paragraph-rsid="47d28d04"/>
    </style:style>
    <style:style style:name="P198" style:family="paragraph" style:parent-style-name="Table_20_Contents">
      <style:paragraph-properties fo:text-align="center" style:justify-single-word="false"/>
      <style:text-properties fo:font-style="italic" officeooo:paragraph-rsid="47d28d04" style:font-style-asian="italic" style:font-style-complex="italic"/>
    </style:style>
    <style:style style:name="P199" style:family="paragraph" style:parent-style-name="Table_20_Contents">
      <style:paragraph-properties fo:text-align="center" style:justify-single-word="false"/>
      <style:text-properties fo:font-style="italic" officeooo:rsid="4b6fb0c4" officeooo:paragraph-rsid="47d28d04" style:font-style-asian="italic" style:font-style-complex="italic"/>
    </style:style>
    <style:style style:name="P200" style:family="paragraph" style:parent-style-name="Table_20_Contents">
      <style:paragraph-properties fo:text-align="center" style:justify-single-word="false"/>
      <style:text-properties style:use-window-font-color="true" style:font-name="Georgia" fo:font-size="8pt" fo:letter-spacing="0.007cm" fo:language="cs" fo:country="CZ" fo:font-style="italic" fo:font-weight="normal" officeooo:rsid="4b712ae5" officeooo:paragraph-rsid="47d28d0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P201" style:family="paragraph" style:parent-style-name="Table_20_Contents">
      <style:paragraph-properties fo:text-align="center" style:justify-single-word="false"/>
      <style:text-properties style:use-window-font-color="true" style:font-name="Georgia" fo:font-size="8pt" fo:letter-spacing="0.007cm" fo:language="cs" fo:country="CZ" officeooo:rsid="4bda9044"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202" style:family="paragraph" style:parent-style-name="Table_20_Contents">
      <style:paragraph-properties fo:text-align="center" style:justify-single-word="false"/>
      <style:text-properties style:use-window-font-color="true" style:font-name="Georgia" fo:font-size="8pt" fo:letter-spacing="0.007cm" fo:language="cs" fo:country="CZ" officeooo:rsid="4b62aed5"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203" style:family="paragraph" style:parent-style-name="Table_20_Contents">
      <style:paragraph-properties fo:text-align="center" style:justify-single-word="false"/>
      <style:text-properties officeooo:rsid="4b5fdabe" officeooo:paragraph-rsid="47d28d04"/>
    </style:style>
    <style:style style:name="P204" style:family="paragraph" style:parent-style-name="Table_20_Contents">
      <style:text-properties officeooo:rsid="4b5fdabe" officeooo:paragraph-rsid="47d28d04"/>
    </style:style>
    <style:style style:name="P205" style:family="paragraph" style:parent-style-name="Table_20_Contents">
      <style:paragraph-properties fo:text-align="center" style:justify-single-word="false"/>
      <style:text-properties officeooo:rsid="4bda9044" officeooo:paragraph-rsid="47d28d04"/>
    </style:style>
    <style:style style:name="P206" style:family="paragraph" style:parent-style-name="Table_20_Contents">
      <style:paragraph-properties fo:text-align="center" style:justify-single-word="false"/>
      <style:text-properties officeooo:paragraph-rsid="47d28d04"/>
    </style:style>
    <style:style style:name="P207" style:family="paragraph" style:parent-style-name="Table_20_Contents">
      <style:paragraph-properties fo:text-align="center" style:justify-single-word="false"/>
      <style:text-properties officeooo:rsid="4b61b521" officeooo:paragraph-rsid="47d28d04"/>
    </style:style>
    <style:style style:name="P208" style:family="paragraph" style:parent-style-name="Table_20_Contents">
      <style:text-properties officeooo:paragraph-rsid="47d28d04"/>
    </style:style>
    <style:style style:name="P209" style:family="paragraph" style:parent-style-name="Heading_20_2">
      <style:text-properties officeooo:rsid="44ed83b1" officeooo:paragraph-rsid="44ed83b1"/>
    </style:style>
    <style:style style:name="P210" style:family="paragraph" style:parent-style-name="Heading_20_2">
      <style:text-properties officeooo:rsid="47c07839" officeooo:paragraph-rsid="47c07839"/>
    </style:style>
    <style:style style:name="P211" style:family="paragraph" style:parent-style-name="Heading_20_2">
      <style:text-properties officeooo:paragraph-rsid="47af89c9"/>
    </style:style>
    <style:style style:name="P212" style:family="paragraph" style:parent-style-name="Heading_20_2">
      <style:text-properties officeooo:paragraph-rsid="47c3f9e6"/>
    </style:style>
    <style:style style:name="P213" style:family="paragraph" style:parent-style-name="Heading_20_2">
      <style:text-properties officeooo:rsid="47d987a1" officeooo:paragraph-rsid="47c591c0"/>
    </style:style>
    <style:style style:name="P214" style:family="paragraph" style:parent-style-name="Heading_20_2">
      <style:text-properties officeooo:paragraph-rsid="47caf8f2"/>
    </style:style>
    <style:style style:name="P215" style:family="paragraph" style:parent-style-name="Heading_20_2">
      <style:text-properties officeooo:paragraph-rsid="47d28d04"/>
    </style:style>
    <style:style style:name="P216" style:family="paragraph" style:parent-style-name="Heading_20_2">
      <style:text-properties officeooo:rsid="47cfa653" officeooo:paragraph-rsid="47cfa653"/>
    </style:style>
    <style:style style:name="P217" style:family="paragraph" style:parent-style-name="Heading_20_2">
      <style:text-properties officeooo:paragraph-rsid="47d7cfc7"/>
    </style:style>
    <style:style style:name="P218" style:family="paragraph" style:parent-style-name="Heading_20_2">
      <style:text-properties officeooo:rsid="47d7f200" officeooo:paragraph-rsid="47d7f200"/>
    </style:style>
    <style:style style:name="P219" style:family="paragraph" style:parent-style-name="Heading_20_2">
      <style:text-properties officeooo:paragraph-rsid="47c74bdb"/>
    </style:style>
    <style:style style:name="P220" style:family="paragraph" style:parent-style-name="Heading_20_3">
      <style:text-properties officeooo:paragraph-rsid="47ac661a"/>
    </style:style>
    <style:style style:name="P221" style:family="paragraph" style:parent-style-name="Heading_20_3">
      <style:text-properties style:use-window-font-color="true" style:font-name="Georgia1" fo:font-size="13.5pt" fo:letter-spacing="0.004cm" fo:language="cs" fo:country="CZ" fo:font-style="normal" fo:font-weight="bold" officeooo:rsid="47a0492a" officeooo:paragraph-rsid="47adbd34"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22" style:family="paragraph" style:parent-style-name="Heading_20_3">
      <style:text-properties style:use-window-font-color="true" style:font-name="Georgia1" fo:font-size="13.5pt" fo:letter-spacing="0.004cm" fo:language="cs" fo:country="CZ" fo:font-style="normal" fo:font-weight="bold" officeooo:rsid="47a0492a" officeooo:paragraph-rsid="47a0492a"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23" style:family="paragraph" style:parent-style-name="Heading_20_3">
      <style:text-properties style:use-window-font-color="true" style:text-line-through-style="solid" style:text-line-through-type="single" style:font-name="Georgia1" fo:font-size="13.5pt" fo:letter-spacing="0.004cm" fo:language="cs" fo:country="CZ" fo:font-style="normal" fo:font-weight="bold" officeooo:rsid="49104d00" officeooo:paragraph-rsid="47b18bc0"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24" style:family="paragraph" style:parent-style-name="Heading_20_3">
      <style:text-properties officeooo:paragraph-rsid="47af89c9"/>
    </style:style>
    <style:style style:name="P225" style:family="paragraph" style:parent-style-name="Heading_20_3">
      <style:text-properties officeooo:paragraph-rsid="47c3f9e6"/>
    </style:style>
    <style:style style:name="P226" style:family="paragraph" style:parent-style-name="Heading_20_3">
      <style:text-properties officeooo:rsid="4aec99a3" officeooo:paragraph-rsid="47c74bdb"/>
    </style:style>
    <style:style style:name="P227" style:family="paragraph" style:parent-style-name="Heading_20_3">
      <style:text-properties officeooo:paragraph-rsid="47c74bdb"/>
    </style:style>
    <style:style style:name="P228" style:family="paragraph" style:parent-style-name="Heading_20_3">
      <style:text-properties officeooo:paragraph-rsid="47d28d04"/>
    </style:style>
    <style:style style:name="P229" style:family="paragraph" style:parent-style-name="Heading_20_3">
      <style:text-properties officeooo:paragraph-rsid="47d60bbd"/>
    </style:style>
    <style:style style:name="P230" style:family="paragraph" style:parent-style-name="Heading_20_3">
      <style:text-properties officeooo:paragraph-rsid="47d7f200"/>
    </style:style>
    <style:style style:name="P231" style:family="paragraph" style:parent-style-name="Heading_20_3">
      <style:text-properties style:text-line-through-style="solid" style:text-line-through-type="single" officeooo:rsid="4958dfcd" officeooo:paragraph-rsid="47b3632f"/>
    </style:style>
    <style:style style:name="P232" style:family="paragraph" style:parent-style-name="Heading_20_3">
      <style:text-properties officeooo:paragraph-rsid="47b18bc0"/>
    </style:style>
    <style:style style:name="P233" style:family="paragraph" style:parent-style-name="Heading_20_3">
      <style:text-properties officeooo:rsid="497164dd" officeooo:paragraph-rsid="47b47651"/>
    </style:style>
    <style:style style:name="P234" style:family="paragraph" style:parent-style-name="Heading_20_3">
      <style:text-properties officeooo:rsid="49755e66" officeooo:paragraph-rsid="47b5825f"/>
    </style:style>
    <style:style style:name="P235" style:family="paragraph" style:parent-style-name="Heading_20_3">
      <style:text-properties officeooo:paragraph-rsid="47b6c19a"/>
    </style:style>
    <style:style style:name="P236" style:family="paragraph" style:parent-style-name="Heading_20_3">
      <style:text-properties officeooo:paragraph-rsid="47d9a4db"/>
    </style:style>
    <style:style style:name="P237" style:family="paragraph" style:parent-style-name="Heading_20_3">
      <style:text-properties officeooo:paragraph-rsid="47da95e6"/>
    </style:style>
    <style:style style:name="P238" style:family="paragraph" style:parent-style-name="Heading_20_5">
      <style:text-properties officeooo:paragraph-rsid="47af89c9"/>
    </style:style>
    <style:style style:name="P239" style:family="paragraph" style:parent-style-name="Heading_20_4">
      <style:text-properties officeooo:paragraph-rsid="47af89c9"/>
    </style:style>
    <style:style style:name="P240" style:family="paragraph" style:parent-style-name="Heading_20_4">
      <style:text-properties officeooo:rsid="4b06bff6" officeooo:paragraph-rsid="47c74bdb"/>
    </style:style>
    <style:style style:name="P241" style:family="paragraph" style:parent-style-name="Heading_20_4">
      <style:text-properties officeooo:paragraph-rsid="47d28d04"/>
    </style:style>
    <style:style style:name="P242" style:family="paragraph" style:parent-style-name="Heading_20_4">
      <style:text-properties officeooo:paragraph-rsid="47cfa653"/>
    </style:style>
    <style:style style:name="P243" style:family="paragraph" style:parent-style-name="Heading_20_4">
      <style:text-properties officeooo:paragraph-rsid="47d39c4d"/>
    </style:style>
    <style:style style:name="P244" style:family="paragraph" style:parent-style-name="Heading_20_4">
      <style:text-properties officeooo:paragraph-rsid="47cfeea1"/>
    </style:style>
    <style:style style:name="P245" style:family="paragraph" style:parent-style-name="Heading_20_4">
      <style:text-properties officeooo:rsid="4cbdd5af" officeooo:paragraph-rsid="47d40597"/>
    </style:style>
    <style:style style:name="P246" style:family="paragraph" style:parent-style-name="Heading_20_4">
      <style:text-properties style:text-line-through-style="solid" style:text-line-through-type="single" officeooo:paragraph-rsid="47b87007"/>
    </style:style>
    <style:style style:name="P247" style:family="paragraph" style:parent-style-name="Heading_20_4">
      <style:text-properties style:text-line-through-style="solid" style:text-line-through-type="single" officeooo:rsid="47b82adc" officeooo:paragraph-rsid="47b82adc"/>
    </style:style>
    <style:style style:name="P248" style:family="paragraph" style:parent-style-name="Text_20_body" style:master-page-name="Standard">
      <style:paragraph-properties fo:text-align="end" style:justify-single-word="false" style:page-number="auto"/>
      <style:text-properties officeooo:rsid="46e075e5" officeooo:paragraph-rsid="46e075e5"/>
    </style:style>
    <style:style style:name="P249" style:family="paragraph" style:parent-style-name="Text_20_body" style:list-style-name="L1">
      <style:text-properties officeooo:rsid="4b0c0925" officeooo:paragraph-rsid="47c74bdb"/>
    </style:style>
    <style:style style:name="P250" style:family="paragraph" style:parent-style-name="Text_20_body" style:list-style-name="L2">
      <style:text-properties officeooo:rsid="4b06bff6" officeooo:paragraph-rsid="47c74bdb"/>
    </style:style>
    <style:style style:name="P251" style:family="paragraph" style:parent-style-name="Text_20_body" style:list-style-name="L2">
      <style:text-properties officeooo:rsid="4b08bd5e" officeooo:paragraph-rsid="47c74bdb"/>
    </style:style>
    <style:style style:name="P252" style:family="paragraph" style:parent-style-name="Text_20_body" style:list-style-name="L3">
      <style:text-properties officeooo:rsid="4aefb9bb" officeooo:paragraph-rsid="47c74bdb"/>
    </style:style>
    <style:style style:name="P253" style:family="paragraph" style:parent-style-name="Text_20_body" style:list-style-name="L3">
      <style:text-properties officeooo:rsid="4af18055" officeooo:paragraph-rsid="47c74bdb"/>
    </style:style>
    <style:style style:name="P254" style:family="paragraph" style:parent-style-name="Text_20_body" style:list-style-name="L4">
      <style:text-properties officeooo:rsid="4af7fc3d" officeooo:paragraph-rsid="47c74bdb"/>
    </style:style>
    <style:style style:name="P255" style:family="paragraph" style:parent-style-name="Text_20_body" style:list-style-name="L4">
      <style:text-properties officeooo:rsid="4af98154" officeooo:paragraph-rsid="47c74bdb"/>
    </style:style>
    <style:style style:name="P256" style:family="paragraph" style:parent-style-name="Text_20_body" style:list-style-name="L4">
      <style:text-properties officeooo:rsid="4afcafe7" officeooo:paragraph-rsid="47c74bdb"/>
    </style:style>
    <style:style style:name="P257" style:family="paragraph" style:parent-style-name="Text_20_body" style:list-style-name="L4">
      <style:text-properties officeooo:rsid="4afb5c15" officeooo:paragraph-rsid="47c74bdb"/>
    </style:style>
    <style:style style:name="P258" style:family="paragraph" style:parent-style-name="Text_20_body" style:list-style-name="L4">
      <style:text-properties officeooo:rsid="4afe3363" officeooo:paragraph-rsid="47c74bdb"/>
    </style:style>
    <style:style style:name="P259" style:family="paragraph" style:parent-style-name="Text_20_body" style:list-style-name="L4">
      <style:text-properties officeooo:rsid="4afe89e6" officeooo:paragraph-rsid="47c74bdb"/>
    </style:style>
    <style:style style:name="P260" style:family="paragraph" style:parent-style-name="Text_20_body" style:list-style-name="L4">
      <style:text-properties officeooo:rsid="4b0057f6" officeooo:paragraph-rsid="47c74bdb"/>
    </style:style>
    <style:style style:name="P261" style:family="paragraph" style:parent-style-name="Text_20_body" style:list-style-name="L6">
      <style:text-properties officeooo:rsid="4b6baed5" officeooo:paragraph-rsid="47d28d04"/>
    </style:style>
    <style:style style:name="P262" style:family="paragraph" style:parent-style-name="Text_20_body" style:list-style-name="L6">
      <style:text-properties officeooo:rsid="4be6ffbf" officeooo:paragraph-rsid="47d28d04"/>
    </style:style>
    <style:style style:name="P263" style:family="paragraph" style:parent-style-name="Text_20_body" style:list-style-name="L6">
      <style:text-properties officeooo:rsid="4bea1804" officeooo:paragraph-rsid="47d28d04"/>
    </style:style>
    <style:style style:name="P264" style:family="paragraph" style:parent-style-name="Text_20_body" style:list-style-name="L6">
      <style:text-properties officeooo:rsid="4beca23e" officeooo:paragraph-rsid="47d28d04"/>
    </style:style>
    <style:style style:name="P265" style:family="paragraph" style:parent-style-name="Text_20_body" style:list-style-name="L7">
      <style:text-properties officeooo:paragraph-rsid="47d28d04"/>
    </style:style>
    <style:style style:name="P266" style:family="paragraph" style:parent-style-name="Text_20_body" style:list-style-name="L8">
      <style:text-properties officeooo:paragraph-rsid="47d28d04"/>
    </style:style>
    <style:style style:name="P267" style:family="paragraph" style:parent-style-name="Text_20_body" style:list-style-name="L8">
      <style:text-properties officeooo:rsid="4b830825" officeooo:paragraph-rsid="47d28d04"/>
    </style:style>
    <style:style style:name="P268" style:family="paragraph" style:parent-style-name="Text_20_body" style:list-style-name="L8">
      <style:text-properties style:use-window-font-color="true" style:font-name="Georgia" fo:font-size="10pt" fo:letter-spacing="0.004cm" fo:language="cs" fo:country="CZ" fo:font-style="normal" officeooo:rsid="4b830825" officeooo:paragraph-rsid="47d28d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9" style:family="paragraph" style:parent-style-name="Text_20_body" style:list-style-name="L10">
      <style:text-properties style:use-window-font-color="true" style:font-name="Georgia" fo:font-size="10pt" fo:letter-spacing="0.004cm" fo:language="cs" fo:country="CZ" fo:font-style="normal" officeooo:rsid="4c36d073"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0" style:family="paragraph" style:parent-style-name="Text_20_body" style:list-style-name="L9">
      <style:text-properties officeooo:rsid="4bf93a60" officeooo:paragraph-rsid="47d28d04"/>
    </style:style>
    <style:style style:name="P271" style:family="paragraph" style:parent-style-name="Text_20_body" style:list-style-name="L11">
      <style:text-properties officeooo:paragraph-rsid="47d60bbd"/>
    </style:style>
    <style:style style:name="P272" style:family="paragraph" style:parent-style-name="Text_20_body" style:list-style-name="L12">
      <style:text-properties officeooo:rsid="4ca42301" officeooo:paragraph-rsid="47d60bbd"/>
    </style:style>
    <style:style style:name="P273" style:family="paragraph" style:parent-style-name="Text_20_body" style:list-style-name="L12">
      <style:text-properties officeooo:rsid="4cae0c2d" officeooo:paragraph-rsid="47d60bbd"/>
    </style:style>
    <style:style style:name="P274" style:family="paragraph" style:parent-style-name="Text_20_body" style:list-style-name="L12">
      <style:text-properties officeooo:rsid="4cb8a77e" officeooo:paragraph-rsid="47d60bbd"/>
    </style:style>
    <style:style style:name="P275" style:family="paragraph" style:parent-style-name="Text_20_body" style:list-style-name="L13">
      <style:text-properties officeooo:paragraph-rsid="47d18d55"/>
    </style:style>
    <style:style style:name="P276" style:family="paragraph" style:parent-style-name="Text_20_body">
      <style:text-properties officeooo:paragraph-rsid="47d7f200"/>
    </style:style>
    <style:style style:name="P277" style:family="paragraph" style:parent-style-name="Text_20_body">
      <style:text-properties officeooo:paragraph-rsid="47d8652a"/>
    </style:style>
    <style:style style:name="P278" style:family="paragraph" style:parent-style-name="Text_20_body">
      <style:text-properties officeooo:rsid="47d8652a" officeooo:paragraph-rsid="47d8652a"/>
    </style:style>
    <style:style style:name="P279" style:family="paragraph" style:parent-style-name="Text_20_body">
      <style:text-properties officeooo:rsid="482955b1" officeooo:paragraph-rsid="47d9a4db"/>
    </style:style>
    <style:style style:name="P280" style:family="paragraph" style:parent-style-name="Text_20_body">
      <style:text-properties officeooo:rsid="4dc0d5dd" officeooo:paragraph-rsid="47da95e6"/>
    </style:style>
    <style:style style:name="P281" style:family="paragraph" style:parent-style-name="Text_20_body">
      <style:text-properties officeooo:paragraph-rsid="47da95e6"/>
    </style:style>
    <style:style style:name="P282" style:family="paragraph" style:parent-style-name="Text_20_body" style:list-style-name="L13">
      <style:paragraph-properties fo:margin-top="0cm" fo:margin-bottom="0cm" loext:contextual-spacing="false"/>
      <style:text-properties officeooo:paragraph-rsid="47d18d55"/>
    </style:style>
    <style:style style:name="P283" style:family="paragraph" style:parent-style-name="Property_20_level_20_0">
      <style:text-properties officeooo:paragraph-rsid="47da95e6"/>
    </style:style>
    <style:style style:name="P284" style:family="paragraph" style:parent-style-name="Standalone_20_Property" style:list-style-name="L5">
      <style:text-properties officeooo:paragraph-rsid="47d28d04"/>
    </style:style>
    <style:style style:name="P285" style:family="paragraph" style:parent-style-name="Standalone_20_Property" style:list-style-name="L6">
      <style:text-properties officeooo:paragraph-rsid="47d28d04"/>
    </style:style>
    <style:style style:name="P286" style:family="paragraph" style:parent-style-name="Standalone_20_Property" style:list-style-name="L10">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7" style:family="paragraph" style:parent-style-name="Standalone_20_Property" style:list-style-name="L14">
      <style:text-properties officeooo:paragraph-rsid="47d7f200"/>
    </style:style>
    <style:style style:name="P288" style:family="paragraph" style:parent-style-name="Standalone_20_Property">
      <style:text-properties officeooo:paragraph-rsid="47da95e6"/>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5f2b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64a8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679a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6aea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09b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210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36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7902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798cb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79ac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79b8e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9bc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ca6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9d3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7a897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7a111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7ad9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7b24d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7c840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7c9dd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7c004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7c1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976c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977d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90d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116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38d8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f214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0322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3126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32d3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028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ea0b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eac5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b7f4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dbf77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db0f2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dd39d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dc78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6"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8"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9"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0"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6"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7" style:family="text">
      <style:text-properties style:use-window-font-color="true" style:font-name="Georgia1" fo:font-size="13.5pt" fo:letter-spacing="0.004cm" fo:language="cs" fo:country="CZ" fo:font-style="normal" fo:font-weight="bold" officeooo:rsid="4766181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28" style:family="text">
      <style:text-properties style:use-window-font-color="true" style:font-name="Georgia1" fo:font-size="13.5pt" fo:letter-spacing="0.004cm" fo:language="cs" fo:country="CZ" fo:font-style="normal" fo:font-weight="bold" officeooo:rsid="47692f1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29" style:family="text">
      <style:text-properties style:use-window-font-color="true" style:font-name="Georgia1" fo:font-size="13.5pt" fo:letter-spacing="0.004cm" fo:language="cs" fo:country="CZ" fo:font-style="normal" fo:font-weight="bold" officeooo:rsid="476efce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30" style:family="text">
      <style:text-properties style:use-window-font-color="true" style:font-name="Georgia1" fo:font-size="13.5pt" fo:letter-spacing="0.004cm" fo:language="cs" fo:country="CZ" fo:font-style="normal" fo:font-weight="bold" officeooo:rsid="478e6765"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31" style:family="text">
      <style:text-properties style:use-window-font-color="true" style:font-name="Georgia1" fo:font-size="13.5pt" fo:letter-spacing="0.004cm" fo:language="cs" fo:country="CZ" fo:font-style="normal" fo:font-weight="bold" officeooo:rsid="47c676b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32"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3"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4"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5"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6"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text-line-through-style="none" style:text-line-through-type="none" style:font-name="Georgia" fo:font-size="10pt" fo:letter-spacing="0.004cm" fo:language="cs" fo:country="CZ" fo:font-style="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text-line-through-style="none" style:text-line-through-type="none" style:font-name="Georgia" fo:font-size="10pt" fo:letter-spacing="0.004cm" fo:language="cs" fo:country="CZ" fo:font-style="normal" officeooo:rsid="4cbc27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text-line-through-style="none" style:text-line-through-type="none" style:font-name="Georgia" fo:font-size="10pt" fo:letter-spacing="0.004cm" fo:language="cs" fo:country="CZ" fo:font-style="normal" officeooo:rsid="4c9906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text-line-through-style="none" style:text-line-through-type="none" style:font-name="Georgia" fo:font-size="10pt" fo:letter-spacing="0.004cm" fo:language="cs" fo:country="CZ" fo:font-style="normal" officeooo:rsid="4cc25a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text-line-through-style="none" style:text-line-through-type="none" style:font-name="Georgia" fo:font-size="10pt" fo:letter-spacing="0.004cm" fo:language="cs" fo:country="CZ" fo:font-style="normal" officeooo:rsid="4cd8fd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text-line-through-style="none" style:text-line-through-type="none" style:font-name="Georgia" fo:font-size="10pt" fo:letter-spacing="0.004cm" fo:language="cs" fo:country="CZ" fo:font-style="normal" officeooo:rsid="4cde9e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text-line-through-style="none" style:text-line-through-type="none" style:font-name="Georgia" fo:font-size="10pt" fo:letter-spacing="0.004cm" fo:language="cs" fo:country="CZ" fo:font-style="normal" officeooo:rsid="4b712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text-line-through-style="none" style:text-line-through-type="non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text-line-through-style="none" style:text-line-through-type="none" style:font-name="Georgia" fo:font-size="10pt" fo:letter-spacing="0.004cm" fo:language="cs" fo:country="CZ" fo:font-style="normal" officeooo:rsid="4cbe3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text-line-through-style="none" style:text-line-through-type="none" style:font-name="Georgia" fo:font-size="10pt" fo:letter-spacing="0.004cm" fo:language="cs" fo:country="CZ" fo:font-style="normal" officeooo:rsid="4cd04e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text-line-through-style="none" style:text-line-through-type="none" style:font-name="Georgia" fo:font-size="10pt" fo:letter-spacing="0.004cm" fo:language="cs" fo:country="CZ" fo:font-style="normal" officeooo:rsid="4cd0f8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text-line-through-style="none" style:text-line-through-type="none" style:font-name="Georgia" fo:font-size="10pt" fo:letter-spacing="0.004cm" fo:language="cs" fo:country="CZ" fo:font-style="normal" officeooo:rsid="4d0e2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text-line-through-style="none" style:text-line-through-type="none" style:font-name="Georgia" fo:font-size="10pt" fo:letter-spacing="0.004cm" fo:language="cs" fo:country="CZ" fo:font-style="normal" officeooo:rsid="4b8b3c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text-line-through-style="none" style:text-line-through-type="non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text-line-through-style="none" style:text-line-through-type="none" style:font-name="Georgia" fo:font-size="10pt" fo:letter-spacing="0.004cm" fo:language="cs" fo:country="CZ" fo:font-style="normal" officeooo:rsid="4dad2e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text-line-through-style="none" style:text-line-through-type="none" style:font-name="Georgia" fo:font-size="10pt" fo:letter-spacing="0.004cm" fo:language="cs" fo:country="CZ" fo:font-style="normal" officeooo:rsid="4dba6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text-line-through-style="none" style:text-line-through-type="none" style:font-name="Georgia" fo:font-size="10pt" fo:letter-spacing="0.004cm" fo:language="cs" fo:country="CZ" fo:font-style="normal" officeooo:rsid="4dbc2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text-line-through-style="none" style:text-line-through-type="none" style:font-name="Georgia" fo:font-size="10pt" fo:letter-spacing="0.004cm" fo:language="cs" fo:country="CZ" fo:font-style="normal" officeooo:rsid="4dd39d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4"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5"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6"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7"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8"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9"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0"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1"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2"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3"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4"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5"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6"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7"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08" style:family="text">
      <style:text-properties officeooo:rsid="475f006f"/>
    </style:style>
    <style:style style:name="T209" style:family="text">
      <style:text-properties officeooo:rsid="476297dd"/>
    </style:style>
    <style:style style:name="T210" style:family="text">
      <style:text-properties officeooo:rsid="4763b2ae"/>
    </style:style>
    <style:style style:name="T211" style:family="text">
      <style:text-properties officeooo:rsid="4764a8fe"/>
    </style:style>
    <style:style style:name="T212" style:family="text">
      <style:text-properties officeooo:rsid="47692f13"/>
    </style:style>
    <style:style style:name="T213" style:family="text">
      <style:text-properties officeooo:rsid="4774ff56"/>
    </style:style>
    <style:style style:name="T214" style:family="text">
      <style:text-properties fo:color="#14beaa"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officeooo:rsid="4782a103"/>
    </style:style>
    <style:style style:name="T216" style:family="text">
      <style:text-properties officeooo:rsid="4786fe01"/>
    </style:style>
    <style:style style:name="T217" style:family="text">
      <style:text-properties officeooo:rsid="4787e791"/>
    </style:style>
    <style:style style:name="T218" style:family="text">
      <style:text-properties officeooo:rsid="478aa364"/>
    </style:style>
    <style:style style:name="T219" style:family="text">
      <style:text-properties officeooo:rsid="47902666"/>
    </style:style>
    <style:style style:name="T220" style:family="text">
      <style:text-properties officeooo:rsid="47938b2a"/>
    </style:style>
    <style:style style:name="T221" style:family="text">
      <style:text-properties officeooo:rsid="479ac78c"/>
    </style:style>
    <style:style style:name="T222" style:family="text">
      <style:text-properties officeooo:rsid="47a111c8"/>
    </style:style>
    <style:style style:name="T223" style:family="text">
      <style:text-properties fo:font-variant="normal" fo:text-transform="none" fo:color="#0000ff" style:font-name="Lucida Sans Unicode" fo:font-size="6pt" fo:letter-spacing="normal" fo:font-style="normal" fo:font-weight="normal" loext:padding="0cm" loext:border="none"/>
    </style:style>
    <style:style style:name="T224" style:family="text">
      <style:text-properties fo:font-variant="normal" fo:text-transform="none" fo:color="#0000ff" style:font-name="Tahoma" fo:font-size="11pt" fo:letter-spacing="normal" fo:font-style="normal" fo:font-weight="normal" loext:padding="0cm" loext:border="none"/>
    </style:style>
    <style:style style:name="T225" style:family="text">
      <style:text-properties fo:font-variant="normal" fo:text-transform="none" fo:color="#333333" fo:letter-spacing="normal"/>
    </style:style>
    <style:style style:name="T226" style:family="text">
      <style:text-properties fo:font-variant="normal" fo:text-transform="none" fo:color="#333333" style:font-name="CharisSILW" fo:font-size="7.5pt" fo:letter-spacing="normal" fo:font-style="normal" fo:font-weight="normal"/>
    </style:style>
    <style:style style:name="T227" style:family="text">
      <style:text-properties fo:font-variant="normal" fo:text-transform="none" fo:color="#333333" style:font-name="CharisSILW" fo:font-size="6.44999980926514pt" fo:letter-spacing="normal" fo:font-style="normal" fo:font-weight="normal"/>
    </style:style>
    <style:style style:name="T228"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d6c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0ac82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2a5e5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3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3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3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4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41"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42"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43"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4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45" style:family="text">
      <style:text-properties fo:font-variant="normal" fo:text-transform="none" fo:color="#222222" style:font-name="sans-serif" fo:font-size="6pt" fo:letter-spacing="normal" fo:font-style="normal" fo:font-weight="normal"/>
    </style:style>
    <style:style style:name="T246" style:family="text">
      <style:text-properties fo:font-variant="normal" fo:text-transform="none" fo:color="#222222" style:font-name="sans-serif" fo:font-size="6pt" fo:letter-spacing="normal" fo:font-style="normal" fo:font-weight="normal" officeooo:rsid="4c8e21f9"/>
    </style:style>
    <style:style style:name="T247" style:family="text">
      <style:text-properties fo:font-variant="normal" fo:text-transform="none" fo:color="#222222" style:font-name="sans-serif" fo:font-size="6pt" fo:letter-spacing="normal" fo:font-style="normal" fo:font-weight="normal" officeooo:rsid="4c88ac3d"/>
    </style:style>
    <style:style style:name="T248" style:family="text">
      <style:text-properties fo:font-variant="normal" fo:text-transform="none" fo:color="#222222" fo:letter-spacing="normal"/>
    </style:style>
    <style:style style:name="T249" style:family="text">
      <style:text-properties fo:font-variant="normal" fo:text-transform="none" fo:color="#0b0080"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250"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251" style:family="text">
      <style:text-properties fo:font-variant="normal" fo:text-transform="none" fo:color="#a55858"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252" style:family="text">
      <style:text-properties fo:font-variant="normal" fo:text-transform="none" fo:color="#231f20" style:font-name="Proxima Nova" fo:font-size="7.69999980926514pt" fo:letter-spacing="normal" fo:font-style="normal" fo:font-weight="normal"/>
    </style:style>
    <style:style style:name="T253" style:family="text">
      <style:text-properties officeooo:rsid="47ad3a45"/>
    </style:style>
    <style:style style:name="T254" style:family="text">
      <style:text-properties officeooo:rsid="47d1094b"/>
    </style:style>
    <style:style style:name="T255" style:family="text">
      <style:text-properties officeooo:rsid="47d1f86f"/>
    </style:style>
    <style:style style:name="T256" style:family="text">
      <style:text-properties officeooo:rsid="47d39ec9"/>
    </style:style>
    <style:style style:name="T257" style:family="text">
      <style:text-properties officeooo:rsid="47cf1f8f"/>
    </style:style>
    <style:style style:name="T258" style:family="text">
      <style:text-properties officeooo:rsid="47b18bc0"/>
    </style:style>
    <style:style style:name="T259" style:family="text">
      <style:text-properties officeooo:rsid="49104d00"/>
    </style:style>
    <style:style style:name="T260" style:family="text">
      <style:text-properties officeooo:rsid="47fda51c"/>
    </style:style>
    <style:style style:name="T261" style:family="text">
      <style:text-properties officeooo:rsid="49732992"/>
    </style:style>
    <style:style style:name="T262" style:family="text">
      <style:text-properties officeooo:rsid="4972f64e"/>
    </style:style>
    <style:style style:name="T263" style:family="text">
      <style:text-properties officeooo:rsid="4976ce86"/>
    </style:style>
    <style:style style:name="T264" style:family="text">
      <style:text-properties officeooo:rsid="49755e66"/>
    </style:style>
    <style:style style:name="T265" style:family="text">
      <style:text-properties officeooo:rsid="4844cf85"/>
    </style:style>
    <style:style style:name="T266" style:family="text">
      <style:text-properties officeooo:rsid="4911690c"/>
    </style:style>
    <style:style style:name="T267" style:family="text">
      <style:text-properties officeooo:rsid="4937915e"/>
    </style:style>
    <style:style style:name="T268" style:family="text">
      <style:text-properties officeooo:rsid="4938d87e"/>
    </style:style>
    <style:style style:name="T269" style:family="text">
      <style:text-properties officeooo:rsid="497b4f84"/>
    </style:style>
    <style:style style:name="T270" style:family="text">
      <style:text-properties officeooo:rsid="49b6c4ed"/>
    </style:style>
    <style:style style:name="T271" style:family="text">
      <style:text-properties officeooo:rsid="49f21403"/>
    </style:style>
    <style:style style:name="T272" style:family="text">
      <style:text-properties officeooo:rsid="4a0c40e4"/>
    </style:style>
    <style:style style:name="T273" style:family="text">
      <style:text-properties officeooo:rsid="4a0edd59"/>
    </style:style>
    <style:style style:name="T274" style:family="text">
      <style:text-properties officeooo:rsid="47bdb02a"/>
    </style:style>
    <style:style style:name="T275" style:family="text">
      <style:text-properties fo:language="en" fo:country="US" officeooo:rsid="47bdb02a"/>
    </style:style>
    <style:style style:name="T276" style:family="text">
      <style:text-properties fo:language="en" fo:country="US" officeooo:rsid="47becdcf"/>
    </style:style>
    <style:style style:name="T277" style:family="text">
      <style:text-properties officeooo:rsid="4a032201"/>
    </style:style>
    <style:style style:name="T278" style:family="text">
      <style:text-properties fo:language="cs" fo:country="CZ" officeooo:rsid="47becdcf"/>
    </style:style>
    <style:style style:name="T279" style:family="text">
      <style:text-properties officeooo:rsid="4a013f93"/>
    </style:style>
    <style:style style:name="T280" style:family="text">
      <style:text-properties officeooo:rsid="4ae7e134"/>
    </style:style>
    <style:style style:name="T281" style:family="text">
      <style:text-properties officeooo:rsid="4a1b531a"/>
    </style:style>
    <style:style style:name="T282" style:family="text">
      <style:text-properties officeooo:rsid="4a1a42c5"/>
    </style:style>
    <style:style style:name="T283" style:family="text">
      <style:text-properties officeooo:rsid="48eeab0a"/>
    </style:style>
    <style:style style:name="T284" style:family="text">
      <style:text-properties officeooo:rsid="48ecb995"/>
    </style:style>
    <style:style style:name="T285" style:family="text">
      <style:text-properties officeooo:rsid="4b0b03f8"/>
    </style:style>
    <style:style style:name="T286" style:family="text">
      <style:text-properties officeooo:rsid="4b12734e"/>
    </style:style>
    <style:style style:name="T287" style:family="text">
      <style:text-properties officeooo:rsid="4b0c0925"/>
    </style:style>
    <style:style style:name="T288" style:family="text">
      <style:text-properties officeooo:rsid="4b0ffc8e"/>
    </style:style>
    <style:style style:name="T289" style:family="text">
      <style:text-properties officeooo:rsid="4b10db84"/>
    </style:style>
    <style:style style:name="T290" style:family="text">
      <style:text-properties officeooo:rsid="4b0f10ea"/>
    </style:style>
    <style:style style:name="T291" style:family="text">
      <style:text-properties officeooo:rsid="4b08bd5e"/>
    </style:style>
    <style:style style:name="T292" style:family="text">
      <style:text-properties officeooo:rsid="4b115a29"/>
    </style:style>
    <style:style style:name="T293" style:family="text">
      <style:text-properties officeooo:rsid="4b092dca"/>
    </style:style>
    <style:style style:name="T294" style:family="text">
      <style:text-properties officeooo:rsid="4b08ed9b"/>
    </style:style>
    <style:style style:name="T295" style:family="text">
      <style:text-properties officeooo:rsid="4b0995b3"/>
    </style:style>
    <style:style style:name="T296" style:family="text">
      <style:text-properties officeooo:rsid="4af18055"/>
    </style:style>
    <style:style style:name="T297" style:family="text">
      <style:text-properties officeooo:rsid="4aee32a4"/>
    </style:style>
    <style:style style:name="T298" style:family="text">
      <style:text-properties officeooo:rsid="4b0138a4"/>
    </style:style>
    <style:style style:name="T299" style:family="text">
      <style:text-properties fo:font-style="normal" style:font-style-asian="normal" style:font-style-complex="normal"/>
    </style:style>
    <style:style style:name="T300" style:family="text">
      <style:text-properties fo:font-style="normal" officeooo:rsid="4af18055" style:font-style-asian="normal" style:font-style-complex="normal"/>
    </style:style>
    <style:style style:name="T301" style:family="text">
      <style:text-properties fo:font-style="normal" officeooo:rsid="4af5e0d0" style:font-style-asian="normal" style:font-style-complex="normal"/>
    </style:style>
    <style:style style:name="T302" style:family="text">
      <style:text-properties fo:font-style="normal" officeooo:rsid="4c9e8a8a" style:font-style-asian="normal" style:font-style-complex="normal"/>
    </style:style>
    <style:style style:name="T303" style:family="text">
      <style:text-properties fo:font-style="normal" officeooo:rsid="4b6704d8" style:font-style-asian="normal" style:font-style-complex="normal"/>
    </style:style>
    <style:style style:name="T304" style:family="text">
      <style:text-properties fo:font-style="normal" officeooo:rsid="4b69fc24" style:font-style-asian="normal" style:font-style-complex="normal"/>
    </style:style>
    <style:style style:name="T305" style:family="text">
      <style:text-properties fo:font-style="normal" officeooo:rsid="4be03bc2" style:font-style-asian="normal" style:font-style-complex="normal"/>
    </style:style>
    <style:style style:name="T306" style:family="text">
      <style:text-properties fo:font-style="normal" officeooo:rsid="4c09795a" style:font-style-asian="normal" style:font-style-complex="normal"/>
    </style:style>
    <style:style style:name="T307" style:family="text">
      <style:text-properties fo:font-style="normal" officeooo:rsid="4b6a7c57" style:font-style-asian="normal" style:font-style-complex="normal"/>
    </style:style>
    <style:style style:name="T308" style:family="text">
      <style:text-properties fo:font-style="normal" officeooo:rsid="4c0ac820" style:font-style-asian="normal" style:font-style-complex="normal"/>
    </style:style>
    <style:style style:name="T309" style:family="text">
      <style:text-properties fo:font-style="normal" officeooo:rsid="4c0cbfdf" style:font-style-asian="normal" style:font-style-complex="normal"/>
    </style:style>
    <style:style style:name="T310" style:family="text">
      <style:text-properties fo:font-style="normal" officeooo:rsid="4c0df02f" style:font-style-asian="normal" style:font-style-complex="normal"/>
    </style:style>
    <style:style style:name="T311" style:family="text">
      <style:text-properties fo:font-style="normal" officeooo:rsid="4c1c9a5e" style:font-style-asian="normal" style:font-style-complex="normal"/>
    </style:style>
    <style:style style:name="T312" style:family="text">
      <style:text-properties fo:font-style="normal" officeooo:rsid="4d231637" style:font-style-asian="normal" style:font-style-complex="normal"/>
    </style:style>
    <style:style style:name="T313" style:family="text">
      <style:text-properties fo:font-style="normal" officeooo:rsid="4cb8a77e" style:font-style-asian="normal" style:font-style-complex="normal"/>
    </style:style>
    <style:style style:name="T314" style:family="text">
      <style:text-properties fo:font-style="normal" officeooo:rsid="4cb3e918" style:font-style-asian="normal" style:font-style-complex="normal"/>
    </style:style>
    <style:style style:name="T315" style:family="text">
      <style:text-properties fo:font-style="normal" officeooo:rsid="4d21454e" style:font-style-asian="normal" style:font-style-complex="normal"/>
    </style:style>
    <style:style style:name="T316" style:family="text">
      <style:text-properties fo:font-style="normal" officeooo:rsid="4d204e29" style:font-style-asian="normal" style:font-style-complex="normal"/>
    </style:style>
    <style:style style:name="T317" style:family="text">
      <style:text-properties fo:font-style="normal" officeooo:rsid="4d9c94a4" style:font-style-asian="normal" style:font-style-complex="normal"/>
    </style:style>
    <style:style style:name="T318" style:family="text">
      <style:text-properties fo:font-style="normal" officeooo:rsid="4da3a20c" style:font-style-asian="normal" style:font-style-complex="normal"/>
    </style:style>
    <style:style style:name="T319" style:family="text">
      <style:text-properties fo:font-style="normal" officeooo:rsid="4daea6c8" style:font-style-asian="normal" style:font-style-complex="normal"/>
    </style:style>
    <style:style style:name="T320" style:family="text">
      <style:text-properties fo:font-style="normal" officeooo:rsid="4824aba6" style:font-style-asian="normal" style:font-style-complex="normal"/>
    </style:style>
    <style:style style:name="T321" style:family="text">
      <style:text-properties fo:font-style="normal" officeooo:rsid="4dd39d2d" style:font-style-asian="normal" style:font-style-complex="normal"/>
    </style:style>
    <style:style style:name="T322" style:family="text">
      <style:text-properties officeooo:rsid="4af4896e"/>
    </style:style>
    <style:style style:name="T323" style:family="text">
      <style:text-properties officeooo:rsid="4af34d5a"/>
    </style:style>
    <style:style style:name="T324" style:family="text">
      <style:text-properties fo:font-style="italic" style:font-style-asian="italic" style:font-style-complex="italic"/>
    </style:style>
    <style:style style:name="T325" style:family="text">
      <style:text-properties fo:font-style="italic" officeooo:rsid="4af34d5a" style:font-style-asian="italic" style:font-style-complex="italic"/>
    </style:style>
    <style:style style:name="T326" style:family="text">
      <style:text-properties fo:font-style="italic" officeooo:rsid="4af5e0d0" style:font-style-asian="italic" style:font-style-complex="italic"/>
    </style:style>
    <style:style style:name="T327" style:family="text">
      <style:text-properties fo:font-style="italic" officeooo:rsid="4c9e8a8a" style:font-style-asian="italic" style:font-style-complex="italic"/>
    </style:style>
    <style:style style:name="T328" style:family="text">
      <style:text-properties fo:font-style="italic" officeooo:rsid="4cbd317b" style:font-style-asian="italic" style:font-style-complex="italic"/>
    </style:style>
    <style:style style:name="T329" style:family="text">
      <style:text-properties fo:font-style="italic" officeooo:rsid="4b72d71e" style:font-style-asian="italic" style:font-style-complex="italic"/>
    </style:style>
    <style:style style:name="T330" style:family="text">
      <style:text-properties fo:font-style="italic" officeooo:rsid="4b84b3f5" style:font-style-asian="italic" style:font-style-complex="italic"/>
    </style:style>
    <style:style style:name="T331" style:family="text">
      <style:text-properties fo:font-style="italic" officeooo:rsid="4c1c9a5e" style:font-style-asian="italic" style:font-style-complex="italic"/>
    </style:style>
    <style:style style:name="T332" style:family="text">
      <style:text-properties fo:font-style="italic" officeooo:rsid="4c10fa42" style:font-style-asian="italic" style:font-style-complex="italic"/>
    </style:style>
    <style:style style:name="T333" style:family="text">
      <style:text-properties fo:font-style="italic" officeooo:rsid="4c191a3f" style:font-style-asian="italic" style:font-style-complex="italic"/>
    </style:style>
    <style:style style:name="T334" style:family="text">
      <style:text-properties fo:font-style="italic" officeooo:rsid="4b830825" style:font-style-asian="italic" style:font-style-complex="italic"/>
    </style:style>
    <style:style style:name="T335" style:family="text">
      <style:text-properties fo:font-style="italic" officeooo:rsid="4c1c45c3" style:font-style-asian="italic" style:font-style-complex="italic"/>
    </style:style>
    <style:style style:name="T336" style:family="text">
      <style:text-properties fo:font-style="italic" officeooo:rsid="4d9c94a4" style:font-style-asian="italic" style:font-style-complex="italic"/>
    </style:style>
    <style:style style:name="T337" style:family="text">
      <style:text-properties fo:font-style="italic" officeooo:rsid="4da01853" style:font-style-asian="italic" style:font-style-complex="italic"/>
    </style:style>
    <style:style style:name="T338" style:family="text">
      <style:text-properties officeooo:rsid="4af5e0d0"/>
    </style:style>
    <style:style style:name="T339" style:family="text">
      <style:text-properties officeooo:rsid="4afb82eb"/>
    </style:style>
    <style:style style:name="T340" style:family="text">
      <style:text-properties officeooo:rsid="47d987a1"/>
    </style:style>
    <style:style style:name="T341" style:family="text">
      <style:text-properties officeooo:rsid="47dd4764"/>
    </style:style>
    <style:style style:name="T342" style:family="text">
      <style:text-properties officeooo:rsid="47e779e6"/>
    </style:style>
    <style:style style:name="T343" style:family="text">
      <style:text-properties officeooo:rsid="47f1e207"/>
    </style:style>
    <style:style style:name="T344" style:family="text">
      <style:text-properties officeooo:rsid="47f318c4"/>
    </style:style>
    <style:style style:name="T345" style:family="text">
      <style:text-properties style:text-line-through-style="solid" style:text-line-through-type="single" officeooo:rsid="47f610c4"/>
    </style:style>
    <style:style style:name="T346" style:family="text">
      <style:text-properties officeooo:rsid="47f610c4"/>
    </style:style>
    <style:style style:name="T347" style:family="text">
      <style:text-properties officeooo:rsid="47e6507f"/>
    </style:style>
    <style:style style:name="T348" style:family="text">
      <style:text-properties officeooo:rsid="47e394b0"/>
    </style:style>
    <style:style style:name="T349" style:family="text">
      <style:text-properties officeooo:rsid="47f3d4e4"/>
    </style:style>
    <style:style style:name="T350" style:family="text">
      <style:text-properties officeooo:rsid="47f4ba6b"/>
    </style:style>
    <style:style style:name="T351" style:family="text">
      <style:text-properties officeooo:rsid="47e4e140"/>
    </style:style>
    <style:style style:name="T352" style:family="text">
      <style:text-properties style:text-line-through-style="none" style:text-line-through-type="none" officeooo:rsid="49f9015f"/>
    </style:style>
    <style:style style:name="T353" style:family="text">
      <style:text-properties style:text-line-through-style="none" style:text-line-through-type="none" officeooo:rsid="4a356b10"/>
    </style:style>
    <style:style style:name="T354" style:family="text">
      <style:text-properties style:text-line-through-style="none" style:text-line-through-type="none" officeooo:rsid="4c99067b"/>
    </style:style>
    <style:style style:name="T355" style:family="text">
      <style:text-properties style:text-line-through-style="none" style:text-line-through-type="none" officeooo:rsid="4a4167eb"/>
    </style:style>
    <style:style style:name="T356" style:family="text">
      <style:text-properties style:text-line-through-style="none" style:text-line-through-type="none" fo:font-style="italic" officeooo:rsid="4a4167eb" style:font-style-asian="italic" style:font-style-complex="italic"/>
    </style:style>
    <style:style style:name="T357" style:family="text">
      <style:text-properties style:text-line-through-style="none" style:text-line-through-type="none" officeooo:rsid="4c9a3391"/>
    </style:style>
    <style:style style:name="T358" style:family="text">
      <style:text-properties style:text-line-through-style="none" style:text-line-through-type="none" officeooo:rsid="4ca78fb5"/>
    </style:style>
    <style:style style:name="T359" style:family="text">
      <style:text-properties style:text-line-through-style="none" style:text-line-through-type="none" officeooo:rsid="4cc25a6d"/>
    </style:style>
    <style:style style:name="T360" style:family="text">
      <style:text-properties style:text-line-through-style="none" style:text-line-through-type="none" officeooo:rsid="4cc44788"/>
    </style:style>
    <style:style style:name="T361" style:family="text">
      <style:text-properties style:text-line-through-style="none" style:text-line-through-type="none" officeooo:rsid="4cd5a995"/>
    </style:style>
    <style:style style:name="T362" style:family="text">
      <style:text-properties style:text-line-through-style="none" style:text-line-through-type="none" officeooo:rsid="4cd367c2"/>
    </style:style>
    <style:style style:name="T363" style:family="text">
      <style:text-properties style:text-line-through-style="none" style:text-line-through-type="none" officeooo:rsid="4ce0ade6"/>
    </style:style>
    <style:style style:name="T364" style:family="text">
      <style:text-properties style:text-line-through-style="none" style:text-line-through-type="none" officeooo:rsid="4cbdd5af"/>
    </style:style>
    <style:style style:name="T365" style:family="text">
      <style:text-properties style:text-line-through-style="none" style:text-line-through-type="none" officeooo:rsid="4cbe31bb"/>
    </style:style>
    <style:style style:name="T366" style:family="text">
      <style:text-properties style:text-line-through-style="none" style:text-line-through-type="none" officeooo:rsid="4cd04e77"/>
    </style:style>
    <style:style style:name="T367" style:family="text">
      <style:text-properties style:text-line-through-style="none" style:text-line-through-type="none" officeooo:rsid="4d9ce44c"/>
    </style:style>
    <style:style style:name="T368" style:family="text">
      <style:text-properties style:text-line-through-style="none" style:text-line-through-type="none" officeooo:rsid="4da8a6bc"/>
    </style:style>
    <style:style style:name="T369" style:family="text">
      <style:text-properties style:text-line-through-style="none" style:text-line-through-type="none" officeooo:rsid="4dba6cb9"/>
    </style:style>
    <style:style style:name="T370" style:family="text">
      <style:text-properties style:text-line-through-style="none" style:text-line-through-type="none" officeooo:rsid="4dd52a4b"/>
    </style:style>
    <style:style style:name="T371" style:family="text">
      <style:text-properties style:text-line-through-style="none" style:text-line-through-type="none" officeooo:rsid="482cc270"/>
    </style:style>
    <style:style style:name="T372" style:family="text">
      <style:text-properties style:text-line-through-style="none" style:text-line-through-type="none" officeooo:rsid="4dc5ca31"/>
    </style:style>
    <style:style style:name="T373" style:family="text">
      <style:text-properties style:text-line-through-style="none" style:text-line-through-type="none" officeooo:rsid="4dd39d2d"/>
    </style:style>
    <style:style style:name="T374" style:family="text">
      <style:text-properties officeooo:rsid="4c35d452"/>
    </style:style>
    <style:style style:name="T375" style:family="text">
      <style:text-properties officeooo:rsid="4c9da5a1"/>
    </style:style>
    <style:style style:name="T376" style:family="text">
      <style:text-properties officeooo:rsid="4c9a3391"/>
    </style:style>
    <style:style style:name="T377" style:family="text">
      <style:text-properties officeooo:rsid="4c9e8a8a"/>
    </style:style>
    <style:style style:name="T378" style:family="text">
      <style:text-properties officeooo:rsid="4c9e604c"/>
    </style:style>
    <style:style style:name="T379" style:family="text">
      <style:text-properties officeooo:rsid="4c7aebbc"/>
    </style:style>
    <style:style style:name="T380" style:family="text">
      <style:text-properties officeooo:rsid="4cc44788"/>
    </style:style>
    <style:style style:name="T381" style:family="text">
      <style:text-properties officeooo:rsid="4cc5aa36"/>
    </style:style>
    <style:style style:name="T382" style:family="text">
      <style:text-properties officeooo:rsid="4cca46d8"/>
    </style:style>
    <style:style style:name="T383" style:family="text">
      <style:text-properties officeooo:rsid="4c8700ab"/>
    </style:style>
    <style:style style:name="T384" style:family="text">
      <style:text-properties officeooo:rsid="4c83607c"/>
    </style:style>
    <style:style style:name="T385" style:family="text">
      <style:text-properties officeooo:rsid="4c88ac3d"/>
    </style:style>
    <style:style style:name="T386" style:family="text">
      <style:text-properties officeooo:rsid="4cd367c2"/>
    </style:style>
    <style:style style:name="T387" style:family="text">
      <style:text-properties officeooo:rsid="4ce0ade6"/>
    </style:style>
    <style:style style:name="T388" style:family="text">
      <style:text-properties officeooo:rsid="4b875a34"/>
    </style:style>
    <style:style style:name="T389"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officeooo:rsid="4cd7623f"/>
    </style:style>
    <style:style style:name="T393" style:family="text">
      <style:text-properties officeooo:rsid="4cd42fa4"/>
    </style:style>
    <style:style style:name="T394" style:family="text">
      <style:text-properties officeooo:rsid="4cd9fbf2"/>
    </style:style>
    <style:style style:name="T395" style:family="text">
      <style:text-properties officeooo:rsid="4c8ec36e"/>
    </style:style>
    <style:style style:name="T396" style:family="text">
      <style:text-properties officeooo:rsid="4c918343"/>
    </style:style>
    <style:style style:name="T397" style:family="text">
      <style:text-properties officeooo:rsid="4bfe743a"/>
    </style:style>
    <style:style style:name="T398" style:family="text">
      <style:text-properties officeooo:rsid="4bdc50f9"/>
    </style:style>
    <style:style style:name="T399" style:family="text">
      <style:text-properties officeooo:rsid="4b64e4e6"/>
    </style:style>
    <style:style style:name="T400" style:family="text">
      <style:text-properties officeooo:rsid="4bda9044"/>
    </style:style>
    <style:style style:name="T401" style:family="text">
      <style:text-properties officeooo:rsid="4bde5bd6"/>
    </style:style>
    <style:style style:name="T402" style:family="text">
      <style:text-properties officeooo:rsid="4b62aed5"/>
    </style:style>
    <style:style style:name="T403" style:family="text">
      <style:text-properties fo:color="#00c8ff"/>
    </style:style>
    <style:style style:name="T404" style:family="text">
      <style:text-properties fo:color="#00c8ff" fo:font-style="normal" officeooo:rsid="4c09795a" style:font-style-asian="normal" style:font-style-complex="normal"/>
    </style:style>
    <style:style style:name="T405"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6"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7"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8"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9"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0"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1"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2"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3"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4"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5" style:family="text">
      <style:text-properties officeooo:rsid="4c112ee4"/>
    </style:style>
    <style:style style:name="T416" style:family="text">
      <style:text-properties officeooo:rsid="4b72d71e"/>
    </style:style>
    <style:style style:name="T417" style:family="text">
      <style:text-properties officeooo:rsid="4b79b8d0"/>
    </style:style>
    <style:style style:name="T418" style:family="text">
      <style:text-properties officeooo:rsid="4b73afe7"/>
    </style:style>
    <style:style style:name="T419" style:family="text">
      <style:text-properties officeooo:rsid="4c2393dc"/>
    </style:style>
    <style:style style:name="T420" style:family="text">
      <style:text-properties officeooo:rsid="4c222837"/>
    </style:style>
    <style:style style:name="T421" style:family="text">
      <style:text-properties officeooo:rsid="4befe7c4"/>
    </style:style>
    <style:style style:name="T422" style:family="text">
      <style:text-properties officeooo:rsid="4b84b3f5"/>
    </style:style>
    <style:style style:name="T423" style:family="text">
      <style:text-properties officeooo:rsid="4c10fa42"/>
    </style:style>
    <style:style style:name="T424" style:family="text">
      <style:text-properties officeooo:rsid="4c191a3f"/>
    </style:style>
    <style:style style:name="T425" style:family="text">
      <style:text-properties officeooo:rsid="4c1afc36"/>
    </style:style>
    <style:style style:name="T426" style:family="text">
      <style:text-properties officeooo:rsid="4c1c9a5e"/>
    </style:style>
    <style:style style:name="T427" style:family="text">
      <style:text-properties officeooo:rsid="4b830825"/>
    </style:style>
    <style:style style:name="T428" style:family="text">
      <style:text-properties officeooo:rsid="4c26af9f"/>
    </style:style>
    <style:style style:name="T429" style:family="text">
      <style:text-properties officeooo:rsid="4c1c45c3"/>
    </style:style>
    <style:style style:name="T430" style:family="text">
      <style:text-properties officeooo:rsid="4c24e5e0"/>
    </style:style>
    <style:style style:name="T431" style:family="text">
      <style:text-properties officeooo:rsid="4c2d5610"/>
    </style:style>
    <style:style style:name="T432" style:family="text">
      <style:text-properties officeooo:rsid="4bfee34c"/>
    </style:style>
    <style:style style:name="T433" style:family="text">
      <style:text-properties officeooo:rsid="4c004eb9"/>
    </style:style>
    <style:style style:name="T434" style:family="text">
      <style:text-properties officeooo:rsid="4c0f37f7"/>
    </style:style>
    <style:style style:name="T435" style:family="text">
      <style:text-properties officeooo:rsid="4c04cc3e"/>
    </style:style>
    <style:style style:name="T436" style:family="text">
      <style:text-properties officeooo:rsid="4bfac580"/>
    </style:style>
    <style:style style:name="T437" style:family="text">
      <style:text-properties officeooo:rsid="4cbe31bb"/>
    </style:style>
    <style:style style:name="T438" style:family="text">
      <style:text-properties officeooo:rsid="4cc1d6b3"/>
    </style:style>
    <style:style style:name="T439" style:family="text">
      <style:text-properties officeooo:rsid="4cbdd5af"/>
    </style:style>
    <style:style style:name="T440" style:family="text">
      <style:text-properties officeooo:rsid="4cbffeb0"/>
    </style:style>
    <style:style style:name="T441" style:family="text">
      <style:text-properties officeooo:rsid="4cd0f81a"/>
    </style:style>
    <style:style style:name="T442" style:family="text">
      <style:text-properties officeooo:rsid="4811f097"/>
    </style:style>
    <style:style style:name="T443" style:family="text">
      <style:text-properties officeooo:rsid="4cb9e011"/>
    </style:style>
    <style:style style:name="T444" style:family="text">
      <style:text-properties officeooo:rsid="4cb8a77e"/>
    </style:style>
    <style:style style:name="T445" style:family="text">
      <style:text-properties officeooo:rsid="4d262a1c"/>
    </style:style>
    <style:style style:name="T446" style:family="text">
      <style:text-properties officeooo:rsid="4d247d17"/>
    </style:style>
    <style:style style:name="T447" style:family="text">
      <style:text-properties officeooo:rsid="4caf762e"/>
    </style:style>
    <style:style style:name="T448" style:family="text">
      <style:text-properties officeooo:rsid="4d9d2697"/>
    </style:style>
    <style:style style:name="T449" style:family="text">
      <style:text-properties officeooo:rsid="4da4a87a"/>
    </style:style>
    <style:style style:name="T450" style:family="text">
      <style:text-properties officeooo:rsid="4da01853"/>
    </style:style>
    <style:style style:name="T451" style:family="text">
      <style:text-properties officeooo:rsid="47faa6e1"/>
    </style:style>
    <style:style style:name="T452" style:family="text">
      <style:text-properties officeooo:rsid="48152127"/>
    </style:style>
    <style:style style:name="T453" style:family="text">
      <style:text-properties officeooo:rsid="48186246"/>
    </style:style>
    <style:style style:name="T454" style:family="text">
      <style:text-properties officeooo:rsid="47d7f200"/>
    </style:style>
    <style:style style:name="T455" style:family="text">
      <style:text-properties officeooo:rsid="4827a9bb"/>
    </style:style>
    <style:style style:name="T456" style:family="text">
      <style:text-properties officeooo:rsid="4dbf77ea"/>
    </style:style>
    <style:style style:name="T457" style:family="text">
      <style:text-properties officeooo:rsid="4dbe1f2f"/>
    </style:style>
    <style:style style:name="T458" style:family="text">
      <style:text-properties officeooo:rsid="4824aba6"/>
    </style:style>
    <style:style style:name="T459" style:family="text">
      <style:text-properties officeooo:rsid="482b6cac"/>
    </style:style>
    <style:style style:name="T460" style:family="text">
      <style:text-properties officeooo:rsid="4829a400"/>
    </style:style>
    <style:style style:name="T461" style:family="text">
      <style:text-properties officeooo:rsid="4dd39d2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8"/>
      <text:p text:style-name="P7"/>
      <text:p text:style-name="P6"/>
      <text:p text:style-name="P6"/>
      <text:p text:style-name="P147">Dračák</text:p>
      <text:p text:style-name="P143"/>
      <text:p text:style-name="P143"/>
      <text:p text:style-name="P148">podle staré školy</text:p>
      <text:p text:style-name="P144"/>
      <text:p text:style-name="P149">BESTIÁŘ</text:p>
      <text:p text:style-name="P144"/>
      <text:p text:style-name="P145"/>
      <text:p text:style-name="P144"/>
      <text:p text:style-name="P144"/>
      <text:p text:style-name="P144"/>
      <text:p text:style-name="P144"/>
      <text:p text:style-name="P144"/>
      <text:p text:style-name="P146"><text:soft-page-break/></text:p>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59"><text:a xlink:type="simple" xlink:href="#__RefHeading___Toc711_2917862833" text:style-name="Internet_20_link" text:visited-style-name="Internet_20_link">TODO:</text:a><text:tab/>3</text:p>
          <text:p text:style-name="P160"><text:a xlink:type="simple" xlink:href="#__RefHeading___Toc713_2917862833" text:style-name="Internet_20_link" text:visited-style-name="Internet_20_link">Bestiář</text:a><text:tab/>4</text:p>
          <text:p text:style-name="P173"><text:a xlink:type="simple" xlink:href="#__RefHeading___Toc715_2917862833" text:style-name="Internet_20_link" text:visited-style-name="Internet_20_link">Duše</text:a><text:tab/>4</text:p>
          <text:p text:style-name="P173"><text:a xlink:type="simple" xlink:href="#__RefHeading___Toc717_2917862833" text:style-name="Internet_20_link" text:visited-style-name="Internet_20_link">Cizí světy</text:a><text:tab/>5</text:p>
          <text:p text:style-name="P173"><text:a xlink:type="simple" xlink:href="#__RefHeading___Toc719_2917862833" text:style-name="Internet_20_link" text:visited-style-name="Internet_20_link">Sféry</text:a><text:tab/>5</text:p>
          <text:p text:style-name="P173"><text:a xlink:type="simple" xlink:href="#__RefHeading___Toc721_2917862833" text:style-name="Internet_20_link" text:visited-style-name="Internet_20_link">Dimenze</text:a><text:tab/>5</text:p>
          <text:p text:style-name="P159"><text:a xlink:type="simple" xlink:href="#__RefHeading___Toc723_2917862833" text:style-name="Internet_20_link" text:visited-style-name="Internet_20_link">Nemrtví</text:a><text:tab/>6</text:p>
          <text:p text:style-name="P173"><text:a xlink:type="simple" xlink:href="#__RefHeading___Toc472_36631795" text:style-name="Internet_20_link" text:visited-style-name="Internet_20_link">Nižší nemrtví</text:a><text:tab/>6</text:p>
          <text:p text:style-name="P173"><text:a xlink:type="simple" xlink:href="#__RefHeading___Toc474_36631795" text:style-name="Internet_20_link" text:visited-style-name="Internet_20_link">Vyšší nemrtví</text:a><text:tab/>6</text:p>
          <text:p text:style-name="P159"><text:a xlink:type="simple" xlink:href="#__RefHeading___Toc476_36631795" text:style-name="Internet_20_link" text:visited-style-name="Internet_20_link">Démoni</text:a><text:tab/>7</text:p>
          <text:p text:style-name="P173"><text:a xlink:type="simple" xlink:href="#__RefHeading___Toc478_36631795" text:style-name="Internet_20_link" text:visited-style-name="Internet_20_link">Vy</text:a><text:a xlink:type="simple" xlink:href="#__RefHeading___Toc478_36631795" text:style-name="Internet_20_link" text:visited-style-name="Internet_20_link">mítání</text:a><text:a xlink:type="simple" xlink:href="#__RefHeading___Toc478_36631795" text:style-name="Internet_20_link" text:visited-style-name="Internet_20_link"> démonů</text:a><text:tab/>7</text:p>
          <text:p text:style-name="P173"><text:a xlink:type="simple" xlink:href="#__RefHeading___Toc480_36631795" text:style-name="Internet_20_link" text:visited-style-name="Internet_20_link">Vyhošťování démonů</text:a><text:tab/>7</text:p>
          <text:p text:style-name="P173"><text:a xlink:type="simple" xlink:href="#__RefHeading___Toc482_36631795" text:style-name="Internet_20_link" text:visited-style-name="Internet_20_link">Ochranné kruhy</text:a><text:tab/>8</text:p>
          <text:p text:style-name="P173"><text:a xlink:type="simple" xlink:href="#__RefHeading___Toc484_36631795" text:style-name="Internet_20_link" text:visited-style-name="Internet_20_link">Astrální démoni</text:a><text:tab/>8</text:p>
          <text:p text:style-name="P173"><text:a xlink:type="simple" xlink:href="#__RefHeading___Toc486_36631795" text:style-name="Internet_20_link" text:visited-style-name="Internet_20_link">D</text:a><text:a xlink:type="simple" xlink:href="#__RefHeading___Toc486_36631795" text:style-name="Internet_20_link" text:visited-style-name="Internet_20_link">émoni z j</text:a><text:a xlink:type="simple" xlink:href="#__RefHeading___Toc486_36631795" text:style-name="Internet_20_link" text:visited-style-name="Internet_20_link">iných</text:a><text:a xlink:type="simple" xlink:href="#__RefHeading___Toc486_36631795" text:style-name="Internet_20_link" text:visited-style-name="Internet_20_link"> d</text:a><text:a xlink:type="simple" xlink:href="#__RefHeading___Toc486_36631795" text:style-name="Internet_20_link" text:visited-style-name="Internet_20_link">imenzí</text:a><text:tab/>9</text:p>
          <text:p text:style-name="P159"><text:a xlink:type="simple" xlink:href="#__RefHeading___Toc488_36631795" text:style-name="Internet_20_link" text:visited-style-name="Internet_20_link">Resources</text:a><text:tab/>9</text:p>
          <text:p text:style-name="P160"><text:a xlink:type="simple" xlink:href="#__RefHeading___Toc725_2917862833" text:style-name="Internet_20_link" text:visited-style-name="Internet_20_link">BAZILIŠEK</text:a><text:tab/>10</text:p>
          <text:p text:style-name="P160"><text:a xlink:type="simple" xlink:href="#__RefHeading___Toc727_2917862833" text:style-name="Internet_20_link" text:visited-style-name="Internet_20_link">Discarded monsters</text:a><text:tab/>12</text:p>
          <text:p text:style-name="P173"><text:a xlink:type="simple" xlink:href="#__RefHeading___Toc729_2917862833" text:style-name="Internet_20_link" text:visited-style-name="Internet_20_link">Bron</text:a><text:tab/>12</text:p>
          <text:p text:style-name="P173"><text:a xlink:type="simple" xlink:href="#__RefHeading___Toc731_2917862833" text:style-name="Internet_20_link" text:visited-style-name="Internet_20_link">Kentaur</text:a><text:tab/>12</text:p>
          <text:p text:style-name="P173"><text:a xlink:type="simple" xlink:href="#__RefHeading___Toc733_2917862833" text:style-name="Internet_20_link" text:visited-style-name="Internet_20_link">Draci</text:a><text:tab/>12</text:p>
          <text:p text:style-name="P173"><text:a xlink:type="simple" xlink:href="#__RefHeading___Toc735_2917862833" text:style-name="Internet_20_link" text:visited-style-name="Internet_20_link">Lid kočičí</text:a><text:tab/>12</text:p>
          <text:p text:style-name="P173"><text:a xlink:type="simple" xlink:href="#__RefHeading___Toc737_2917862833" text:style-name="Internet_20_link" text:visited-style-name="Internet_20_link">Mlok</text:a><text:tab/>13</text:p>
          <text:p text:style-name="P173"><text:a xlink:type="simple" xlink:href="#__RefHeading___Toc739_2917862833" text:style-name="Internet_20_link" text:visited-style-name="Internet_20_link">Skřítek</text:a><text:tab/>13</text:p>
          <text:p text:style-name="P173"><text:a xlink:type="simple" xlink:href="#__RefHeading___Toc741_2917862833" text:style-name="Internet_20_link" text:visited-style-name="Internet_20_link">Zvířata</text:a><text:tab/>13</text:p>
        </text:index-body>
      </text:table-of-content>
      <text:p text:style-name="P154"/>
      <text:p text:style-name="P4"/>
      <text:p text:style-name="P4"/>
      <text:p text:style-name="P4"/>
      <text:p text:style-name="P4"><text:soft-page-break/></text:p>
      <text:p text:style-name="P4"/>
      <text:p text:style-name="P4"/>
      <text:p text:style-name="P4"/>
      <text:p text:style-name="P4"/>
      <text:p text:style-name="P4"/>
      <text:p text:style-name="P3">Verze 0.<text:span text:style-name="T1">0</text:span></text:p>
      <text:h text:style-name="P209" text:outline-level="2"><text:bookmark-start text:name="__RefHeading___Toc711_2917862833"/>TODO:<text:bookmark-end text:name="__RefHeading___Toc711_2917862833"/></text:h>
      <text:p text:style-name="P41">Chci vůbec hlen zelený?<text:line-break/>- asi ne</text:p>
      <text:p text:style-name="P42">Kanibal?<text:line-break/>- ne</text:p>
      <text:p text:style-name="P43">Kopromlask?</text:p>
      <text:p text:style-name="P43">Kožožrout? <text:span text:style-name="T265">(vypadá jako drahokam, žere torny)</text:span><text:line-break/>- ne</text:p>
      <text:p text:style-name="P44">Bojovník arogantní<text:line-break/>- ne</text:p>
      <text:p text:style-name="P66"><text:span text:style-name="T41">D</text:span><text:span text:style-name="T42">ároš</text:span><text:span text:style-name="T266"><text:line-break/>- ne</text:span></text:p>
      <text:p text:style-name="P45">Elfocvak<text:line-break/>- ne</text:p>
      <text:p text:style-name="P46"><text:soft-page-break/>Gobloch?<text:line-break/>- je to prostě jen velkej ještěr, v podstatě gekon. Není ničím zajímavej</text:p>
      <text:p text:style-name="P47">Zlatulka (<text:span text:style-name="T267">jedovatý </text:span>zlatý hádek, který se schovává ve zlatě)?<text:line-break/>- <text:span text:style-name="T267">těžko říct</text:span></text:p>
      <text:p text:style-name="P66"><text:span text:style-name="T268">Haterie (není ničím zajímavá)<text:line-break/>- obří </text:span><text:span text:style-name="T43">plaz</text:span><text:span text:style-name="T268"> připomínající žábu, studená krev a infravidění</text:span></text:p>
      <text:p text:style-name="P48">Brouk třasotník<text:line-break/>- ne</text:p>
      <text:p text:style-name="P49">Kobold<text:line-break/>- slepičí hlava, náčelník Velký kohout – asi fakt ne<text:line-break/>- ne</text:p>
      <text:p text:style-name="P50">Kovboj<text:line-break/>- nebrat</text:p>
      <text:p text:style-name="P51">Mong (matriarchát, <text:span text:style-name="T269">technologicky vyspělí</text:span>)<text:line-break/>- <text:span text:style-name="T269">technologie by měly být spíš trpaslická záležitost (možná gnómská)</text:span><text:line-break/>- asi ne</text:p>
      <text:p text:style-name="P52">Bron<text:line-break/>- ne (čím míň bude fantastických ras, tím výrazněji vyznějí ty použité).</text:p>
      <text:p text:style-name="P53">Prehistorická zvířata (pranetopýr, pterodaktyl, <text:span text:style-name="T270">medvěd jeskynní, tygr šavlozubý, tyranosaurus</text:span>)<text:line-break/>- nebrat</text:p>
      <text:p text:style-name="P54">Záře neklidná<text:line-break/>- asi ne</text:p>
      <text:p text:style-name="P66"><text:soft-page-break/><text:span text:style-name="T271">Z</text:span><text:span text:style-name="T44">mar</text:span><text:span text:style-name="T271"><text:line-break/>- asi ne</text:span></text:p>
      <text:p text:style-name="P55">Behemont<text:line-break/>- ne</text:p>
      <text:p text:style-name="P56">Blátoplaz<text:line-break/>- ne</text:p>
      <text:p text:style-name="P57">Drakodlak<text:line-break/>- ne a nedávat sem ani zlatýho draka</text:p>
      <text:p text:style-name="P58">Dáblové<text:line-break/>- ne</text:p>
      <text:p text:style-name="P59">Lemrouch<text:line-break/>- ne</text:p>
      <text:p text:style-name="P60">Nestvůry z krhů magie<text:line-break/>- ne</text:p>
      <text:p text:style-name="P60">Nexus<text:line-break/>- ne</text:p>
      <text:p text:style-name="P61">Popelák<text:line-break/>- ne</text:p>
      <text:p text:style-name="P61">Vícehlaví draci <text:span text:style-name="T272">(saně)</text:span><text:line-break/>- ne</text:p>
      <text:p text:style-name="P62">Smrtící stín a stínek<text:line-break/>- ne</text:p>
      <text:p text:style-name="P63">Šotouš <text:span text:style-name="T273">(křířenec skřeta a sřítka)</text:span><text:line-break/>- ne</text:p>
      <text:p text:style-name="P64"><text:soft-page-break/>Kentaur<text:line-break/>- nakonec ne</text:p>
      <text:p text:style-name="P65">Hvozd<text:line-break/>- k Dračáku patří, ale do základních pravidel bych ho raději nedával. Lesní potvory ale ano.</text:p>
      <text:p text:style-name="P39">Co je to vlastně „magický tvor“ a proč je dobrý to rozlišovat?<text:line-break/>- jsou nemrtví „magičtí tvorové?“<text:line-break/>- co oživlé sochy?<text:line-break/>- harpyje, gorgona, obří brouk?<text:line-break/>IDEA: Obří had nebo brouk není sám o sobě magický. Kouzlo pouze způsobilo mutaci, ale od té doby se rozmnožuje samostatně.<text:line-break/>- to by mohl bejt rozlišovací znak – magičtí tvorové se nedokážou sami rozmnožovat (asi nebrat, jednorožec je nejspíš magický tvor a rozmnožovat se asi může)<text:line-break/><text:span text:style-name="T274">=</text:span><text:span text:style-name="T275">&gt; </text:span><text:span text:style-name="T274">Nebudu to rozlišovat</text:span></text:p>
      <text:p text:style-name="P67">Obecná IDEA: Kapitola s popisem kategorií potvor (nemrtví, draci...) a pak abecední seznam všech potvor nehledě na kategorii.<text:line-break/><text:span text:style-name="T274">=</text:span><text:span text:style-name="T275">&gt; </text:span><text:span text:style-name="T276">Nech</text:span><text:span text:style-name="T278">ám to jako v DrD</text:span></text:p>
      <text:p text:style-name="P40"><text:span text:style-name="T277">TODO: Rozhodnout, jestli použít nebo nepoužít kategorie jako „Mořské obludy“, „</text:span><text:span text:style-name="T45">Lesní nestvůry</text:span><text:span text:style-name="T277">“ a podobně.<text:line-break/>=</text:span><text:span text:style-name="T275">&gt; </text:span><text:span text:style-name="T278">Ano, použít.</text:span></text:p>
      <text:h text:style-name="Heading_20_1" text:outline-level="1"><text:bookmark-start text:name="__RefHeading___Toc713_2917862833"/>B<text:span text:style-name="T208">estiář</text:span><text:bookmark-end text:name="__RefHeading___Toc713_2917862833"/></text:h>
      <text:h text:style-name="P220" text:outline-level="3"><text:bookmark-start text:name="__RefHeading___Toc715_2917862833"/>Duše<text:bookmark-end text:name="__RefHeading___Toc715_2917862833"/></text:h>
      <text:p text:style-name="P15"><text:span text:style-name="T12">Duše před</text:span><text:span text:style-name="T10">stavuje nesmrtelnou, nehmotnou č</text:span><text:span text:style-name="T16">ást</text:span><text:span text:style-name="T10">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214">duševní</text:span><text:span text:style-name="T10"> zranění.<text:line-break/><text:tab/>Duše souvisí s kouzly a magií – tvorové, kteří nemají duši, nemohou kouzlit ani používat kouzelné předměty. Mohou ale používat lektvary a ostatní alchymistické výrobky, protože t</text:span><text:span text:style-name="T14">y jsou kouzlen</text:span><text:span text:style-name="T17">é</text:span><text:span text:style-name="T14"> díky</text:span><text:span text:style-name="T10"> magenergi</text:span><text:span text:style-name="T14">i</text:span><text:span text:style-name="T10">,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11"><text:line-break/><text:tab/>K</text:span><text:span text:style-name="T12">dyž je duše </text:span><text:span text:style-name="T13">z těla</text:span><text:span text:style-name="T12"> vypuzena jinak než smrtí, tělo žije dál, ale jde pak o tvora bez duše – nemůže kouzlit ani používat magické předměty</text:span><text:span text:style-name="T15">,</text:span><text:span text:style-name="T12"> chová se jako zvíře </text:span><text:span text:style-name="T15">a nepůsobí na </text:span><text:span text:style-name="T18">něj</text:span><text:span text:style-name="T15"> duševní či psychická kouzla a schopnosti</text:span><text:span text:style-name="T12">.</text:span></text:p>
      <text:h text:style-name="P221" text:outline-level="3"><text:bookmark-start text:name="__RefHeading___Toc717_2917862833"/><text:soft-page-break/>C<text:span text:style-name="T253">izí světy</text:span><text:bookmark-end text:name="__RefHeading___Toc717_2917862833"/></text:h>
      <text:p text:style-name="P16"><text:span text:style-name="T31">K</text:span><text:span text:style-name="T32">romě světa, v </text:span><text:span text:style-name="T33">němž</text:span><text:span text:style-name="T32"> žijí postavy, existují jiné, které s ním nejsou fyzicky propojené. Jejich obyvatele je možné přivolat, přijde ale pouze jejich duše, nikoliv fyzické tělo. Ta se zde může „zhmotnit“, takže to vypadá, jako kdyby takový tvor měl fyzické tělo, ve skutečnosti je ale jeho duše a tělo jedna a ta samá věc. Jelikož je duše nesmrtelná, </text:span><text:span text:style-name="T30">t</text:span><text:span text:style-name="T31">ito tvorové nemohou v našem fyzickém světě umřít. Mohou být pouze vypuzeni tam, odkud přišli.</text:span></text:p>
      <text:h text:style-name="Heading_20_3" text:outline-level="3"><text:bookmark-start text:name="__RefHeading___Toc719_2917862833"/>Sféry<text:bookmark-end text:name="__RefHeading___Toc719_2917862833"/></text:h>
      <text:p text:style-name="P13"><text:span text:style-name="T25">S</text:span><text:span text:style-name="T221">féry jsou jakési pomyslné „</text:span><text:span text:style-name="T25">v</text:span><text:span text:style-name="T27">rstvy</text:span><text:span text:style-name="T221">“ okolo fyzického světa.</text:span><text:span text:style-name="T24"> </text:span><text:span text:style-name="T26">Nejde o fyzické světy – není v nich čas </text:span><text:span text:style-name="T27">a</text:span><text:span text:style-name="T26"> prostor a jejich „obyvatelé“ tedy nemají fyzická těla, pouze duši. </text:span><text:span text:style-name="T28">S bytostmi ve sférách je možné navázat kontakt, případně je přivolat do našeho světa. Ani v tom případě ale nemají vlastní tělo, mohou buď </text:span><text:span text:style-name="T29">někoho</text:span><text:span text:style-name="T28"> posednout nebo přebývat v nějakém předmětu.</text:span></text:p>
      <text:h text:style-name="P222" text:outline-level="3"><text:bookmark-start text:name="__RefHeading___Toc721_2917862833"/>Dimenze<text:bookmark-end text:name="__RefHeading___Toc721_2917862833"/></text:h>
      <text:p text:style-name="P14"><text:span text:style-name="T222">Dimenze jsou jiné světy, které s tím naším nejsou fyzicky propojené. Tvory z jiných dimenzí je možné přivolat, přijde ale pouze jejich duše, nikoliv fyzické tělo. Ta se zde „zhmotní“, takže to vypadá, jako kdyby takový tvor měl fyzické tělo, ve skutečnosti je ale jeho duše a tělo jedna a ta samá věc. To například znamená, že takový tvor se nemůže vydat na astrální pouť (protože jeho duše se nemůže oddělit od těla) a když je zabit, jeho tělo zmizí (protože jeho duše a tedy i tělo opustí fyzický svět). Jelikož je duše nesmrtelná, </text:span><text:span text:style-name="T30">t</text:span><text:span text:style-name="T222">ito tvorové nemohou v našem fyzickém světě definitivně umřít. Mohou být ale vypuzeni zpět do své domovské dimenze.</text:span></text:p>
      <text:h text:style-name="P210" text:outline-level="2"><text:soft-page-break/>Bazilišek</text:h>
      <text:p text:style-name="P70">Smrtící pohled – funguje, pouze pokud oběť vidí baziliškovi do očí. (Ehm prostě říct, že když někdo pohlédne baziliškovi do očí, zkamení). Aha tak ne, v DrD baziliškův pohled zabíjel a nefungovalo tudíž odkameňování.</text:p>
      <text:p text:style-name="P68"><text:span text:style-name="T2">Smrtící pohled. </text:span><text:span text:style-name="T46">Bazilišek se může sám zabít pohledem do zrcadla (hází sám proti sobě. Pokud to přežije, podruhé už tu samou chybu neudělá).<text:line-break/>- </text:span><text:span text:style-name="T47">jeho pohled ve skutečnosti jen paralyzuje, oběť pak zabije baziliškův dech.</text:span></text:p>
      <text:h text:style-name="Heading_20_2" text:outline-level="2">Bludička</text:h>
      <text:p text:style-name="P69">- <text:span text:style-name="T279">líbí se mi spíš Karlovo pojetí smrtelně nebezpečného tvora. Situace, kdy bludička v noci odláká postavu, která drží hlídku, je hodně dramatická.</text:span></text:p>
      <text:p text:style-name="P69">- <text:span text:style-name="T279">proč bludička útočí? Je vůbec hmotná? Možná je to fyzická bytost, která používá kouzlo (bludičku), aby přilákala oběť do bažiny a mohla ji pak snadno sežrat? Nebo ještě jinak – bludičky jsou samy o sobě neškodné, ale nějaká jiná bahenní potvora je využívá k lákání obětí? Nebo to možná bludičky dělají samy od sebe, protože s tou bahenní potvorou žijou v symbióze? Nebo se možná živí plyny, které vznikají při rozkladu živých tkání? (To zní celkem ok – sice je to nudný, ale sedí to k tomu, že bludička je smrtelně nebezpečný tvor. </text:span><text:span text:style-name="T48">Dává pak celkem smysl i ta symbióza – bludička potřebuje oběť zabít, ale sama to nedokáže. Takže pokud nemá po ruce vhodnou bažinu, potřebuje nějakou potvoru, aby to udělala za ni</text:span><text:span text:style-name="T279">).</text:span></text:p>
      <text:h text:style-name="P211" text:outline-level="2"><text:bookmark-start text:name="__RefHeading___Toc476_36631795"/><text:soft-page-break/>Démoni<text:bookmark-end text:name="__RefHeading___Toc476_36631795"/></text:h>
      <text:p text:style-name="P19"><text:span text:style-name="T3">D</text:span><text:span text:style-name="T35">émoni jsou nehmotné bytosti</text:span><text:span text:style-name="T36"> původem</text:span><text:span text:style-name="T35"> mimo </text:span><text:span text:style-name="T36">náš</text:span><text:span text:style-name="T35"> svět. </text:span><text:span text:style-name="T36">Nemohou sem přijít sami o sobě, někdo je vždy musí přivolat. Mohou </text:span><text:span text:style-name="T37">buď posednout nějakého živého tvora, vstoupit do nějakého předmětu, nebo si vytvořit vlastní tělo. Pro všechny démony je společné, že nemohou skutečně umřít, mohou být pouze v</text:span><text:span text:style-name="T38">yhnáni</text:span><text:span text:style-name="T37"> zpět tam, odkud přišli.</text:span></text:p>
      <text:h text:style-name="P224" text:outline-level="3"><text:bookmark-start text:name="__RefHeading___Toc478_36631795"/>Vy<text:span text:style-name="T131">mítání</text:span> démonů<text:bookmark-end text:name="__RefHeading___Toc478_36631795"/></text:h>
      <text:p text:style-name="P19">/<text:span text:style-name="T254">* exorcism */</text:span></text:p>
      <text:p text:style-name="P17">Démon je vyhnán z hostitele, <text:span text:style-name="T255">ale ne nutně z našeho světa</text:span>.</text:p>
      <text:p text:style-name="P18">Je možné ho při tom lapit (do magického kruhu, do magického lapače démonů a podobně).</text:p>
      <text:p text:style-name="P17">Kdo by to měl umět?</text:p>
      <text:p text:style-name="P19">- <text:span text:style-name="T256">exorcismus kněz, banishing kouzelník</text:span></text:p>
      <text:h text:style-name="P224" text:outline-level="3"><text:bookmark-start text:name="__RefHeading___Toc480_36631795"/>Vyhošťování démonů<text:bookmark-end text:name="__RefHeading___Toc480_36631795"/></text:h>
      <text:p text:style-name="P19">/<text:span text:style-name="T257">* banish */</text:span></text:p>
      <text:p text:style-name="P19">- <text:span text:style-name="T257">některé démony stačí zabít, případně jim zabít hostitele. Nestačí to ale vždycky – pokud je démon dostatečně mocný a chce v našem světě zůstat, může si vytvořit jiné tělo (což obvykle chvíli trvá) nebo posednout někoho jiného (obvykle někoho poblíž v okamžiku smrti hostitele).</text:span></text:p>
      <text:h text:style-name="P224" text:outline-level="3"><text:bookmark-start text:name="__RefHeading___Toc482_36631795"/>Ochranné kruhy<text:bookmark-end text:name="__RefHeading___Toc482_36631795"/></text:h>
      <text:p text:style-name="P19">- <text:span text:style-name="T213">dokud je kruh nepoškozený, démon nemůže dovnitř ani ven</text:span></text:p>
      <text:p text:style-name="P19"><text:soft-page-break/>- <text:span text:style-name="T213">účinkují vždy jen na určitý druh démonů, některé dokonce jen proti jednomu konkrétnímu. V obrazci je vždy zapsáno jeho jméno.<text:line-break/>- možná je vždycky potřeba jméno démona a kruhy tedy vždycky působí jen na jednoho konkrétního?</text:span></text:p>
      <text:h text:style-name="P224" text:outline-level="3"><text:bookmark-start text:name="__RefHeading___Toc484_36631795"/>Astrální démoni<text:bookmark-end text:name="__RefHeading___Toc484_36631795"/></text:h>
      <text:p text:style-name="P19">- <text:span text:style-name="T209">nemají hmotné tělo, jen duši. Posedávají hostitele. Dají se vymýtat.</text:span></text:p>
      <text:p text:style-name="P19">- <text:span text:style-name="T210">při smrti hostitele mohou a nemusejí posednout někoho jiného poblíž (obecně by je měla smrt hostitele vyhnat)</text:span></text:p>
      <text:p text:style-name="P19">- <text:span text:style-name="T211">obvykle je někdo </text:span><text:span text:style-name="T4">p</text:span><text:span text:style-name="T5">ři</text:span><text:span text:style-name="T211">volá omylem, místo jiného démona</text:span></text:p>
      <text:h text:style-name="P238" text:outline-level="5">Vymítání astrálních démonů</text:h>
      <text:h text:style-name="P239" text:outline-level="4">Démon hamižnosti</text:h>
      <text:h text:style-name="P239" text:outline-level="4">Démon chtíče</text:h>
      <text:h text:style-name="P239" text:outline-level="4">Démon neživota</text:h>
      <text:p text:style-name="P19">- <text:span text:style-name="T211">zabíjí, z mrtvol se stávají zombie</text:span></text:p>
      <text:h text:style-name="P224" text:outline-level="3"><text:bookmark-start text:name="__RefHeading___Toc486_36631795"/><text:span text:style-name="T127">D</text:span><text:span text:style-name="T128">émoni z j</text:span><text:span text:style-name="T130">iných</text:span><text:span text:style-name="T128"> d</text:span><text:span text:style-name="T129">imenzí</text:span><text:bookmark-end text:name="__RefHeading___Toc486_36631795"/></text:h>
      <text:p text:style-name="P8">- mají „hmotné tělo“. <text:span text:style-name="T219">Jejich duše je zároveň tělem, není je možné oddělit.</text:span></text:p>
      <text:p text:style-name="P19"><text:span text:style-name="T212">- </text:span><text:span text:style-name="T6">neposedávají a nedají se tedy vymýtat. Mohou ale někoho magicky ovládat.</text:span></text:p>
      <text:p text:style-name="P19"><text:span text:style-name="T6">- </text:span><text:span text:style-name="T8">není je možné definitivně zabít,</text:span><text:span text:style-name="T6"> </text:span><text:span text:style-name="T7">dají se </text:span><text:span text:style-name="T8">pouze</text:span><text:span text:style-name="T7"> zahnat (bahish) zpět do své domovské dimenze</text:span></text:p>
      <text:p text:style-name="P19"><text:soft-page-break/><text:span text:style-name="T7">- </text:span><text:span text:style-name="T9">tělo zabitého démona zmizí (leda by mu v tom někdo zabránil). </text:span><text:span text:style-name="T21">Důvod: Protože zmizí jejich duše a ta je zároveň jejich tělem.</text:span></text:p>
      <text:h text:style-name="P212" text:outline-level="2">Démoni hmotní</text:h>
      <text:p text:style-name="P82"><text:span text:style-name="T280">Démoni jsou bytosti </text:span><text:span text:style-name="T49">původem mimo fyzický svět. </text:span><text:span text:style-name="T50">Do našeho světa se nemohou dostat sami, musí je vždy někdo přivolat.<text:line-break/><text:tab/>Hmotní démoni, </text:span><text:span text:style-name="T51">na rozdíl od těch nehmotných,</text:span><text:span text:style-name="T50"> si po přivolání vytvoří fyzické tělo - obvykle stejné, jaké mají ve svém domovském světě, ale nezřídka dokáží svou podobu měnit.</text:span><text:span text:style-name="T52"><text:line-break/><text:tab/>K přivolání a následnému ovládání hmotného démona je třeba znát jeho pravé jméno – démon se musí pokusit splnit každý příkaz, který je uvedený jeho pravým jménem.</text:span></text:p>
      <text:p text:style-name="P82">• Jsou přivolaní z jiných světů.<text:line-break/>• Mají <text:span text:style-name="Emphasis">pravá jména</text:span>, pomocí nich se přivolávají a ovládají.<text:line-break/>• Někdo je vždycky musí přivolat, nemohou se sem dostat sami.<text:line-break/>• Snaží se vždy zabít toho, kdo je ovládnul. Když se jim to povede, nebo když dotyčný zemře z jiných důvodů, démon je volný a může si dělat, co chce.<text:line-break/>• Když je někdo zabije, jejich tělo zmizí. Pokud byl démon jen přivolán, tak zmizí natrvalo (tedy dokud ho nepřivolá někdo další). Pokud je pomocí rituálu přivázaný k našemu světu, tak si vytvoří nové tělo. Démon je vždy vázaný k nějakému předmětu (nebo tvoru)*, úplně se ho zbavit je možné jen zničením tohoto předmětu (nebo zabitím tohoto tvora).<text:line-break/>• Potřebují jíst a pít, ale nemohou zemřít hladem ani žízní - několik století uvězněný démon bude opravdu hodně hladový a ačkoliv je to jinak inteligentní tvor, roztrhá a sežere cokoliv živé, co se mu dostane do spárů.</text:p>
      <text:p text:style-name="P71">Zahánění démonů</text:p>
      <text:p text:style-name="P82"><text:soft-page-break/>• Hmotné démony stačí zabít. Pokud jsou ale vázáni k našemu světu, tak je ještě třeba zničit to, k čemu jsou připoutáni, jinak se po čase objeví znovu.<text:line-break/><text:line-break/><text:span text:style-name="Emphasis">edit:</text:span> Pak je ještě možnost provést znovu přivolávací rituál a pronést přitom jméno démona pozpátku. Démon nemusí být přítomen.</text:p>
      <text:h text:style-name="P225" text:outline-level="3">Achrat</text:h>
      <text:p text:style-name="P150">(diblík)</text:p>
      <text:h text:style-name="P225" text:outline-level="3">Mogror</text:h>
      <text:p text:style-name="P150">(dlouhlavý pes)</text:p>
      <text:h text:style-name="P225" text:outline-level="3">Urgragor</text:h>
      <text:p text:style-name="P150">(démonický strážce)</text:p>
      <text:h text:style-name="P212" text:outline-level="2">Démoni nehmotní</text:h>
      <text:p text:style-name="P165"><text:span text:style-name="T225">• </text:span><text:span text:style-name="T226">Nehmotné démony je možné vymítat*, nebo zabít posednutou osobu, případně zničit předmět, ve kterém je démon zakletý. V některých případech může vyhnaný démon posednout někoho dalšího poblíž, nezřídka samotného vymítače (TODO: jak se zbavit takového démona? Asi tak, že vymítanou osobu umístím do ochranného kruhu, skrz který démon nemůže projít).</text:span> </text:p>
      <text:p text:style-name="P82">TODO</text:p>
      <text:p text:style-name="P72">Démon zla</text:p>
      <text:p text:style-name="P73">/<text:span text:style-name="T281">* původně </text:span>Démon Rudé oko <text:span text:style-name="T281">*/</text:span></text:p>
      <text:p text:style-name="P73">- prokletí předmětu, zhorší majiteli přesvědčení. Asi nebrat (nebo možná jo, ale tak, že ho jednorázově donutí udělat nějaký zvěrstvo).</text:p>
      <text:p text:style-name="P74"><text:soft-page-break/>Démon alkoholu</text:p>
      <text:p text:style-name="P32">Démon touhy po zlatě</text:p>
      <text:p text:style-name="P75">Démon lakoty</text:p>
      <text:p text:style-name="P23">Démon chechtavého šílenství</text:p>
      <text:p text:style-name="P76">Démon touhy po krvi</text:p>
      <text:p text:style-name="P76">/* Démon krvelačnosti */</text:p>
      <text:p text:style-name="P24">Démon únavy</text:p>
      <text:p text:style-name="P24">- asi nebrat, nezajímavej</text:p>
      <text:p text:style-name="P77">Démon obžerství</text:p>
      <text:p text:style-name="P25">Démon marnosti života</text:p>
      <text:p text:style-name="P25">- to zní zajímavě, postava se bude snažit spáchat sebevraždu. Ovšem co když se jí to podaří? Takže to asi není až tak dobrej nápad.</text:p>
      <text:p text:style-name="P78">Démon nenávisti</text:p>
      <text:p text:style-name="P79">Démon touhy po moci</text:p>
      <text:p text:style-name="P80">/<text:span text:style-name="T282">* původně </text:span>Démon temnoty <text:span text:style-name="T282">*/</text:span><text:line-break/>- dá postavě nějaký cíl a pomáhá jí ho dosáhnout (moc nad náhodou).<text:line-break/>- jméno démona je divný, ale jinak to zní použitelně</text:p>
      <text:p text:style-name="P81">Larva<text:line-break/>- asi nebrat</text:p>
      <text:p text:style-name="P83">I když – larva je asi fajn coby démon, jehož cílem je přivolávat do světa další démony. Možná spíš „dveřník“ (gatekeeper), „přivolávač“, nebo tak něco?</text:p>
      <text:h text:style-name="P213" text:outline-level="2"><text:soft-page-break/>Cizí postavy</text:h>
      <text:p text:style-name="P88">Cizí postavy jsou všichni obyvatelé vašeho herního světa, kteří nemají vlastního <text:span text:style-name="T285">stálého</text:span> hráče. <text:span text:style-name="T286">Dělí se na dobrodruhy, ať už stávající nebo bývalé, a na všechny ostatní.<text:line-break/><text:tab/>Dobrodruzi se stejně jako hráčské postavy vydávají do nebezpečných míst, případně tím strávili podstatnou část svého života. Mohou to být například mistři, od kterých se postavy učí při postupu na vyšší úroveň, jiná družina dobrodruhů, se kterou budou spolupracovat, soupeřit, nebo si třeba jen povyměňují příběhy a informace, nebo bývalí dobrodruzi, kteří se usadili a živí se jako obyčejní lidé, případně si užívají bohatství z nalezených pokladů. Platí pro ně stejná pravidla jako pro hráčské postavy: Postupují po úrovních, rostou jim při tom vlastnosti a počet dovedností, schopností, kouzel a alchymistických receptů, které mohou znát.</text:span></text:p>
      <text:p text:style-name="P88"/>
      <text:p text:style-name="P88"><text:span text:style-name="T287">M</text:span>ůžeš <text:span text:style-name="T287">je</text:span> vytvořit:</text:p>
      <text:list xml:id="list3516398394" text:style-name="L1">
        <text:list-item>
          <text:p text:style-name="P249">Stejně jako vlastní postavy.</text:p>
        </text:list-item>
        <text:list-item>
          <text:p text:style-name="P249"><text:span text:style-name="T288">Určením vlastností a v</text:span>ýběrem <text:span text:style-name="T288">několika</text:span> dovedností, <text:span text:style-name="T288">případně schopností</text:span>.</text:p>
        </text:list-item>
      </text:list>
      <text:p text:style-name="P89"/>
      <text:p text:style-name="P89">První možnost se hodí pro tvorbu dobrodruhů, kteří se stejně jako hráčské postavy vydávají do nebezpečných míst, případně tím strávili podstatnou část svého života. Mohou to být například mistři, od kterých se postavy učí při <text:span text:style-name="T289">postupu</text:span> na vyšší úroveň, jiná družina dobrodruhů, se kterou mohou spolupracovat, soupeřit, nebo si třeba jen povyměňovat příběhy a informace, nebo bývalí dobrodru<text:soft-page-break/>zi, kteří se usadili a živí se jako obyčejní lidé, <text:span text:style-name="T290">případně si užívají bohatství z nalezených pokladů</text:span>. <text:span text:style-name="T290">Není moc vhodné takto tvořit obyčejné vojáky, stráže, vládce, vědmy, čaroděje, lovce a podobně, na to se hodí spíš druhá možnost.</text:span></text:p>
      <text:h text:style-name="P240" text:outline-level="4">Určení vlastností cizí postavy</text:h>
      <text:list xml:id="list3910730302" text:style-name="L2">
        <text:list-item>
          <text:p text:style-name="P250">Děti, starci a podobně budou mít vlastnosti 2 1 1 nebo dokonce 1 1 1.</text:p>
        </text:list-item>
        <text:list-item>
          <text:p text:style-name="P250">Valná většina <text:span text:style-name="T291">obyčejných</text:span> lidí, elfů a ostatních příslušníků hratelných ras má vlastnosti 3 2 1.</text:p>
        </text:list-item>
        <text:list-item>
          <text:p text:style-name="P250">Váleční veteráni, <text:span text:style-name="T291">členové speciálních jednotek a podobně mají vlastnosti <text:s/>4 3 2.</text:span></text:p>
        </text:list-item>
        <text:list-item>
          <text:p text:style-name="P251">Nejlepší z nejlepších mají vlastnosti 5 <text:span text:style-name="T292">4</text:span> <text:span text:style-name="T292">3</text:span>. Sem mistři šermu, elitní <text:span text:style-name="T293">nájemní</text:span> vrazi, mocní mágové <text:span text:style-name="T294">a podobně.</text:span></text:p>
        </text:list-item>
      </text:list>
      <text:p text:style-name="P90">- <text:span text:style-name="T295">postavy na mistrovských úrovních jsou silnější než drtivá většina ostatních.</text:span></text:p>
      <text:h text:style-name="P226" text:outline-level="3">Cizí postavy s dobrodružným povoláním</text:h>
      <text:p text:style-name="P91">Když cizí postavu vytvoříš stejně jako hráčskou postavu, vyjde ti někdo s dobrodružným povoláním – kouzelník, hraničář a podobně. Nemusí být na stejné úrovni jako hráčské postavy.<text:line-break/><text:tab/>Takto můžeš vytvořit například mistra, od kterého se postavy učí při přechodu na nižší úroveň, družinu cizích postav, které se také živí prozkoumáváním nebezpečných míst, <text:span text:style-name="T296">nebo třeba bývalého válečníka, který se usadil a živí se teď jako kovář</text:span>. Není ale moc vhodné tvořit takto nedobrodružné postavy <text:span text:style-name="T296">jako</text:span> třeba městskou stráž, lovce z divočiny a podobně.<text:line-break/><text:soft-page-break/><text:tab/><text:span text:style-name="T297">Cizí postavy s dobrodružným povoláním nemusíš nutně tvořit do posledního detailu. Obvykle stačí jméno nebo přezdívka, základní charakterizace, hrubá představa o tom, na jaké schopnosti se soustředí a seznam, jaké zbraně a zbroj nosí viditelně.</text:span></text:p>
      <text:p text:style-name="P155">Příklad<text:span text:style-name="T298">y</text:span>:</text:p>
      <text:list xml:id="list2240195661" text:style-name="L3">
        <text:list-item>
          <text:p text:style-name="P252"><text:span text:style-name="T300">Barbarský kouzelník </text:span><text:span text:style-name="T299">Hro</text:span><text:span text:style-name="T301">t</text:span><text:span text:style-name="T299">gar </text:span><text:span text:style-name="T300">(</text:span>6. úrov<text:span text:style-name="T296">eň)</text:span>, specialista na ledová kouzla <text:span text:style-name="T322">s těžkou dubovou holí zahalený do dlouhého modrého pláště</text:span>.</text:p>
        </text:list-item>
        <text:list-item>
          <text:p text:style-name="P253">Hobití zloděj Svišť (3. úroveň), <text:span text:style-name="T323">protřelý podvodník s </text:span><text:span text:style-name="T325">odhadem na lidi</text:span><text:span text:style-name="T323"> a </text:span><text:span text:style-name="T325">průměrnou tváří</text:span><text:span text:style-name="T323">. Nosí lehkou zbroj, kuši a dýku.</text:span></text:p>
        </text:list-item>
      </text:list>
      <text:p text:style-name="P92">Když se družina s takto připravenými cizími postavami pustí do boje, <text:span text:style-name="T338">přidávej jim schopnosti či vybavení podle potřeby – není to sice úplně fér, ale ušetří ti to hromadu práce s přípravou, kterou bys s největší pravděpodobností nepoužil. Určitě se ale drž toho, co už jsi jednou určil: Hrotgar je specialista na ledová kouzla, takže by neměl seslat </text:span><text:span text:style-name="T326">ohnivý oblouk</text:span><text:span text:style-name="T338">, přestože by se mu zrovna hodil. Dodržuj také omezení na to, kolik schopností, kouzel a podobně může postava na dané úrovni mít, a vybírej pouze z těch, které se mohou naučit (Svišť by například neměl mít žádnou mistrovskou schopnost).</text:span></text:p>
      <text:h text:style-name="P227" text:outline-level="3">Cizí postavy s dobrodružnými schopnostmi</text:h>
      <text:p text:style-name="P86">- <text:span text:style-name="T298">nemají celé dobrodružné povolání, pouze jednu nebo dvě schopnosti.</text:span></text:p>
      <text:p text:style-name="P155">Příklady:</text:p>
      <text:list xml:id="list3892614291" text:style-name="L4">
        <text:list-item>
          <text:p text:style-name="P254">Kapitán gardy s <text:span text:style-name="T324">velitelským hlasem</text:span>.</text:p>
        </text:list-item>
        <text:list-item>
          <text:p text:style-name="P255">Kovář s <text:span text:style-name="T324">drtivým stiskem</text:span>.</text:p>
        </text:list-item>
        <text:list-item>
          <text:p text:style-name="P255"><text:soft-page-break/>Gladiátor s <text:span text:style-name="T324">bojovým šílenstvím</text:span>.</text:p>
        </text:list-item>
        <text:list-item>
          <text:p text:style-name="P256">Poustevník znalý <text:span text:style-name="T324">řeči zvířat</text:span>.</text:p>
        </text:list-item>
        <text:list-item>
          <text:p text:style-name="P257"><text:span text:style-name="T339">Hypnotizér</text:span> s kouzlem <text:span text:style-name="T324">hypnóza</text:span>.</text:p>
        </text:list-item>
        <text:list-item>
          <text:p text:style-name="P258">Sapér, který umí vyrobit <text:span text:style-name="T324">ohnivou hlínu</text:span> a <text:span text:style-name="T324">bombu</text:span>.</text:p>
        </text:list-item>
        <text:list-item>
          <text:p text:style-name="P259">Vyhlášený sukničkář se <text:span text:style-name="T324">svůdným hlasem</text:span>.</text:p>
        </text:list-item>
        <text:list-item>
          <text:p text:style-name="P260">Ostrostřelec se schopností <text:span text:style-name="T324">přesný výstřel</text:span>.</text:p>
        </text:list-item>
      </text:list>
      <text:p text:style-name="P93">Mohou mít dovednosti (lovec umí lovit apod.)</text:p>
      <text:p text:style-name="P87">TODO</text:p>
      <text:p text:style-name="P87">- asi to sloučit s „obyvatelema“</text:p>
      <text:p text:style-name="P87">- vojáci a stráže nemusí mít povolání, <text:span text:style-name="T283">prostě jim</text:span> dej vlastnosti podle toho, jak jsou dobří <text:span text:style-name="T284">(hlavní vlastnost 3-5)</text:span>.</text:p>
      <text:h text:style-name="P214" text:outline-level="2">Dra<text:span text:style-name="T260">ci</text:span></text:h>
      <text:p text:style-name="P95">Mají tendenci hromadit poklady.</text:p>
      <text:p text:style-name="P96">Spící drak.</text:p>
      <text:p text:style-name="P94"><text:span text:style-name="T340">Bílý – mráz, schopnost: mrazivá </text:span><text:span text:style-name="T53">v</text:span><text:span text:style-name="T54">ánice, </text:span><text:span text:style-name="T55">prostředí: zasněžené hory, ledové pláně<text:line-break/>- </text:span><text:span text:style-name="T56">může protivníka zmrazit do kostky ledu</text:span></text:p>
      <text:p text:style-name="P26">Černý – <text:span text:style-name="T341">žíravina, schopnost: tma, možná černý kouř, prostředí: bažiny</text:span></text:p>
      <text:p text:style-name="P94"><text:span text:style-name="T340">Zelený – jed, schopnost: mlha, prostředí: </text:span><text:span text:style-name="T57">l</text:span><text:span text:style-name="T55">esy</text:span></text:p>
      <text:p text:style-name="P94"><text:span text:style-name="T342">Rudý – oheň, schopnost: </text:span><text:span text:style-name="T54">v</text:span><text:span text:style-name="T58">láda nad ohněm</text:span><text:span text:style-name="T342">, prostředí: sopka</text:span></text:p>
      <text:p text:style-name="P97"><text:soft-page-break/>Modrý – voda? <text:span text:style-name="T343">led? Horká pára? Možná vůbec nepoužívají dech</text:span>, schopnost: vyvolání bouře nebo vodního proudu, prostředí: jezera, oceány. <text:span text:style-name="T344">Žijí často pod vodou</text:span></text:p>
      <text:p text:style-name="P94"><text:span text:style-name="T345">Žlutý</text:span><text:span text:style-name="T346"> – </text:span><text:span text:style-name="T58">žhavý vzduch jako z pece</text:span><text:span text:style-name="T346">, schopnost: dusivé horko, prostředí: rozpálená poušť /* sloučit s rudým */</text:span></text:p>
      <text:p text:style-name="P22">Zlatý - ?</text:p>
      <text:p text:style-name="P98">IDEA: Staty podle velikosti, ne podle barvy. Barva určuje jen druh dechu a imunitu. <text:span text:style-name="T347">Ideálně i schopnosti podle barvy.</text:span></text:p>
      <text:p text:style-name="P99">Starší draci by taky měli mít víc schopností.</text:p>
      <text:p text:style-name="P100">Každý drak by měl mít unikátní sadu schopností.</text:p>
      <text:p text:style-name="P101">Použití dechu: drak se musí jedno kolo pořádně nadechnout (neútočí)</text:p>
      <text:p text:style-name="P98">Dráče</text:p>
      <text:p text:style-name="P98">- <text:span text:style-name="T348">ještě nemá dech</text:span></text:p>
      <text:p text:style-name="P98">Mladý drak</text:p>
      <text:p text:style-name="P98">- <text:span text:style-name="T348">má už dech, ale ne další schopnosti</text:span></text:p>
      <text:p text:style-name="P98">Dospělý drak</text:p>
      <text:p text:style-name="P98">Starý drak</text:p>
      <text:p text:style-name="P102">Schopnosti draků:</text:p>
      <text:p text:style-name="P102">- zmámení</text:p>
      <text:p text:style-name="P102">- rozkaz</text:p>
      <text:p text:style-name="P102">- <text:span text:style-name="T347">děsivý řev</text:span></text:p>
      <text:p text:style-name="P102"><text:soft-page-break/>- <text:span text:style-name="T349">spánek</text:span></text:p>
      <text:p text:style-name="P102">- <text:span text:style-name="T350">paralýza</text:span></text:p>
      <text:p text:style-name="P102">- <text:span text:style-name="T347">bojová telekineze (rozhýbe všechny předměty kolem)</text:span></text:p>
      <text:p text:style-name="P94"><text:span text:style-name="T351">- </text:span><text:span text:style-name="T59">metamorfóza (do člověka, do elfa a podobně) – to se celkem hodí k zeleným drakům</text:span></text:p>
      <text:p text:style-name="P103">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p text:style-name="P124">TODO: Čím se hází na útok dechem? Asi Fyzičkou...</text:p>
      <text:h text:style-name="P215" text:outline-level="2">Dra<text:span text:style-name="T260">ci</text:span></text:h>
      <text:p text:style-name="P34">Velikost, vlastnosti, <text:span text:style-name="T398">kvalita zbroje</text:span> a zranění draků závisí na jejich velikosti:</text:p>
      <table:table table:name="Tabulka2" table:style-name="Tabulka2">
        <table:table-column table:style-name="Tabulka2.A"/>
        <table:table-column table:style-name="Tabulka2.B" table:number-columns-repeated="5"/>
        <table:table-column table:style-name="Tabulka2.G"/>
        <table:table-column table:style-name="Tabulka2.H"/>
        <table:table-row>
          <table:table-cell table:style-name="Tabulka2.A1" table:number-columns-spanned="8" office:value-type="string">
            <text:p text:style-name="P197">Vlastnosti draků</text:p>
          </table:table-cell>
          <table:covered-table-cell/>
          <table:covered-table-cell/>
          <table:covered-table-cell/>
          <table:covered-table-cell/>
          <table:covered-table-cell/>
          <table:covered-table-cell/>
          <table:covered-table-cell/>
        </table:table-row>
        <table:table-row>
          <table:table-cell table:style-name="Tabulka2.A2" office:value-type="string">
            <text:p text:style-name="P208"/>
          </table:table-cell>
          <table:table-cell table:style-name="Tabulka2.B2" office:value-type="string">
            <text:p text:style-name="P198">Fyzička</text:p>
          </table:table-cell>
          <table:table-cell table:style-name="Tabulka2.B2" office:value-type="string">
            <text:p text:style-name="P198">Finesa</text:p>
          </table:table-cell>
          <table:table-cell table:style-name="Tabulka2.B2" office:value-type="string">
            <text:p text:style-name="P198">Duš<text:span text:style-name="T399">e</text:span></text:p>
          </table:table-cell>
          <table:table-cell table:style-name="Tabulka2.B2" office:value-type="string">
            <text:p text:style-name="P198">Životy</text:p>
          </table:table-cell>
          <table:table-cell table:style-name="Tabulka2.B2" office:value-type="string">
            <text:p text:style-name="P200">Zbroj</text:p>
          </table:table-cell>
          <table:table-cell table:style-name="Tabulka2.B2" office:value-type="string">
            <text:p text:style-name="P199">Zranění</text:p>
          </table:table-cell>
          <table:table-cell table:style-name="Tabulka2.H2" office:value-type="string">
            <text:p text:style-name="P198">Dech</text:p>
          </table:table-cell>
        </table:table-row>
        <table:table-row>
          <table:table-cell table:style-name="Tabulka2.A2" office:value-type="string">
            <text:p text:style-name="P204">Dráče</text:p>
          </table:table-cell>
          <table:table-cell table:style-name="Tabulka2.B2" office:value-type="string">
            <text:p text:style-name="P205">5</text:p>
          </table:table-cell>
          <table:table-cell table:style-name="Tabulka2.B2" office:value-type="string">
            <text:p text:style-name="P205">2</text:p>
          </table:table-cell>
          <table:table-cell table:style-name="Tabulka2.B2" office:value-type="string">
            <text:p text:style-name="P201">4</text:p>
          </table:table-cell>
          <table:table-cell table:style-name="Tabulka2.B2" office:value-type="string">
            <text:p text:style-name="P205">12</text:p>
          </table:table-cell>
          <table:table-cell table:style-name="Tabulka2.B2" office:value-type="string">
            <text:p text:style-name="P202">1</text:p>
          </table:table-cell>
          <table:table-cell table:style-name="Tabulka2.B2" office:value-type="string">
            <text:p text:style-name="P205">2</text:p>
          </table:table-cell>
          <table:table-cell table:style-name="Tabulka2.H2" office:value-type="string">
            <text:p text:style-name="P206">-</text:p>
          </table:table-cell>
        </table:table-row>
        <table:table-row>
          <table:table-cell table:style-name="Tabulka2.A2" office:value-type="string">
            <text:p text:style-name="P208">Mladý drak</text:p>
          </table:table-cell>
          <table:table-cell table:style-name="Tabulka2.B2" office:value-type="string">
            <text:p text:style-name="P206">7</text:p>
          </table:table-cell>
          <table:table-cell table:style-name="Tabulka2.B2" office:value-type="string">
            <text:p text:style-name="P205">4</text:p>
          </table:table-cell>
          <table:table-cell table:style-name="Tabulka2.B2" office:value-type="string">
            <text:p text:style-name="P203">6</text:p>
          </table:table-cell>
          <table:table-cell table:style-name="Tabulka2.B2" office:value-type="string">
            <text:p text:style-name="P207">1<text:span text:style-name="T400">6</text:span></text:p>
          </table:table-cell>
          <table:table-cell table:style-name="Tabulka2.B2" office:value-type="string">
            <text:p text:style-name="P202">2</text:p>
          </table:table-cell>
          <table:table-cell table:style-name="Tabulka2.B2" office:value-type="string">
            <text:p text:style-name="P207">3</text:p>
          </table:table-cell>
          <table:table-cell table:style-name="Tabulka2.H2" office:value-type="string">
            <text:p text:style-name="P207"><text:span text:style-name="T400">6</text:span> kz</text:p>
          </table:table-cell>
        </table:table-row>
        <table:table-row>
          <table:table-cell table:style-name="Tabulka2.A5" office:value-type="string">
            <text:p text:style-name="P208">Dospělý drak</text:p>
          </table:table-cell>
          <table:table-cell table:style-name="Tabulka2.B5" office:value-type="string">
            <text:p text:style-name="P205">9</text:p>
          </table:table-cell>
          <table:table-cell table:style-name="Tabulka2.B5" office:value-type="string">
            <text:p text:style-name="P205">6</text:p>
          </table:table-cell>
          <table:table-cell table:style-name="Tabulka2.B5" office:value-type="string">
            <text:p text:style-name="P205">8</text:p>
          </table:table-cell>
          <table:table-cell table:style-name="Tabulka2.B5" office:value-type="string">
            <text:p text:style-name="P207">20</text:p>
          </table:table-cell>
          <table:table-cell table:style-name="Tabulka2.B5" office:value-type="string">
            <text:p text:style-name="P202">3</text:p>
          </table:table-cell>
          <table:table-cell table:style-name="Tabulka2.B5" office:value-type="string">
            <text:p text:style-name="P207">4</text:p>
          </table:table-cell>
          <table:table-cell table:style-name="Tabulka2.H5" office:value-type="string">
            <text:p text:style-name="P207">10 kz</text:p>
          </table:table-cell>
        </table:table-row>
      </table:table>
      <text:p text:style-name="P196"/>
      <text:p text:style-name="P188"><text:span text:style-name="T193">Rychlost:</text:span><text:span text:style-name="T141"> </text:span><text:span text:style-name="T163">n</text:span><text:span text:style-name="T164">a zemi </text:span><text:span text:style-name="T165">jako člověk,</text:span><text:span text:style-name="T166"> ve vzduchu </text:span><text:span text:style-name="T165">nebo ve vodě</text:span><text:span text:style-name="T164"> jako kůň</text:span></text:p>
      <text:p text:style-name="P188"><text:span text:style-name="T194">Smysly:</text:span><text:span text:style-name="T147"> </text:span><text:span text:style-name="T163">zrak jako elf, čich jako pes, sluch jako kudůk, infravidění</text:span></text:p>
      <text:p text:style-name="P178"><text:span text:style-name="T240">⚔</text:span><text:span text:style-name="T241"><text:tab/></text:span><text:span text:style-name="T242">Zuby nebo drápy</text:span><text:span text:style-name="T237">:</text:span><text:span text:style-name="T232"> </text:span><text:span text:style-name="T233">Fyzička + k6, zranění viz tabulka</text:span></text:p>
      <text:p text:style-name="P192"><text:soft-page-break/><text:span text:style-name="T240">⚔</text:span><text:span text:style-name="T241"><text:tab/></text:span><text:span text:style-name="T243">Dech</text:span><text:span text:style-name="T237">:</text:span><text:span text:style-name="T232"> </text:span><text:span text:style-name="T233">Fyzička + k6 </text:span><text:span text:style-name="T234">proti Finese (když je za co uh</text:span><text:span text:style-name="T235">nout</text:span><text:span text:style-name="T234">) nebo Fyzičce</text:span><text:span text:style-name="T233">, zranění viz tabulka</text:span></text:p>
      <text:p text:style-name="P194"><text:span text:style-name="T238">Rozsah:</text:span><text:span text:style-name="T233"> v</text:span><text:span text:style-name="T236">šechno v </text:span><text:span text:style-name="T239">krátké vzdálenosti</text:span><text:span text:style-name="T236"> před drakem</text:span></text:p>
      <text:p text:style-name="P194"><text:span text:style-name="T238">Příprava:</text:span><text:span text:style-name="T233"> jedno kolo hlubokého nádechu</text:span></text:p>
      <text:p text:style-name="P178"><text:span text:style-name="T240">⚔<text:tab/></text:span><text:span text:style-name="T195">O</text:span><text:span text:style-name="T204">cas</text:span><text:span text:style-name="T195">:</text:span><text:span text:style-name="T137"> </text:span><text:span text:style-name="T167">Fyzička + k6,</text:span><text:span text:style-name="T137"> </text:span><text:span text:style-name="T168">zranění 0<text:line-break/>(obvykle jen sráží </text:span><text:span text:style-name="T169">nebo</text:span><text:span text:style-name="T168"> odhazuje)</text:span></text:p>
      <text:p text:style-name="P192"><text:span text:style-name="T240">⚔</text:span><text:span text:style-name="T241"><text:tab/></text:span><text:span text:style-name="T244">Děsivý řev</text:span><text:span text:style-name="T207">:</text:span><text:span text:style-name="T137"> </text:span><text:span text:style-name="T170">Duše + k6 proti Duši</text:span></text:p>
      <text:p text:style-name="P194"><text:span text:style-name="T324">Účinek:</text:span> <text:span text:style-name="T401">strach (</text:span><text:span text:style-name="T74">nevýhoda</text:span><text:span text:style-name="T75">)</text:span></text:p>
      <text:p text:style-name="P178"><text:span text:style-name="T324">Vzhled:</text:span> <text:span text:style-name="T76">V</text:span><text:span text:style-name="T402">elký, okřídlený plaz se silnými drápy a tlamou plnou ostrých zubů.</text:span></text:p>
      <text:p text:style-name="P178"><text:span text:style-name="T114">Pohyb:</text:span><text:span text:style-name="T60"> </text:span><text:span text:style-name="T76">D</text:span><text:span text:style-name="T77">raci jsou </text:span><text:span text:style-name="T78">rychlejší a obratnější</text:span><text:span text:style-name="T77"> ve vzduchu </text:span><text:span text:style-name="T79">nebo</text:span><text:span text:style-name="T77"> ve vodě, </text:span><text:span text:style-name="T78">na zemi jsou zhruba stejně pohybliví jako člověk</text:span><text:span text:style-name="T80">.</text:span></text:p>
      <text:p text:style-name="P178"><text:span text:style-name="T115">👣 </text:span><text:span text:style-name="T198">S</text:span><text:span text:style-name="T199">topy:</text:span><text:span text:style-name="T150"> </text:span><text:span text:style-name="T168">Otisky dračích tlap.</text:span></text:p>
      <text:p text:style-name="P178"><text:span text:style-name="T324">Boj:</text:span><text:span text:style-name="T299"> </text:span><text:span text:style-name="T303">Drak </text:span><text:span text:style-name="T81">d</text:span><text:span text:style-name="T82">okáže současně útočit</text:span><text:span text:style-name="T303"> svými zuby a drápy </text:span><text:span text:style-name="T304">a pokud </text:span><text:span text:style-name="T82">j</text:span><text:span text:style-name="T83">e někdo za ním</text:span><text:span text:style-name="T304">,</text:span><text:span text:style-name="T303"> </text:span><text:span text:style-name="T82">může ho</text:span><text:span text:style-name="T304"> srazit </text:span><text:span text:style-name="T305">nebo odhodit</text:span><text:span text:style-name="T304"> ocasem. Může tedy bez postihu útočit až na tři cíle najednou.</text:span></text:p>
      <text:list xml:id="list1373249883" text:style-name="L5">
        <text:list-item>
          <text:p text:style-name="P284"><text:span text:style-name="T324">Dračí dech:</text:span> <text:span text:style-name="T303">Když se </text:span><text:span text:style-name="T306">drak</text:span><text:span text:style-name="T303"> nadechne (jedno kolo </text:span><text:span text:style-name="T307">neútočí</text:span><text:span text:style-name="T303">), může použít svůj dech. </text:span><text:span text:style-name="T306">N</text:span><text:span text:style-name="T303">a útok si hází Fyzičk</text:span><text:span text:style-name="T306">a + k6, zranění záleží na jeho velikosti </text:span><text:span text:style-name="T308">(viz tabulka)</text:span><text:span text:style-name="T306"> a druh zranění záleží na </text:span><text:span text:style-name="T309">barvě</text:span><text:span text:style-name="T306"> draka – bílý drak vydechuje </text:span><text:span text:style-name="T404">mráz</text:span><text:span text:style-name="T306">, rudý drak </text:span><text:span text:style-name="T407">o</text:span><text:span text:style-name="T408">heň</text:span><text:span text:style-name="T306">, černý drak </text:span><text:span text:style-name="T410">ž</text:span><text:span text:style-name="T411">íravin</text:span><text:span text:style-name="T412">u</text:span><text:span text:style-name="T306">, modrý </text:span><text:span text:style-name="T413">b</text:span><text:span text:style-name="T414">lesky</text:span><text:span text:style-name="T306"> a zelený </text:span><text:span text:style-name="T390">je</text:span><text:span text:style-name="T391">dovatý plyn</text:span><text:span text:style-name="T303">. </text:span><text:span text:style-name="T310">Dráčata dech použít nedokáží.</text:span></text:p>
        </text:list-item>
      </text:list>
      <text:p text:style-name="P178"><text:span text:style-name="T120">I</text:span><text:span text:style-name="T121">munita</text:span><text:span text:style-name="T113">:</text:span><text:span text:style-name="T2"> </text:span><text:span text:style-name="T84">Všichni draci jsou imunní proti zranění svým dechem – bílý drak je tedy imunní proti </text:span><text:span text:style-name="T405">mr</text:span><text:span text:style-name="T406">a</text:span><text:span text:style-name="T405">z</text:span><text:span text:style-name="T406">u</text:span><text:span text:style-name="T84">, rudý proti </text:span><text:span text:style-name="T407">o</text:span><text:span text:style-name="T408">h</text:span><text:span text:style-name="T409">ni</text:span><text:span text:style-name="T84"> atd.</text:span></text:p>
      <text:p text:style-name="P157"><text:soft-page-break/>Suroviny</text:p>
      <text:list xml:id="list223174893" text:style-name="L6">
        <text:list-item>
          <text:p text:style-name="P261"><text:span text:style-name="T85">Ze skořápky</text:span><text:span text:style-name="T86"> d</text:span><text:span text:style-name="T84">račí</text:span><text:span text:style-name="T86">ho</text:span><text:span text:style-name="T84"> vejce </text:span><text:span text:style-name="T86">může alchymista vytěžit 33 magů.</text:span></text:p>
        </text:list-item>
        <text:list-item>
          <text:p text:style-name="P285"><text:span text:style-name="T84">Z dračích šupin </text:span><text:span text:style-name="T87">(prodej: 200 zl)</text:span><text:span text:style-name="T84"> jde vyrobit </text:span><text:span text:style-name="T121">dračí zbroj</text:span><text:span text:style-name="T84">.</text:span></text:p>
        </text:list-item>
        <text:list-item>
          <text:p text:style-name="P262"><text:span text:style-name="T86">Z </text:span><text:span text:style-name="T2">dračích očí </text:span><text:span text:style-name="T88">(prodej 50 zl)</text:span><text:span text:style-name="T2"> může alchymista vytěžit 16 magů nebo vyrobit </text:span><text:span text:style-name="T113">elixír dračího zraku</text:span><text:span text:style-name="T2">.</text:span></text:p>
        </text:list-item>
        <text:list-item>
          <text:p text:style-name="P261"><text:span text:style-name="T86">Z d</text:span><text:span text:style-name="T2">račí</text:span><text:span text:style-name="T86">ho</text:span><text:span text:style-name="T2"> srdce </text:span><text:span text:style-name="T89">(prodej 100 zl)</text:span><text:span text:style-name="T2"> </text:span><text:span text:style-name="T86">může alchymista vytěžit 55 magů </text:span><text:span text:style-name="T89">nebo vyrobit </text:span><text:span text:style-name="T122">elixír mládí</text:span><text:span text:style-name="T86">.</text:span></text:p>
        </text:list-item>
        <text:list-item>
          <text:p text:style-name="P263"><text:span text:style-name="T86">P</text:span><text:span text:style-name="T2">okud někdo podepíše smlouvu nebo přísahu sepsanou dračí krví (prodej 50 zl) a nedodrží ji, na čele se mu objeví nápis určený při </text:span><text:span text:style-name="T90">jejím</text:span><text:span text:style-name="T2"> sepsání (například „křivopřísežník“, „podvodník“ a podobně). </text:span><text:span text:style-name="T91">Není jej možno odstranit chirurgicky ani magicky. Jediný způsob, jak se ho zbavit, je dostát podmínkám smlouvy, nebo </text:span><text:span text:style-name="T92">ji</text:span><text:span text:style-name="T91"> důkladně zničit, například spálit.</text:span></text:p>
        </text:list-item>
        <text:list-item>
          <text:p text:style-name="P264"><text:span text:style-name="T91">D</text:span><text:span text:style-name="T2">račí zuby, spáry a kosti nejsou magické, vyrábí se z nich ale různé předměty podobně jako ze slonoviny. Zuby z jednoho draka mají prodejní cenu 50 zl, spáry 25 zl a kosti </text:span><text:span text:style-name="T93">2</text:span><text:span text:style-name="T2">00 zl – pozor ale na to, že kosti dospělého draka dohromady váží skoro tunu, takže </text:span><text:span text:style-name="T94">je</text:span><text:span text:style-name="T2"> může být problém odnést.</text:span></text:p>
        </text:list-item>
      </text:list>
      <text:p text:style-name="P128">Dra<text:span text:style-name="T415">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P241" text:outline-level="4"><text:bookmark-start text:name="__RefHeading___Toc5546_4216715273"/><text:soft-page-break/>Bílý drak<text:bookmark-end text:name="__RefHeading___Toc5546_4216715273"/></text:h>
      <text:p text:style-name="P188"><text:span text:style-name="T324">Dech:</text:span> <text:span text:style-name="T403">mráz</text:span></text:p>
      <text:p text:style-name="P188"><text:span text:style-name="T324">Prostředí:</text:span> zasněžené hory, ledové pláně</text:p>
      <text:p text:style-name="P188"><text:span text:style-name="T324">Schopnost:</text:span> mrazivá vánice</text:p>
      <text:h text:style-name="P241" text:outline-level="4"><text:bookmark-start text:name="__RefHeading___Toc5548_4216715273"/><text:span text:style-name="T132">Černý</text:span> drak<text:bookmark-end text:name="__RefHeading___Toc5548_4216715273"/></text:h>
      <text:p text:style-name="P188"><text:span text:style-name="T324">Dech:</text:span> <text:span text:style-name="T410">ž</text:span><text:span text:style-name="T411">íravina</text:span></text:p>
      <text:p text:style-name="P188"><text:span text:style-name="T329">Prostředí:</text:span><text:span text:style-name="T416"> </text:span><text:span text:style-name="T95">b</text:span><text:span text:style-name="T96">ažiny, močály</text:span></text:p>
      <text:p text:style-name="P188"><text:span text:style-name="T324">Schopnost:</text:span> <text:span text:style-name="T97">temnota</text:span></text:p>
      <text:h text:style-name="P241" text:outline-level="4"><text:bookmark-start text:name="__RefHeading___Toc5550_4216715273"/><text:span text:style-name="T133">M</text:span><text:span text:style-name="T134">odrý</text:span> drak<text:bookmark-end text:name="__RefHeading___Toc5550_4216715273"/></text:h>
      <text:p text:style-name="P188"><text:span text:style-name="T324">Dech:</text:span> <text:span text:style-name="T413">b</text:span><text:span text:style-name="T414">lesky</text:span></text:p>
      <text:p text:style-name="P188"><text:span text:style-name="T329">Prostředí:</text:span><text:span text:style-name="T416"> moře, </text:span><text:span text:style-name="T98">v</text:span><text:span text:style-name="T99">elké řeky, jezera</text:span></text:p>
      <text:p text:style-name="P188"><text:span text:style-name="T324">Schopnost:</text:span> <text:span text:style-name="T417">bouře</text:span></text:p>
      <text:h text:style-name="P241" text:outline-level="4"><text:bookmark-start text:name="__RefHeading___Toc5552_4216715273"/><text:span text:style-name="T133">R</text:span><text:span text:style-name="T135">udý</text:span> drak<text:bookmark-end text:name="__RefHeading___Toc5552_4216715273"/></text:h>
      <text:p text:style-name="P188"><text:span text:style-name="T324">Dech:</text:span> <text:span text:style-name="T407">o</text:span><text:span text:style-name="T408">heň</text:span></text:p>
      <text:p text:style-name="P188"><text:span text:style-name="T324">Prostředí:</text:span> <text:span text:style-name="T418">kráter sopky, lávové pole, rozpálená poušť</text:span></text:p>
      <text:p text:style-name="P188"><text:span text:style-name="T324">Schopnost:</text:span> <text:span text:style-name="T419">hustý černý dým</text:span></text:p>
      <text:h text:style-name="P241" text:outline-level="4"><text:bookmark-start text:name="__RefHeading___Toc5554_4216715273"/><text:span text:style-name="T133">Zelený</text:span> drak<text:bookmark-end text:name="__RefHeading___Toc5554_4216715273"/></text:h>
      <text:p text:style-name="P188"><text:span text:style-name="T324">Dech:</text:span> <text:span text:style-name="T390">je</text:span><text:span text:style-name="T391">dovatý</text:span><text:span text:style-name="T100"> </text:span><text:span text:style-name="T101">plyn</text:span><text:span text:style-name="T102"><text:line-break/></text:span><text:span text:style-name="T123">Latence:</text:span><text:span text:style-name="T100"> </text:span><text:span text:style-name="T103">3</text:span><text:span text:style-name="T100"> kol</text:span><text:span text:style-name="T103">a</text:span><text:span text:style-name="T100"><text:line-break/></text:span><text:span text:style-name="T124">Příznaky:</text:span><text:span text:style-name="T104"> Bolest po celém těle, pálení očí, rozpraskání kůže, vykašlávání krve.</text:span></text:p>
      <text:p text:style-name="P188"><text:span text:style-name="T329">Prostředí:</text:span><text:span text:style-name="T416"> </text:span><text:span text:style-name="T95">h</text:span><text:span text:style-name="T96">luboké lesy</text:span></text:p>
      <text:p text:style-name="P188"><text:span text:style-name="T329">Schopnost:</text:span><text:span text:style-name="T416"> hustá mlha</text:span></text:p>
      <text:h text:style-name="P228" text:outline-level="3"><text:bookmark-start text:name="__RefHeading___Toc5556_4216715273"/><text:soft-page-break/>Schopnosti draků<text:bookmark-end text:name="__RefHeading___Toc5556_4216715273"/></text:h>
      <text:p text:style-name="P126">Kromě dechu mají draci ještě <text:span text:style-name="T420">další</text:span> zvláštní schopnosti: <text:span text:style-name="T420">jednu podle své barvy a dalších několik z následujícího seznamu:</text:span> <text:span text:style-name="T420">mladý drak jednu, dospělý dvě až tři. </text:span>Jaké to budou můžeš určit úvahou nebo náhodně.<text:line-break/><text:tab/><text:span text:style-name="T420">Schopnost podle barvy může drak používat neomezeně. Zelený drak tedy například může kolem sebe neustále udržovat hustou mlhu, kolem rudého draka může pořád být mrak hustého černého dýmu. Dosah těchto schopností záleží na tom, kolik na to má drak času – obklopit se hustou mlhou mu zabere pár kol, zaplnit celé údolí může trvat několik hodin.</text:span><text:line-break/><text:tab/><text:span text:style-name="T421">Každou z následujících </text:span>schopnost<text:span text:style-name="T420">í může drak znovu použít až za několik minut. Pokud jich má více, může je všechny použít hned po sobě, zopakovat to ale dokáže až za několik minut. Použití trvá vždy jedno kolo, po které drak nemůže útočit ani používat svůj dech.</text:span></text:p>
      <text:list xml:id="list3310341056" text:style-name="L7">
        <text:list-item>
          <text:p text:style-name="P265"><text:span text:style-name="T125">P</text:span><text:span text:style-name="T126">lošná</text:span><text:span text:style-name="T330"> telekineze:</text:span><text:span text:style-name="T422"> Duše + k6 proti Duši, zranění od 0 do +3 podle předmětu</text:span></text:p>
          <text:list>
            <text:list-header>
              <text:p text:style-name="P265"><text:span text:style-name="T324">Rozsah:</text:span> všechno v <text:span text:style-name="T324">krátké vzdálenosti<text:line-break/></text:span><text:span text:style-name="T331">Trvání</text:span><text:span text:style-name="T324">:</text:span><text:span text:style-name="T299"> </text:span><text:span text:style-name="T311">po dobu </text:span><text:span text:style-name="T331">udržování</text:span></text:p>
            </text:list-header>
          </text:list>
          <text:p text:style-name="P265"><text:span text:style-name="T422">Drak ovládá silnější formu hraničářské </text:span><text:span text:style-name="T332">telekineze</text:span><text:span text:style-name="T423">. Dokáže najednou hýbat všemi předměty v </text:span><text:span text:style-name="T332">krátké vzdálenosti</text:span><text:span text:style-name="T423">, může jimi útočit a zvládne dokonce zvednout postavy a někam je odhodit odhodit: když se postava má čeho chytit, hází si Fyzičkou, jinak hází 0 + k6.</text:span></text:p>
        </text:list-item>
      </text:list>
      <text:list xml:id="list223974210" text:style-name="L8">
        <text:list-item>
          <text:p text:style-name="P266"><text:span text:style-name="T324">Spánek:</text:span> <text:span text:style-name="T424">Duše + k6 proti Duši</text:span></text:p>
          <text:list>
            <text:list-header>
              <text:p text:style-name="P266"><text:span text:style-name="T324">Rozsah:</text:span> vš<text:span text:style-name="T425">ichni</text:span> v<text:span text:style-name="T426">e</text:span> <text:span text:style-name="T426">střední</text:span><text:span text:style-name="T324"> vzdálenosti<text:line-break/></text:span><text:span text:style-name="T333">Účinek:</text:span><text:span text:style-name="T424"> za první úspěch ospalost, za druhý malátnost (nevýhoda), za třetí hluboký spánek</text:span></text:p>
            </text:list-header>
          </text:list>
          <text:p text:style-name="P266"><text:soft-page-break/>Drak pošle telepatický příkaz v dračí řeči všem živým bytostem v okolí. Pokud neodolají, okamžitě hluboce usnou a probudí je jen fyzická bolest (například v důsledku zranění).</text:p>
        </text:list-item>
        <text:list-item>
          <text:p text:style-name="P266"><text:span text:style-name="T334">Zm</text:span><text:span text:style-name="T335">ate</text:span><text:span text:style-name="T334">ní:</text:span><text:span text:style-name="T427"> Duše + k6 proti Duši</text:span></text:p>
          <text:list>
            <text:list-header>
              <text:p text:style-name="P266"><text:span text:style-name="T324">Rozsah:</text:span> vš<text:span text:style-name="T425">ichni</text:span> v <text:span text:style-name="T335">dlouhé</text:span><text:span text:style-name="T324"> vzdálenosti<text:line-break/></text:span><text:span text:style-name="T333">Účinek:</text:span><text:span text:style-name="T424"> počet úspěchů je počet kol, po která budou cíle zmatené</text:span></text:p>
            </text:list-header>
          </text:list>
          <text:p text:style-name="P266"><text:span text:style-name="T428">Všichni inteligentní tvorové v </text:span><text:span text:style-name="T335">dlouhé vzdálenosti</text:span><text:span text:style-name="T429">, kterým se nepodaří odolat, ztratí krátkodobou paměť a bude jim trvat 1-3 kol (podle počtu úspěchů draka), než si zase uvědomí, kdo jsou a co tam dělají. Po tuto dobu se mohou pouze bránit.</text:span></text:p>
        </text:list-item>
        <text:list-item>
          <text:p text:style-name="P266"><text:span text:style-name="T334">Rozkaz:</text:span><text:span text:style-name="T427"> Duše + k6 proti Duši</text:span></text:p>
          <text:list>
            <text:list-header>
              <text:p text:style-name="P266"><text:span text:style-name="T324">Rozsah:</text:span> <text:span text:style-name="T429">jedena osoba, kterou drak slyší, vidí nebo cítí</text:span><text:span text:style-name="T324"><text:line-break/></text:span><text:span text:style-name="T333">Účinek:</text:span><text:span text:style-name="T424"> počet úspěchů je počet kol, po která se cíl bude snažit plnit dračí příkaz</text:span></text:p>
            </text:list-header>
          </text:list>
        </text:list-item>
        <text:list-item>
          <text:p text:style-name="P267"><text:span text:style-name="T324">Paralýza:</text:span> <text:s/>Duše + k6 proti Duši</text:p>
          <text:list>
            <text:list-header>
              <text:p text:style-name="P266"><text:span text:style-name="T324">Rozsah:</text:span> <text:span text:style-name="T430">1-3 tvorové, které drak vidí, slyší nebo cítí</text:span><text:span text:style-name="T324"><text:line-break/></text:span><text:span text:style-name="T333">Účinek:</text:span><text:span text:style-name="T424"> za první úspěch </text:span><text:span text:style-name="T333">zpomalení</text:span><text:span text:style-name="T424">, za druhý znehybnění části těla, za třetí kompletní paralýza<text:line-break/></text:span><text:span text:style-name="T333">Trvání:</text:span><text:span text:style-name="T424"> několik minut</text:span></text:p>
            </text:list-header>
          </text:list>
        </text:list-item>
        <text:list-item>
          <text:p text:style-name="P268"><text:span text:style-name="T324">Metamorfóza:</text:span> <text:span text:style-name="T431">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text:span><text:soft-page-break/><text:span text:style-name="T431">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P228" text:outline-level="3">Dračí řeč</text:h>
      <text:p text:style-name="P127">Draci <text:span text:style-name="T432">jsou inteligentní a</text:span> stejně jako my své myšlenky formulují do slov a vět. Komunikují ale telepaticky, nehýbou <text:span text:style-name="T433">tedy</text:span> při tom tlamou a nevydávají artikulované zvuky. „<text:span text:style-name="T434">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221654827" text:style-name="L9">
        <text:list-item>
          <text:p text:style-name="P270">Draci „mluvící“ lidskou řečí budou působit pohádkověji, případně je můžeš pojmout jako vládce mocných říší.</text:p>
        </text:list-item>
        <text:list-item>
          <text:p text:style-name="P270">Pokud budou znát jen dračí řeč, budou tajemnější, vzdálenější lidem. <text:span text:style-name="T435">Řádění</text:span> draka, se kterým se nedá domluvit, bude působit spíš jako <text:span text:style-name="T436">přírodní</text:span> katastrofa než jako zlý čin.</text:p>
        </text:list-item>
      </text:list>
      <text:p text:style-name="P125">Když budeš chtít, můžeš dát postavám možnost se dračí řeč naučit. Mohou jí pak normálně mluvit, nemusí umět <text:span text:style-name="T324">telepatii</text:span>. <text:span text:style-name="T397">Stejně jako všechny jazyky je to samostatná dovednost.</text:span></text:p>
      <text:h text:style-name="Heading_20_2" text:outline-level="2"><text:soft-page-break/>Gorgona</text:h>
      <text:p text:style-name="P85">/*</text:p>
      <text:p text:style-name="P151"><text:span text:style-name="T228">Gorgona je docela oříšek...</text:span><text:span text:style-name="T137"><text:line-break/><text:line-break/></text:span><text:span text:style-name="T228">Starořecká varianta (Medůza je jedna ze tří Gorgon):</text:span></text:p>
      <text:p text:style-name="P174">While descriptions of Gorgons vary and occur in the earliest examples of Greek literature, the term commonly refers to any of three sisters who had hair made of living, venomous snakes, as well as a horrifying visage that turned those who beheld her to stone. Traditionally, two of the Gorgons, Stheno and Euryale, were immortal but their sister Medusa was not...</text:p>
      <text:p text:style-name="P166"><text:line-break/><text:span text:style-name="T227">Pozdější verze:</text:span></text:p>
      <text:p text:style-name="P174">Transitions in religious traditions over such long periods of time may make some strange turns. Gorgons are often depicted as having wings, brazen claws, the tusks of boars, and scaly skin.</text:p>
      <text:p text:style-name="P166"><text:line-break/><text:span text:style-name="T227">D&amp;D Gorgona:</text:span> <text:span text:style-name="T137"><text:s/></text:span><text:span text:style-name="T138">O</text:span><text:span text:style-name="T137">bří kovový býk </text:span><text:span text:style-name="T138">který z nosu vypouští zkameňující plyn.</text:span></text:p>
      <text:p text:style-name="P171">DrD 1.6:</text:p>
      <text:p text:style-name="P174">Gorgona je člověku podobný tvor s dlouhými netopýřími křídly a ostnatým ohonem. Nemá ráda sluneční světlo, i když jí nijak neškodí, a přemisťuje se převážně za nocí létáním.<text:line-break/><text:line-break/>...<text:line-break/><text:line-break/>Její kůže vypádá podobně jako kámen, a tak je často zaměňována za sochu.</text:p>
      <text:p text:style-name="P166"><text:line-break/><text:span text:style-name="T227">DrD 1.2:</text:span></text:p>
      <text:p text:style-name="P174">Gorgony jsou kouzelné nestvůry zranitelné pouze kouzlem nebo kouzelnou zbraní. Ve středověké architektuře jsou zobrazovány jako ohavná zvířata s rohy, pařáty, tesáky a křídly. Jejich kůže často vypadá přesně jako kámen a často se zaměňují za sochy.</text:p>
      <text:p text:style-name="P166"><text:span text:style-name="T227">Přijde mi, že autoři DrD si spletli Gorgonu s Gargoylou...</text:span><text:line-break/><text:line-break/><text:soft-page-break/><text:line-break/><text:span text:style-name="T227">Medůza je každopádně samostatná nestvůra, takže Gorgona by měla vypadat jinak. To samý Gargoyla.</text:span><text:line-break/><text:line-break/><text:span text:style-name="T227">Gorgona by imho neměla mít kříla. Sedí mi k ní rohy, šupinatá kůže (ten obrázek s bronzovými šupinami je fajn) a k tomu se hodí i ostnatý ocas. Otázka je, jestli to má bejt spíš zvíře nebo humanoid.</text:span> </text:p>
      <text:p text:style-name="P168"/>
      <text:p text:style-name="P166"><text:span text:style-name="T229">Mám docela chuť Gorgony a Medůzy sloučit</text:span><text:span text:style-name="T230"> (nebo minimálně pro zatím jedny z nich vypustit)</text:span><text:span text:style-name="T231">.</text:span></text:p>
      <text:p text:style-name="P166"><text:span text:style-name="T229">Říkat jim spíš Gorgony nebo Medůzy?</text:span><text:span text:style-name="T231"><text:line-break/><text:line-break/></text:span><text:span text:style-name="T229">Medůzu si asi pod tímhle většina lidí představí spíš a když nepoužiju název "gorgona", tak zůstane pro případnou kompatibilitu s DnD (a tedy i JaD), což možná není od věci...</text:span><text:span text:style-name="T231"> </text:span></text:p>
      <text:p text:style-name="P85">*/</text:p>
      <text:p text:style-name="P156">Suroviny</text:p>
      <text:list xml:id="list1153421315" text:style-name="L10">
        <text:list-item>
          <text:p text:style-name="P286">Roh z gorgony</text:p>
        </text:list-item>
        <text:list-item>
          <text:p text:style-name="P269">Krev (healing properties?)</text:p>
        </text:list-item>
      </text:list>
      <text:p text:style-name="P84">/* Živí jedovatí hadi místo vlasů, děsivá tvář (Medůza je údajně jedna ze tří gorgon<text:span text:style-name="T374">)</text:span> */</text:p>
      <text:p text:style-name="P104">Magický tvor</text:p>
      <text:p text:style-name="P104">Zranitelnost pouze kouzlem nebo kouzelnou zbraní?</text:p>
      <text:p text:style-name="P104">Ohavné zvíře s rohy, pařáty, tesáky a křídly.</text:p>
      <text:p text:style-name="P104">Umí lítat?</text:p>
      <text:p text:style-name="P33">Po smrti se promění v kámen?</text:p>
      <text:h text:style-name="P216" text:outline-level="2">Hadi</text:h>
      <text:p text:style-name="P152">Smysly:</text:p>
      <text:p text:style-name="P153"><text:soft-page-break/><text:span text:style-name="T245">Hadi mají </text:span><text:a xlink:type="simple" xlink:href="https://cs.wikipedia.org/wiki/Zrak" text:style-name="Internet_20_link" text:visited-style-name="Visited_20_Internet_20_Link"><text:span text:style-name="T249">zrak</text:span></text:a><text:span text:style-name="T248"> </text:span><text:span text:style-name="T245">přizpůsobený způsobu života, avšak nikdy není příliš ostrý. Podzemní hadi ho mají velmi slabý, stromoví relativně dobrý. Důležitý je pro ně rozpoznání pohybu, nikoliv přesné určení kořisti. </text:span><text:a xlink:type="simple" xlink:href="https://cs.wikipedia.org/wiki/Sluch" text:style-name="Internet_20_link" text:visited-style-name="Visited_20_Internet_20_Link"><text:span text:style-name="T249">Sluch</text:span></text:a><text:span text:style-name="T248"> </text:span><text:span text:style-name="T245">je velmi chabý, a proto se spoléhají na jiné </text:span><text:a xlink:type="simple" xlink:href="https://cs.wikipedia.org/wiki/Smysl_(biologie)" text:style-name="Internet_20_link" text:visited-style-name="Visited_20_Internet_20_Link"><text:span text:style-name="T249">smysly</text:span></text:a><text:span text:style-name="T245">.</text:span><text:bookmark text:name="cite_ref-9"/><text:a xlink:type="simple" xlink:href="https://cs.wikipedia.org/wiki/Hadi#cite_note-9" text:style-name="Internet_20_link" text:visited-style-name="Visited_20_Internet_20_Link"><text:span text:style-name="T250">[9]</text:span></text:a><text:span text:style-name="T248"> </text:span><text:span text:style-name="T245">Mají velmi vyvinutý </text:span><text:a xlink:type="simple" xlink:href="https://cs.wikipedia.org/wiki/Čich" text:style-name="Internet_20_link" text:visited-style-name="Visited_20_Internet_20_Link"><text:span text:style-name="T249">čich</text:span></text:a><text:span text:style-name="T245">, jehož činnost je podpořena </text:span><text:a xlink:type="simple" xlink:href="https://cs.wikipedia.org/wiki/Jacobsonův_orgán" text:style-name="Internet_20_link" text:visited-style-name="Visited_20_Internet_20_Link"><text:span text:style-name="T249">Jacobsonovým orgánem</text:span></text:a><text:span text:style-name="T245">. Had ve stavu aktivity neustále odebírá kmitajícím </text:span><text:a xlink:type="simple" xlink:href="https://cs.wikipedia.org/wiki/Jazyk_(orgán)" text:style-name="Internet_20_link" text:visited-style-name="Visited_20_Internet_20_Link"><text:span text:style-name="T249">jazykem</text:span></text:a><text:span text:style-name="T248"> </text:span><text:span text:style-name="T245">vzorky pachu ze svého okolí. Díky štěrbině v horní čelisti může kmitat jazykem bez otevření tlamy. Chřestýši, chřestýšovci, křovináři a někteří hroznýši a krajty mohou zjišťovat nepatrné změny teploty vzduchu obličejovými </text:span><text:a xlink:type="simple" xlink:href="https://cs.wikipedia.org/wiki/Termoreceptor" text:style-name="Internet_20_link" text:visited-style-name="Visited_20_Internet_20_Link"><text:span text:style-name="T249">termoreceptory</text:span></text:a><text:span text:style-name="T248"> – </text:span><text:span text:style-name="T245">tepločivnými jamkami umístěnými mezi okem a nozdrami. Vibrace vnímají spodní částí těla, proto se doporučuje dupat, chce-li člověk upozornit hada na svou přítomnost.</text:span> </text:p>
      <text:p text:style-name="P172"/>
      <text:p text:style-name="P132"><text:span text:style-name="T136">Všichni hadi jsou predátoři, ale </text:span><text:span text:style-name="T174">postavy</text:span><text:span text:style-name="T136"> j</text:span><text:span text:style-name="T175">sou</text:span><text:span text:style-name="T136"> pro ně příliš velká kořist, takže na </text:span><text:span text:style-name="T174">ně</text:span><text:span text:style-name="T136"> </text:span><text:span text:style-name="T176">zaútočí</text:span><text:span text:style-name="T136">, </text:span><text:span text:style-name="T176">je když</text:span><text:span text:style-name="T136"> se </text:span><text:span text:style-name="T176">cítí</text:span><text:span text:style-name="T136"> ohroženi. </text:span><text:span text:style-name="T177">Ve světě Dračáku ovšem existují i obří v</text:span><text:span text:style-name="T178">arianty</text:span><text:span text:style-name="T177"> hadů, které hobita nebo kudůka slupnou jako malinu a </text:span><text:span text:style-name="T178">takový</text:span><text:span text:style-name="T177"> obří hroznýš nebo anakonda si dá k snídani i krolla.<text:line-break/><text:tab/></text:span><text:span text:style-name="T179">Všichni h</text:span><text:span text:style-name="T180">adi svou kořist polykají vcelku. Podle její velikosti ji potom několik dní až týdnů tráví. Po tuto dobu nejsou hladoví a nepotřebují lovit.</text:span></text:p>
      <text:p text:style-name="P134"><text:span text:style-name="T181">/</text:span><text:span text:style-name="T182">* Ne všichni hadi mají infravidění */</text:span></text:p>
      <text:p text:style-name="P134">- <text:span text:style-name="T105">j</text:span><text:span text:style-name="T106">sou imunní proti vlastnímu jedu</text:span></text:p>
      <text:p text:style-name="P133">TODO: Obří varianty (asi od jakéhokoliv hada). Je to pak magický tvor? <text:span text:style-name="T442">Asi ne.</text:span></text:p>
      <text:p text:style-name="P133">- <text:span text:style-name="T442">jak bojuje škrtič, jak bojuje jedovatý had.</text:span></text:p>
      <text:p text:style-name="P135">Hadí kulty (kmen uctívá obřího hada a předkládá mu oběti).</text:p>
      <text:h text:style-name="P217" text:outline-level="2">Harpyje</text:h>
      <text:p text:style-name="P141">/<text:span text:style-name="T386">* Velikost 5 (30 kg) */</text:span></text:p>
      <text:p text:style-name="P141"><text:span text:style-name="T352">F</text:span><text:span text:style-name="T353">yzička </text:span><text:span text:style-name="T367">2</text:span><text:span text:style-name="T353">, Finesa </text:span><text:span text:style-name="T367">4</text:span><text:span text:style-name="T353">, Duše </text:span><text:span text:style-name="T367">3</text:span><text:span text:style-name="T139">, </text:span><text:span text:style-name="T140">Ž</text:span><text:span text:style-name="T137">ivot</text:span><text:span text:style-name="T140">y </text:span><text:span text:style-name="T183">7</text:span></text:p>
      <text:p text:style-name="P189"><text:span text:style-name="T193">Rychlost:</text:span><text:span text:style-name="T141"> </text:span><text:span text:style-name="T183">ve vzduchu jako běh, na zemi jako chůze</text:span></text:p>
      <text:p text:style-name="P189"><text:soft-page-break/><text:span text:style-name="T194">Smysly:</text:span><text:span text:style-name="T147"> </text:span><text:span text:style-name="T183">jako člověk, ale zrak jako orel</text:span></text:p>
      <text:p text:style-name="P183"><text:span text:style-name="T240">⚔<text:tab/></text:span><text:span text:style-name="T205">Spáry</text:span><text:span text:style-name="T356">:</text:span><text:span text:style-name="T355"> </text:span><text:span text:style-name="T367">4 + k6, zranění 1</text:span></text:p>
      <text:p text:style-name="P183"><text:span text:style-name="T324">Vzhled:</text:span> <text:span text:style-name="T448">Harpyje má hlavu a tělo ženy a křídla, ocas a pařáty orla.</text:span></text:p>
      <text:p text:style-name="P183"><text:span text:style-name="T114">Pohyb:</text:span><text:span text:style-name="T60"> </text:span><text:span text:style-name="T107">Harpyje se pohybuje jako orel, umí tedy dobře létat, ale na zemi je pomalá a neohrabaná.</text:span></text:p>
      <text:p text:style-name="P183"><text:span text:style-name="T324">Prostředí:</text:span> <text:span text:style-name="T449">Harpyje žijí obvykle vysoko ve skalách či na jiných těžko dostupných místech.</text:span></text:p>
      <text:p text:style-name="P183"><text:span text:style-name="T115">👣 </text:span><text:span text:style-name="T198">S</text:span><text:span text:style-name="T199">topy:</text:span><text:span text:style-name="T184"> Otisky spárů velkého dravého ptáka.</text:span></text:p>
      <text:p text:style-name="P182"><text:span text:style-name="T324">Schopnosti:</text:span><text:span text:style-name="T299"> Každá harpyje umí jedno z následujících kouzel: </text:span><text:span text:style-name="T336">sugesce</text:span><text:span text:style-name="T317">, </text:span><text:span text:style-name="T336">přelud</text:span><text:span text:style-name="T317"> </text:span><text:span text:style-name="T318">nebo</text:span><text:span text:style-name="T317"> </text:span><text:span text:style-name="T336">paralýza</text:span><text:span text:style-name="T317">. </text:span><text:span text:style-name="T318">Musí si ho připravovat stejně jako kouzelník a na seslání musí mít možnost mluvit.</text:span></text:p>
      <text:p text:style-name="P183"><text:span text:style-name="T324">Boj:</text:span> <text:span text:style-name="T450">Harpyje nemají zobák, útočí výhradně svými spáry.</text:span></text:p>
      <text:p text:style-name="P183"><text:span text:style-name="T337">Mimo b</text:span><text:span text:style-name="T324">oj:</text:span> <text:span text:style-name="T450">Harpyje jsou zlovolné, škodící bytosti. Mají lidská ústa a umí mluvit, obvykle jsou pěkně sprosté. Často se „baví“ tím, že ničí a kradou to, na čem zrovna lidé pracují, případně jim kradou jídlo, nezřídka přímo ze stolu.</text:span></text:p>
      <text:p text:style-name="P137">Napůl orel, napůl žena.</text:p>
      <text:p text:style-name="P138">Zpěv – poblouznění. Test na Duši? <text:span text:style-name="T451">V DrD mohla harpyje poblouzněného požírat, to je asi zbytečný. Může bejt ale oblbnutej, když se na něj harpyje vrhnou (nevýhoda).</text:span></text:p>
      <text:p text:style-name="P139">Říká se, že vidět harpyji přináší smůlu.</text:p>
      <text:p text:style-name="P139">Hnízdí na vysokých skalách, v jeskyních, v ruinách hradů a tvrzí a zpěvem <text:span text:style-name="T452">tam</text:span> lákají kořist.</text:p>
      <text:p text:style-name="P140"><text:soft-page-break/>(mohou se rozmnožovat? Asi ano...) <text:span text:style-name="T453">Aha, existují i samci s tělem starců (ti nezpívají).</text:span></text:p>
      <text:p text:style-name="P136">sugesce, přelud, paralýza</text:p>
      <text:h text:style-name="P229" text:outline-level="3">Jedovatí hadi</text:h>
      <text:p text:style-name="P181"><text:span text:style-name="T324">Boj:</text:span> Jedovatý had se vždy nejdřív snaží protivníka uštknout. Na to musí dát nenulové zranění (zuby musí projít zbrojí).</text:p>
      <text:list xml:id="list2842114507" text:style-name="L11">
        <text:list-item>
          <text:p text:style-name="P271"><text:span text:style-name="T314">Pokud cíl považuje za kořist, za další úspěch ji </text:span><text:span text:style-name="T316">obvykle</text:span><text:span text:style-name="T314"> pevně chytí a zůstane zakousnutý, aby mu neutekla.</text:span></text:p>
        </text:list-item>
        <text:list-item>
          <text:p text:style-name="P271"><text:span text:style-name="T314">Když se jen brání, tak </text:span><text:span text:style-name="T315">po uštknutí útočníka</text:span><text:span text:style-name="T314"> uteče a někam se schová.</text:span></text:p>
        </text:list-item>
      </text:list>
      <text:h text:style-name="P229" text:outline-level="3">Škrtiči</text:h>
      <text:p text:style-name="P181"><text:span text:style-name="T324">Boj:</text:span><text:span text:style-name="T299"> </text:span><text:span text:style-name="T312">Š</text:span><text:span text:style-name="T313">krtič</text:span><text:span text:style-name="T444"> se svým prvním, obvykle překvapivým útokem snaží do kořisti pevně zakousnout, aby ji pak mohl obtočit a začít škrtit. Pokud ti padne jen jeden úspěch, může to znamenat, že se zakousnul do rukávu nebo do torny. Když ti padnou dva, tak kořist pevně drží a navíc ji kousnutím zranil.</text:span></text:p>
      <text:list xml:id="list3246135754" text:style-name="L12">
        <text:list-item>
          <text:list>
            <text:list-item>
              <text:p text:style-name="P272">Jakmile se zakousne, začne kořist obtáčet a škrtit. Můžeš na to použít několik dalších úspěchů, za každý pevně obtočí jednu část těla. <text:span text:style-name="T445">Nevýhody stejného druhu se nesčítají, takže</text:span> <text:span text:style-name="T445">oběť si počítá jen -1, ale</text:span> <text:span text:style-name="T445">každou jednotlivou obtočenou část těla</text:span> nemůže používat, dokud s<text:span text:style-name="T446">e hada nezbaví</text:span>.</text:p>
            </text:list-item>
            <text:list-item>
              <text:p text:style-name="P272">Za další úspěch had začne kořist dusit – to je další nevýhoda a postih za ni se sčítá s postihem za ztížení pohybu.</text:p>
            </text:list-item>
            <text:list-item>
              <text:p text:style-name="P273"><text:soft-page-break/>Až <text:span text:style-name="T447">za další úspěchy začne škrcení</text:span> dávat zranění.</text:p>
            </text:list-item>
          </text:list>
        </text:list-item>
        <text:list-item>
          <text:p text:style-name="P274">Když škrtič neloví a jen se brání, výhružně <text:span text:style-name="T443">se</text:span> vztyčí, hlasitě syčí <text:span text:style-name="T443">a</text:span> sám aktivně neútočí. <text:span text:style-name="T443">Když se k němu útočník přesto přiblíží, zaútočí a pokusí se ho uškrtit.</text:span></text:p>
        </text:list-item>
      </text:list>
      <text:h text:style-name="P242" text:outline-level="4">Anakonda</text:h>
      <text:p text:style-name="P105"><text:span text:style-name="T352">F</text:span><text:span text:style-name="T353">yzička </text:span><text:span text:style-name="T354">5</text:span><text:span text:style-name="T353">, Finesa </text:span><text:span text:style-name="T354">3</text:span><text:span text:style-name="T353">, Duše </text:span><text:span text:style-name="T139">-, </text:span><text:span text:style-name="T140">Ž</text:span><text:span text:style-name="T137">ivot</text:span><text:span text:style-name="T140">y </text:span><text:span text:style-name="T355">1</text:span><text:span text:style-name="T354">1</text:span></text:p>
      <text:p text:style-name="P185"><text:span text:style-name="T193">Rychlost:</text:span><text:span text:style-name="T141"> </text:span><text:span text:style-name="T142">n</text:span><text:span text:style-name="T143">a zemi jako </text:span><text:span text:style-name="T144">lidská</text:span><text:span text:style-name="T143"> chůze, ve vodě </text:span><text:span text:style-name="T145">jako</text:span><text:span text:style-name="T143"> </text:span><text:span text:style-name="T146">běh</text:span></text:p>
      <text:p text:style-name="P185"><text:span text:style-name="T194">Smysly:</text:span><text:span text:style-name="T147"> </text:span><text:span text:style-name="T142">s</text:span><text:span text:style-name="T148">labý zrak (</text:span><text:span text:style-name="T149">vnímá</text:span><text:span text:style-name="T148"> hlavně pohyb), slabý sluch, výborný čich</text:span></text:p>
      <text:p text:style-name="P175"><text:span text:style-name="T240">⚔<text:tab/></text:span><text:span text:style-name="T195">Z</text:span><text:span text:style-name="T196">uby</text:span><text:span text:style-name="T356">:</text:span><text:span text:style-name="T355"> </text:span><text:span text:style-name="T357">3 + k6, zranění 1</text:span></text:p>
      <text:p text:style-name="P175"><text:span text:style-name="T240">⚔<text:tab/></text:span><text:span text:style-name="T197">Škrcení</text:span><text:span text:style-name="T356">:</text:span><text:span text:style-name="T355"> </text:span><text:span text:style-name="T358">5</text:span><text:span text:style-name="T357"> + k6, zranění </text:span><text:span text:style-name="T358">2</text:span></text:p>
      <text:p text:style-name="P175"><text:span text:style-name="T324">Vzhled:</text:span> <text:span text:style-name="T375">6</text:span> metrů dlouhý <text:span text:style-name="T376">žlutohnědý</text:span> had <text:span text:style-name="T376">s</text:span> okrouhlými tmavými skvrnami. Od očí až ke koutkům tlamy <text:span text:style-name="T376">se</text:span> táhnou nažloutlé, černě olemované proužky.</text:p>
      <text:p text:style-name="P175"><text:span text:style-name="T114">Pohyb:</text:span><text:span text:style-name="T60"> </text:span><text:span text:style-name="T61">Na zemi je anakonda neohrabaná, ve vodě je ale rychlá a mrštná. </text:span><text:span text:style-name="T62">Umí také šplhat po stromech.</text:span></text:p>
      <text:p text:style-name="P175"><text:span text:style-name="T324">Prostředí:</text:span> <text:span text:style-name="T375">Bažiny, mokřady nebo pomalu tekoucí řeky v oblasti tropických deštných pralesů.</text:span></text:p>
      <text:p text:style-name="P175"><text:span text:style-name="T115">👣 </text:span><text:span text:style-name="T198">S</text:span><text:span text:style-name="T199">topy:</text:span><text:span text:style-name="T150"> </text:span><text:span text:style-name="T151">Brázda po velkém hadím těle.</text:span></text:p>
      <text:p text:style-name="P175"><text:span text:style-name="T327">Dovednosti</text:span><text:span text:style-name="T324">:</text:span><text:span text:style-name="T299"> </text:span><text:span text:style-name="T302">Když je anakonda ve vodě, umí být nenápadná, jako kdyby měla pokročilé </text:span><text:span text:style-name="T327">plížení</text:span><text:span text:style-name="T302">.</text:span></text:p>
      <text:p text:style-name="P175"><text:span text:style-name="T324">Boj:</text:span> <text:span text:style-name="T377">Anakonda většinou útočí z vody, výjimečně na svou kořist spadne ze stromu. Ve vodě dokáže být velice nenápadná – oči a nos má na horní straně hlavy, takže může být prakticky celá ponořená. Má velmi ostré, dlouhé zuby schopné lovit kluzké ryby.</text:span></text:p>
      <text:p text:style-name="P175"><text:soft-page-break/><text:span text:style-name="T328">Mimo b</text:span><text:span text:style-name="T324">oj:</text:span> <text:span text:style-name="T377">Anakonda loví v noci, přes den je někde zalezlá a spí. Když je nažraná, několik dní nebo i týdnů nepotřebuje lovit vůbec.</text:span></text:p>
      <text:p text:style-name="P105">/<text:span text:style-name="T378">*</text:span></text:p>
      <text:p text:style-name="P106">Dorůstá se délky kolem 5-6 metrů.</text:p>
      <text:p text:style-name="P107">Kolem 100 kg.</text:p>
      <text:p text:style-name="P106">Výborně plave.</text:p>
      <text:p text:style-name="P106"><text:span text:style-name="T245">Výborně plave, ve vodě vyvine značnou rychlost a obrovskou sílu. Na souši se pohybuje pomalu.</text:span> </text:p>
      <text:p text:style-name="P108">They are cumbersome on land, but stealthy and sleek in the water.</text:p>
      <text:p text:style-name="P112">Prostředí: Stojatá nebo líně tekoucí voda (velké řeky, jezera, záplavové oblasti).</text:p>
      <text:p text:style-name="P112"><text:span text:style-name="T245">Anacondas live in swamps, marshes, and slow-moving streams, mainly in the tropical rainforests of the </text:span><text:a xlink:type="simple" xlink:href="https://en.wikipedia.org/wiki/Amazon_basin" text:style-name="Internet_20_link" text:visited-style-name="Visited_20_Internet_20_Link"><text:span text:style-name="T249">Amazon</text:span></text:a><text:span text:style-name="T248"> </text:span><text:span text:style-name="T245">and </text:span><text:a xlink:type="simple" xlink:href="https://en.wikipedia.org/wiki/Orinoco" text:style-name="Internet_20_link" text:visited-style-name="Visited_20_Internet_20_Link"><text:span text:style-name="T249">Orinoco</text:span></text:a><text:span text:style-name="T248"> </text:span><text:span text:style-name="T245">basins.</text:span> </text:p>
      <text:p text:style-name="P112"><text:span text:style-name="T245">The primarily </text:span><text:a xlink:type="simple" xlink:href="https://en.wikipedia.org/wiki/Nocturnal" text:style-name="Internet_20_link" text:visited-style-name="Visited_20_Internet_20_Link"><text:span text:style-name="T249">nocturnal</text:span></text:a><text:span text:style-name="T245"> anaconda species tend to spend most of its life in or around water. </text:span><text:span text:style-name="T246">(Takže jako hroznýš.)</text:span></text:p>
      <text:p text:style-name="P106"><text:span text:style-name="T245">Má olivově nebo žlutohnědě zbarvené tělo s okrouhlými tmavými až černými skvrnami. Od očí se až ke koutkům tlamy táhnou nažloutlé, bílošedé nebo načervenalé, černě olemované proužky. Její mláďata jsou zbarvena velice pestře.</text:span> </text:p>
      <text:p text:style-name="P105"><text:span text:style-name="T379">Boj: </text:span><text:span text:style-name="T245">Většinou útočí z vody, ale jsou známy i případy, kdy svou kořist napadla ze stromu. Svou kořist tráví několik týdnů zalezlá v různých úkrytech.</text:span></text:p>
      <text:p text:style-name="P108">Their eyes and nasal openings are on top of their heads, allowing them to lie in wait for prey while remaining nearly completely submerged. </text:p>
      <text:p text:style-name="P109">Jde o velmi kousavé hady s ostrými a dlouhými zuby pro lovení kluzkých ryb. </text:p>
      <text:p text:style-name="P105"><text:span text:style-name="T245">Živí se rozličnými živočichy až do velikosti </text:span><text:a xlink:type="simple" xlink:href="https://cs.wikipedia.org/wiki/Kajman_černý" text:style-name="Internet_20_link" text:visited-style-name="Visited_20_Internet_20_Link"><text:span text:style-name="T249">kajmana</text:span></text:a><text:span text:style-name="T245"> či dospělé </text:span><text:a xlink:type="simple" xlink:href="https://cs.wikipedia.org/wiki/Kapybara" text:style-name="Internet_20_link" text:visited-style-name="Visited_20_Internet_20_Link"><text:span text:style-name="T249">kapybary</text:span></text:a><text:span text:style-name="T245">, které zabíjí udušením ve smyčkách svého těla. </text:span></text:p>
      <text:p text:style-name="P110">*/</text:p>
      <text:h text:style-name="P243" text:outline-level="4"><text:span text:style-name="T439">Obří a</text:span>nakonda</text:h>
      <text:p text:style-name="P129">/<text:span text:style-name="T439">* Velikost 9 (500 kg) – 2x delší než obyč anakonda, tj. 8x těžší */</text:span></text:p>
      <text:p text:style-name="P129"><text:soft-page-break/><text:span text:style-name="T352">F</text:span><text:span text:style-name="T353">yzička </text:span><text:span text:style-name="T364">7</text:span><text:span text:style-name="T353">, Finesa </text:span><text:span text:style-name="T364">5</text:span><text:span text:style-name="T353">, Duše </text:span><text:span text:style-name="T139">-, </text:span><text:span text:style-name="T140">Ž</text:span><text:span text:style-name="T137">ivot</text:span><text:span text:style-name="T140">y </text:span><text:span text:style-name="T355">1</text:span><text:span text:style-name="T365">6</text:span></text:p>
      <text:p text:style-name="P179"><text:span text:style-name="T240">⚔<text:tab/></text:span><text:span text:style-name="T195">Z</text:span><text:span text:style-name="T196">uby</text:span><text:span text:style-name="T356">:</text:span><text:span text:style-name="T355"> </text:span><text:span text:style-name="T365">5</text:span><text:span text:style-name="T357"> + k6, zranění 1</text:span></text:p>
      <text:p text:style-name="P179"><text:span text:style-name="T240">⚔<text:tab/></text:span><text:span text:style-name="T197">Škrcení</text:span><text:span text:style-name="T356">:</text:span><text:span text:style-name="T355"> </text:span><text:span text:style-name="T365">7</text:span><text:span text:style-name="T357"> + k6, zranění </text:span><text:span text:style-name="T358">2</text:span></text:p>
      <text:p text:style-name="P179"><text:span text:style-name="T324">Vzhled:</text:span> <text:span text:style-name="T440">jako anakonda, ale délka až 12 metrů</text:span></text:p>
      <text:p text:style-name="P179"><text:span text:style-name="T115">👣 </text:span><text:span text:style-name="T198">S</text:span><text:span text:style-name="T199">topy:</text:span><text:span text:style-name="T150"> </text:span><text:span text:style-name="T151">Brázda po </text:span><text:span text:style-name="T171">obřím</text:span><text:span text:style-name="T151"> hadím těle.</text:span></text:p>
      <text:p text:style-name="P111">Obří anakonda je zhruba dvakrát tak dlouhá než <text:span text:style-name="T437">její</text:span> <text:span text:style-name="T437">menší varianta,</text:span> <text:span text:style-name="T438">ostatní parametry má stejné. Člověk, elf a podobně pro ni je vítaným zpestřením jídelníčku.</text:span></text:p>
      <text:h text:style-name="P244" text:outline-level="4">Hroznýš</text:h>
      <text:p text:style-name="P117"><text:span text:style-name="T352">F</text:span><text:span text:style-name="T353">yzička </text:span><text:span text:style-name="T359">4</text:span><text:span text:style-name="T353">, Finesa </text:span><text:span text:style-name="T359">2</text:span><text:span text:style-name="T353">, Duše </text:span><text:span text:style-name="T139">-, </text:span><text:span text:style-name="T140">Ž</text:span><text:span text:style-name="T137">ivot</text:span><text:span text:style-name="T140">y </text:span><text:span text:style-name="T152">9</text:span></text:p>
      <text:p text:style-name="P186"><text:span text:style-name="T193">Rychlost:</text:span><text:span text:style-name="T141"> </text:span><text:span text:style-name="T142">n</text:span><text:span text:style-name="T143">a zemi jako </text:span><text:span text:style-name="T144">lidská</text:span><text:span text:style-name="T143"> chůze, ve vodě </text:span><text:span text:style-name="T145">jako</text:span><text:span text:style-name="T143"> </text:span><text:span text:style-name="T146">běh</text:span></text:p>
      <text:p text:style-name="P186"><text:span text:style-name="T194">Smysly:</text:span><text:span text:style-name="T147"> </text:span><text:span text:style-name="T142">s</text:span><text:span text:style-name="T148">labý zrak (</text:span><text:span text:style-name="T149">vnímá</text:span><text:span text:style-name="T148"> hlavně pohyb), slabý sluch, výborný čich</text:span></text:p>
      <text:p text:style-name="P176"><text:span text:style-name="T240">⚔<text:tab/></text:span><text:span text:style-name="T195">Z</text:span><text:span text:style-name="T196">uby</text:span><text:span text:style-name="T356">:</text:span><text:span text:style-name="T355"> </text:span><text:span text:style-name="T360">2</text:span><text:span text:style-name="T357"> + k6, zranění </text:span><text:span text:style-name="T360">0</text:span></text:p>
      <text:p text:style-name="P176"><text:span text:style-name="T240">⚔<text:tab/></text:span><text:span text:style-name="T197">Škrcení</text:span><text:span text:style-name="T356">:</text:span><text:span text:style-name="T355"> </text:span><text:span text:style-name="T360">4</text:span><text:span text:style-name="T357"> + k6, zranění </text:span><text:span text:style-name="T360">1</text:span></text:p>
      <text:p text:style-name="P176"><text:span text:style-name="T324">Vzhled:</text:span> <text:span text:style-name="T380">3</text:span> metr<text:span text:style-name="T380">y</text:span> dlouhý <text:span text:style-name="T380">červenohnědý</text:span> had <text:span text:style-name="T376">s trojúhelníkovou hlavou a oranžovou kresbou na zádech</text:span>. <text:span text:style-name="T380">Od špičky tlamy až ke krku se táhne tmavý pruh</text:span>.</text:p>
      <text:p text:style-name="P176"><text:span text:style-name="T114">Pohyb:</text:span><text:span text:style-name="T60"> </text:span><text:span text:style-name="T63">Hroznýš je výborný plavec a umí dobře šplhat po stromech. </text:span><text:span text:style-name="T61">Na zemi je </text:span><text:span text:style-name="T63">pomalý</text:span><text:span text:style-name="T62">.</text:span></text:p>
      <text:p text:style-name="P176"><text:span text:style-name="T324">Prostředí:</text:span> <text:span text:style-name="T381">Tropický deštný prales, polopouště, nejčastěji kolem velkých řek. S oblibou žije v norách středně velkých hlodavců.</text:span></text:p>
      <text:p text:style-name="P176"><text:span text:style-name="T115">👣 </text:span><text:span text:style-name="T198">S</text:span><text:span text:style-name="T199">topy:</text:span><text:span text:style-name="T150"> </text:span><text:span text:style-name="T151">Brázda po hadím těle.</text:span></text:p>
      <text:p text:style-name="P176"><text:span text:style-name="T200">Dovednosti</text:span><text:span text:style-name="T201">:</text:span><text:span text:style-name="T151"> </text:span><text:span text:style-name="T153">Hroznýš umí být</text:span><text:span text:style-name="T154"> nenápadn</text:span><text:span text:style-name="T153">ý</text:span><text:span text:style-name="T154">, jako kdyby měl </text:span><text:span text:style-name="T153">pokročilé</text:span><text:span text:style-name="T154"> </text:span><text:span text:style-name="T200">plížení</text:span><text:span text:style-name="T154">.</text:span></text:p>
      <text:p text:style-name="P176"><text:soft-page-break/><text:span text:style-name="T324">Boj:</text:span> <text:span text:style-name="T382">Hroznýš se při lovu obvykle schovává, ať už ve vodě, na zemi nebo na stromě, a nehybně čeká, až kořist přijde k němu. Pak se znenadání vymrští, zakousne se do ní a obtočí ji, aby ji uškrtil.</text:span></text:p>
      <text:p text:style-name="P131">Hroznýš je aktivní v noci, ve dne se ale občas vyhřívá na sluníčku. Člověka pozřít nedokáže, takže se ho ani nebude snažit lovit. Když se ale cítí ohrožený, bude se bránit. Jeho kousnutí je nepříjemné a samo o sobě nepříliš nebezpečné, je ale schopen uškrtit i dospělého krolla.</text:p>
      <text:p text:style-name="P167"><text:span text:style-name="T245">Charakteristickým znakem je silná, </text:span><text:a xlink:type="simple" xlink:href="https://cs.wikipedia.org/wiki/Trojúhelník" text:style-name="Internet_20_link" text:visited-style-name="Visited_20_Internet_20_Link"><text:span text:style-name="T249">trojúhelníková</text:span></text:a><text:span text:style-name="T248"> </text:span><text:span text:style-name="T245">hlava, výrazně oddělená od mohutného těla. Zbarvení hroznýšů královských sahá od červenohnědé přes červenošedou, až po žlutavé, oranžové, nebo tmavohnědé odstíny. Kresba na zádech je tvořena tmavými a světlými skvrnami, které mohou mít směrem k ocasu barvu oranžovo-červenou. Od špičky tlamy až ke krku se táhne tmavý pruh, na břišní straně je zbarvení tmavě krémové. Samice bývají větší než samci. Hroznýš královský dorůstá v </text:span><text:a xlink:type="simple" xlink:href="https://cs.wikipedia.org/w/index.php?title=Chov_v_zajetí&amp;action=edit&amp;redlink=1" text:style-name="Internet_20_link" text:visited-style-name="Visited_20_Internet_20_Link"><text:span text:style-name="T251">zajetí</text:span></text:a><text:span text:style-name="T248"> </text:span><text:span text:style-name="T245">do 2,5 – 3 metrů, v divoké přírodě ale až 4 metrů</text:span> </text:p>
      <text:p text:style-name="P169">10-30 kg</text:p>
      <text:p text:style-name="P170">Pohyb: Je to dobrý plavec. <text:span text:style-name="T383">Umí šplhat po stromech.</text:span></text:p>
      <text:p text:style-name="P115">Prostředí: Tropický deštný prales, polopouště, <text:span text:style-name="T384">nejčastěji kolem velkých řek. S oblibou žije v norách středně velkých hlodavců.</text:span></text:p>
      <text:p text:style-name="P116">Boj: Kousnutí je nepříjemné, ale člověku není příliš nebezpečné.</text:p>
      <text:p text:style-name="P117"><text:span text:style-name="T247">Boa constrictors are ambush predators, so they often lie in wait for an appropriate prey to come along, then they attack.</text:span><text:span text:style-name="T385"> </text:span><text:span text:style-name="T245">The boa first strikes at the prey, grabbing it with its teeth; it then proceeds to constrict the prey until death before consuming it whole.</text:span></text:p>
      <text:p text:style-name="P113">Když ho někdo vyruší, hlasitě syčí.</text:p>
      <text:h text:style-name="P245" text:outline-level="4">Obří hroznýš</text:h>
      <text:p text:style-name="P130">/<text:span text:style-name="T439">* Velikost 8 (250 kg) – 2x delší než obyč hroznýš, tj. 8x těžší */</text:span></text:p>
      <text:p text:style-name="P130"><text:span text:style-name="T352">F</text:span><text:span text:style-name="T353">yzička </text:span><text:span text:style-name="T366">6</text:span><text:span text:style-name="T353">, Finesa </text:span><text:span text:style-name="T366">4</text:span><text:span text:style-name="T353">, Duše </text:span><text:span text:style-name="T139">-, </text:span><text:span text:style-name="T140">Ž</text:span><text:span text:style-name="T137">ivot</text:span><text:span text:style-name="T140">y </text:span><text:span text:style-name="T172">14</text:span></text:p>
      <text:p text:style-name="P180"><text:span text:style-name="T240">⚔<text:tab/></text:span><text:span text:style-name="T195">Z</text:span><text:span text:style-name="T196">uby</text:span><text:span text:style-name="T356">:</text:span><text:span text:style-name="T355"> </text:span><text:span text:style-name="T365">5</text:span><text:span text:style-name="T357"> + k6, zranění 1</text:span></text:p>
      <text:p text:style-name="P180"><text:soft-page-break/><text:span text:style-name="T240">⚔<text:tab/></text:span><text:span text:style-name="T197">Škrcení</text:span><text:span text:style-name="T356">:</text:span><text:span text:style-name="T355"> </text:span><text:span text:style-name="T365">7</text:span><text:span text:style-name="T357"> + k6, zranění </text:span><text:span text:style-name="T358">2</text:span></text:p>
      <text:p text:style-name="P180"><text:span text:style-name="T324">Vzhled:</text:span> <text:span text:style-name="T440">jako hroznýš, ale délka až 8 metrů</text:span></text:p>
      <text:p text:style-name="P180"><text:span text:style-name="T115">👣 </text:span><text:span text:style-name="T198">S</text:span><text:span text:style-name="T199">topy:</text:span><text:span text:style-name="T150"> </text:span><text:span text:style-name="T151">Brázda po </text:span><text:span text:style-name="T173">velkém</text:span><text:span text:style-name="T151"> hadím těle.</text:span></text:p>
      <text:p text:style-name="P114">Obří <text:span text:style-name="T441">hroznýš</text:span> je zhruba dvakrát tak dlouh<text:span text:style-name="T441">ý</text:span> než <text:span text:style-name="T437">jeho</text:span> <text:span text:style-name="T437">menší varianta,</text:span> <text:span text:style-name="T438">ostatní parametry má stejné. Menší postavy jako kudůci a hobiti jsou pro něj lákavá kořist.</text:span></text:p>
      <text:h text:style-name="Heading_20_4" text:outline-level="4">Chřestýš</text:h>
      <text:p text:style-name="P120">/<text:span text:style-name="T386">* Velikost 4 – 15 kg */</text:span></text:p>
      <text:p text:style-name="P120"><text:span text:style-name="T352">F</text:span><text:span text:style-name="T353">yzička </text:span><text:span text:style-name="T361">2</text:span><text:span text:style-name="T353">, Finesa </text:span><text:span text:style-name="T362">4</text:span><text:span text:style-name="T353">, Duše </text:span><text:span text:style-name="T139">-, </text:span><text:span text:style-name="T140">Ž</text:span><text:span text:style-name="T137">ivot</text:span><text:span text:style-name="T140">y </text:span><text:span text:style-name="T155">6</text:span></text:p>
      <text:p text:style-name="P187"><text:span text:style-name="T193">Rychlost:</text:span><text:span text:style-name="T141"> </text:span><text:span text:style-name="T142">n</text:span><text:span text:style-name="T143">a zemi </text:span><text:span text:style-name="T156">nebo ve vodě</text:span><text:span text:style-name="T143"> jako </text:span><text:span text:style-name="T144">lidsk</text:span><text:span text:style-name="T156">ý klus</text:span><text:span text:style-name="T146">, </text:span><text:span text:style-name="T157">při šplhu jako člověk</text:span></text:p>
      <text:p text:style-name="P187"><text:span text:style-name="T194">Smysly:</text:span><text:span text:style-name="T147"> </text:span><text:span text:style-name="T142">s</text:span><text:span text:style-name="T148">labý zrak (</text:span><text:span text:style-name="T149">vnímá</text:span><text:span text:style-name="T148"> hlavně pohyb), slabý sluch, výborný čich, </text:span><text:span text:style-name="T158">infravidění</text:span></text:p>
      <text:p text:style-name="P191"><text:span text:style-name="T240">⚔<text:tab/></text:span><text:span text:style-name="T195">Z</text:span><text:span text:style-name="T196">uby</text:span><text:span text:style-name="T356">:</text:span><text:span text:style-name="T355"> </text:span><text:span text:style-name="T363">4</text:span><text:span text:style-name="T357"> + k6, zranění </text:span><text:span text:style-name="T360">0</text:span></text:p>
      <text:p text:style-name="P193"><text:span text:style-name="T387">3</text:span> dávk<text:span text:style-name="T387">y</text:span> <text:span text:style-name="T388">jedu:</text:span></text:p>
      <text:p text:style-name="P195"><text:span text:style-name="T116">D</text:span><text:span text:style-name="T117">ruh:</text:span><text:span text:style-name="T64"> </text:span><text:span text:style-name="T65">živočišný</text:span></text:p>
      <text:p text:style-name="P195"><text:span text:style-name="T116">A</text:span><text:span text:style-name="T118">plikace:</text:span><text:span text:style-name="T66"> zraněním</text:span></text:p>
      <text:p text:style-name="P195"><text:span text:style-name="T116">L</text:span><text:span text:style-name="T117">atence:</text:span><text:span text:style-name="T64"> </text:span><text:span text:style-name="T67">30</text:span><text:span text:style-name="T64"> m</text:span><text:span text:style-name="T68">inut</text:span></text:p>
      <text:p text:style-name="P195"><text:span text:style-name="T116">S</text:span><text:span text:style-name="T117">íla</text:span><text:span text:style-name="T119"> jedu</text:span><text:span text:style-name="T117">:</text:span><text:span text:style-name="T64"> </text:span><text:span text:style-name="T69">1</text:span><text:span text:style-name="T70">2</text:span><text:span text:style-name="T65"> </text:span><text:span text:style-name="T71">+ k6 </text:span><text:span text:style-name="T389">jedem</text:span><text:span text:style-name="T71"> </text:span><text:span text:style-name="T72">proti Fyzičce</text:span></text:p>
      <text:p text:style-name="P195"><text:span text:style-name="T202">P</text:span><text:span text:style-name="T203">říznaky:</text:span><text:span text:style-name="T159"> </text:span><text:span text:style-name="T160">Otok</text:span><text:span text:style-name="T161">, </text:span><text:span text:style-name="T160">zhmožděnina</text:span><text:span text:style-name="T161"> a siln</text:span><text:span text:style-name="T160">á bolest, mravenčení a pálení</text:span><text:span text:style-name="T161"> v okolí rány.</text:span><text:span text:style-name="T162"> Znecitlivění ve tváři, </text:span><text:span text:style-name="T160">mátožnost</text:span><text:span text:style-name="T162">, rozmazání zraku, slabost, silné pocení a slinění, obtíže při dýchání.</text:span></text:p>
      <text:p text:style-name="P177"><text:span text:style-name="T324">Vzhled:</text:span> <text:span text:style-name="T392">Přes dva metry dlouhý šedý had se světlými kosočtverci na hřbetě</text:span>. <text:span text:style-name="T393">Na konci ocasu má chřestidlo.</text:span></text:p>
      <text:p text:style-name="P177"><text:span text:style-name="T114">Pohyb:</text:span><text:span text:style-name="T60"> </text:span><text:span text:style-name="T73">Chřestýš je v</text:span><text:span text:style-name="T63">ýborný plavec. </text:span><text:span text:style-name="T73">Umí šplhat po stromech, ale ne moc dobře</text:span><text:span text:style-name="T62">.</text:span></text:p>
      <text:p text:style-name="P177"><text:soft-page-break/><text:span text:style-name="T324">Prostředí:</text:span> <text:span text:style-name="T394">Smíšené nebo jehličnaté lesy, polopouště, stepi mokřady. Rád se bydlí v norách od želv nebo hlodavců.</text:span></text:p>
      <text:p text:style-name="P177"><text:span text:style-name="T115">👣 </text:span><text:span text:style-name="T198">S</text:span><text:span text:style-name="T199">topy:</text:span><text:span text:style-name="T150"> </text:span><text:span text:style-name="T151">Brázda po hadím těle.</text:span></text:p>
      <text:p text:style-name="P177"><text:span text:style-name="T200">Dovednosti</text:span><text:span text:style-name="T201">:</text:span><text:span text:style-name="T151"> </text:span><text:span text:style-name="T153">Hroznýš umí být</text:span><text:span text:style-name="T154"> nenápadn</text:span><text:span text:style-name="T153">ý</text:span><text:span text:style-name="T154">, jako kdyby měl </text:span><text:span text:style-name="T153">pokročilé</text:span><text:span text:style-name="T154"> </text:span><text:span text:style-name="T200">plížení</text:span><text:span text:style-name="T154">.</text:span></text:p>
      <text:p text:style-name="P177"><text:span text:style-name="T324">Boj:</text:span> <text:span text:style-name="T382">Hroznýš se při lovu obvykle schovává, ať už ve vodě, na zemi nebo na stromě, a nehybně čeká, až kořist přijde k němu. Pak se znenadání vymrští, zakousne se do ní a obtočí ji, aby ji uškrtil.</text:span></text:p>
      <text:p text:style-name="P119"><text:span text:style-name="T395">0,5-1,5</text:span> metr<text:span text:style-name="T395">u</text:span></text:p>
      <text:p text:style-name="P120"><text:span text:style-name="T396">Jed: </text:span><text:span text:style-name="T245">Jed dále vyvolává krvácení, otoky, bolesti a modřiny v zasažené části končetiny.</text:span> </text:p>
      <text:p text:style-name="P120">If you’re bitten by a rattlesnake, you may notice one or two puncture marks made by their large fangs. You’ll usually experience some pain, tingling, or burning in the area where you’ve been bitten. There may also be some swelling, bruising, or discoloration at the site. Other common symptoms include:</text:p>
      <text:list xml:id="list3758522683" text:style-name="L13">
        <text:list-item>
          <text:p text:style-name="P282">numbness in the face or limbs</text:p>
        </text:list-item>
        <text:list-item>
          <text:p text:style-name="P282">lightheadedness</text:p>
        </text:list-item>
        <text:list-item>
          <text:p text:style-name="P282">weakness</text:p>
        </text:list-item>
        <text:list-item>
          <text:p text:style-name="P282">nausea or vomiting</text:p>
        </text:list-item>
        <text:list-item>
          <text:p text:style-name="P282">sweating</text:p>
        </text:list-item>
        <text:list-item>
          <text:p text:style-name="P282">salivating</text:p>
        </text:list-item>
        <text:list-item>
          <text:p text:style-name="P282">blurred vision</text:p>
        </text:list-item>
        <text:list-item>
          <text:p text:style-name="P275">difficulty breathing</text:p>
        </text:list-item>
      </text:list>
      <text:p text:style-name="P120"><text:span text:style-name="T252">You should reach medical help within 30 minutes of being bitten. If the bite is left untreated, your bodily functions will break down over a period of two or three days and the bite may result in severe organ damage or death.</text:span> </text:p>
      <text:p text:style-name="P121">(Takže latence 30 minut)</text:p>
      <text:p text:style-name="P122"><text:soft-page-break/>Hnědé a bílé skvrny v károvém vzoru. Na konci ocasu má chřestidlo, kterým varuje případné útočníky.</text:p>
      <text:p text:style-name="P123">Není agresivní, ale když je napaden, brání se.</text:p>
      <text:p text:style-name="P118">Boj: Chřestýš se vymrští až metr daleko a zakousne se do kořisti svými jedovými zuby.</text:p>
      <text:h text:style-name="P218" text:outline-level="2">Hmyz</text:h>
      <text:p text:style-name="P278">Smysly:</text:p>
      <text:p text:style-name="P277"><text:a xlink:type="simple" xlink:href="https://www.daviddarling.info/encyclopedia/I/insect_senses.html" text:style-name="Internet_20_link" text:visited-style-name="Visited_20_Internet_20_Link">https://www.daviddarling.info/encyclopedia/I/insect_senses.html</text:a><text:span text:style-name="T2"> </text:span><text:span text:style-name="T110"><text:s/></text:span></text:p>
      <text:h text:style-name="P230" text:outline-level="3">Brouk nosatec</text:h>
      <text:p text:style-name="P142">/<text:span text:style-name="T456">* Weevil */</text:span></text:p>
      <text:p text:style-name="P142">/<text:span text:style-name="T386">* Velikost 6 (60 kg) */</text:span></text:p>
      <text:p text:style-name="P142"><text:span text:style-name="T352">F</text:span><text:span text:style-name="T353">yzička </text:span><text:span text:style-name="T368">4</text:span><text:span text:style-name="T353">, Finesa </text:span><text:span text:style-name="T368">1</text:span><text:span text:style-name="T353">, Duše </text:span><text:span text:style-name="T368">1</text:span><text:span text:style-name="T139">, </text:span><text:span text:style-name="T140">Ž</text:span><text:span text:style-name="T137">ivot</text:span><text:span text:style-name="T140">y </text:span><text:span text:style-name="T185">10</text:span></text:p>
      <text:p text:style-name="P190"><text:span text:style-name="T193">Zbroj:</text:span><text:span text:style-name="T141"> </text:span><text:span text:style-name="T185">2 (chitinový pancíř)</text:span></text:p>
      <text:p text:style-name="P190"><text:span text:style-name="T193">Rychlost:</text:span><text:span text:style-name="T141"> </text:span><text:span text:style-name="T185">na zemi jako člověk, </text:span><text:span text:style-name="T186">létá rychlostí</text:span><text:span text:style-name="T185"> běh</text:span><text:span text:style-name="T186">u</text:span></text:p>
      <text:p text:style-name="P190"><text:span text:style-name="T194">Smysly:</text:span><text:span text:style-name="T147"> </text:span><text:span text:style-name="T186">h</text:span><text:span text:style-name="T187">matová tykadla, složené oči, </text:span><text:span text:style-name="T188">dobrý sluch a </text:span><text:span text:style-name="T186">výborný</text:span><text:span text:style-name="T188"> čich</text:span></text:p>
      <text:p text:style-name="P184"><text:span text:style-name="T240">⚔<text:tab/></text:span><text:span text:style-name="T206">Kusadla</text:span><text:span text:style-name="T356">:</text:span><text:span text:style-name="T355"> </text:span><text:span text:style-name="T369">4 + k6, zranění 1</text:span></text:p>
      <text:p text:style-name="P184"><text:span text:style-name="T240">⚔<text:tab/></text:span><text:span text:style-name="T206">Bodec</text:span><text:span text:style-name="T189"> (jen s rozeběhem)</text:span><text:span text:style-name="T356">:</text:span><text:span text:style-name="T355"> </text:span><text:span text:style-name="T369">4 + k6, zranění 3</text:span></text:p>
      <text:p text:style-name="P184"><text:span text:style-name="T324">Vzhled:</text:span><text:span text:style-name="T299"> </text:span><text:span text:style-name="T319">Zhruba </text:span><text:span text:style-name="T320">metr dlouhý hnědý brouk s půlmetrovým bodcem v přední části těla.</text:span><text:span text:style-name="T299"> </text:span></text:p>
      <text:p text:style-name="P184"><text:span text:style-name="T114">Pohyb:</text:span><text:span text:style-name="T60"> </text:span><text:span text:style-name="T108">Brouk nosatec neumí šplhat </text:span></text:p>
      <text:p text:style-name="P184"><text:span text:style-name="T324">Prostředí:</text:span> <text:span text:style-name="T457">Les, podzemní chodby a tunely.</text:span></text:p>
      <text:p text:style-name="P184"><text:soft-page-break/><text:span text:style-name="T115">👣 </text:span><text:span text:style-name="T198">S</text:span><text:span text:style-name="T199">topy:</text:span><text:span text:style-name="T150"> </text:span><text:span text:style-name="T190">Otisky obřích hmyzích noh.</text:span></text:p>
      <text:p text:style-name="P184"><text:span text:style-name="T324">Boj:</text:span> </text:p>
      <text:p text:style-name="P184"><text:span text:style-name="T120">S</text:span><text:span text:style-name="T113">labiny:</text:span><text:span text:style-name="T2"> </text:span></text:p>
      <text:p text:style-name="P158">Suroviny:</text:p>
      <text:list xml:id="list3025685733" text:style-name="L14">
        <text:list-item>
          <text:p text:style-name="P287"/>
        </text:list-item>
      </text:list>
      <text:p text:style-name="P142">- <text:span text:style-name="T458">metr dlouhý hnědý brouk s půlmetrovým bodcem v přední části těla. Rád útočí s rozběhem (výhoda).</text:span></text:p>
      <text:p text:style-name="P142">- <text:span text:style-name="T455">umí lítat, ale dělá to jen zřídka.</text:span></text:p>
      <text:p text:style-name="P142">/<text:span text:style-name="T454">* Brouk nosatec fakt existuje (jako živočišný druh), jsou to ovšem prakticky výhradně býložravci a jejich nos fakt není zbraň, takže je z bestiáře vyhodím. */</text:span></text:p>
      <text:h text:style-name="P236" text:outline-level="3">Brouk ostnatec</text:h>
      <text:p text:style-name="P279">1.5 metru, <text:span text:style-name="T460">písčitá barva,</text:span> ploché tělo se spoustou ostnů a výrůstků.</text:p>
      <text:p text:style-name="P279">- <text:span text:style-name="T459">létá jen v případě krajní nouze</text:span></text:p>
      <text:h text:style-name="P237" text:outline-level="3">Moucha zlodějka</text:h>
      <text:p text:style-name="P281">/<text:span text:style-name="T386">* Velikost 2 (3 kg) */</text:span></text:p>
      <text:p text:style-name="P281"><text:span text:style-name="T352">F</text:span><text:span text:style-name="T353">yzička </text:span><text:span text:style-name="T372">1</text:span><text:span text:style-name="T353">, Finesa </text:span><text:span text:style-name="T373">3</text:span><text:span text:style-name="T353">, Duše </text:span><text:span text:style-name="T373">-</text:span><text:span text:style-name="T139">, </text:span><text:span text:style-name="T140">Ž</text:span><text:span text:style-name="T137">ivot</text:span><text:span text:style-name="T140">y </text:span><text:span text:style-name="T191">3</text:span></text:p>
      <text:p text:style-name="P283"><text:span text:style-name="T193">Rychlost:</text:span><text:span text:style-name="T141"> </text:span><text:span text:style-name="T185">na zemi jako člověk, </text:span><text:span text:style-name="T186">létá rychlostí</text:span><text:span text:style-name="T185"> běh</text:span><text:span text:style-name="T186">u</text:span></text:p>
      <text:p text:style-name="P283"><text:span text:style-name="T194">Smysly:</text:span><text:span text:style-name="T147"> </text:span><text:span text:style-name="T186">h</text:span><text:span text:style-name="T187">matová tykadla, složené oči, </text:span><text:span text:style-name="T188">dobrý sluch, </text:span><text:span text:style-name="T186">výborný</text:span><text:span text:style-name="T188"> čich, </text:span><text:span text:style-name="T192">infravidění</text:span></text:p>
      <text:p text:style-name="P288"><text:span text:style-name="T324">Vzhled:</text:span><text:span text:style-name="T299"> </text:span><text:span text:style-name="T321">Masařka velká jako dlaň</text:span><text:span text:style-name="T320">.</text:span><text:span text:style-name="T299"> </text:span></text:p>
      <text:p text:style-name="P288"><text:soft-page-break/><text:span text:style-name="T114">Pohyb:</text:span><text:span text:style-name="T60"> </text:span><text:span text:style-name="T111">Leze po zemi i po hladkých, kolmých površích</text:span><text:span text:style-name="T112">, létá.</text:span><text:span text:style-name="T108"> </text:span></text:p>
      <text:p text:style-name="P288"><text:span text:style-name="T324">Prostředí:</text:span> <text:span text:style-name="T461">Kolem lidských sídel.</text:span></text:p>
      <text:p text:style-name="P288"><text:span text:style-name="T115">👣 </text:span><text:span text:style-name="T198">S</text:span><text:span text:style-name="T199">topy:</text:span><text:span text:style-name="T150"> </text:span><text:span text:style-name="T190">Otisky </text:span><text:span text:style-name="T191">velkých muších nohou</text:span><text:span text:style-name="T190">.</text:span></text:p>
      <text:p text:style-name="P288"><text:span text:style-name="T324">Boj:</text:span> <text:span text:style-name="T461">Moucha zlodějka není pro postavy nebezpečná.</text:span></text:p>
      <text:p text:style-name="P280"><text:span text:style-name="T370">Mouchu zlodějku přitahují drobné</text:span><text:span text:style-name="T371"> lesklé přemděty – </text:span><text:span text:style-name="T370">mince, stříbrné příbory a podobně</text:span><text:span text:style-name="T371">.</text:span></text:p>
      <text:h text:style-name="P219" text:outline-level="2">Nemrtví</text:h>
      <text:p text:style-name="P86"><text:span text:style-name="T215">Nemrtví jsou tvorové, kteří zemřeli, ale </text:span><text:span text:style-name="T19">jejich duše j</text:span><text:span text:style-name="T22">e</text:span><text:span text:style-name="T19"> uvězněna ve fyzickém světě.</text:span></text:p>
      <text:p text:style-name="P86"><text:span text:style-name="T19">- </text:span><text:span text:style-name="T20">může b</text:span><text:span text:style-name="T23">ýt</text:span><text:span text:style-name="T20"> uvězněna ve fyzickém těle</text:span></text:p>
      <text:p text:style-name="P86"><text:span text:style-name="T20">- </text:span><text:span text:style-name="T22">může být vázána k nějakému předmětu nebo místu</text:span></text:p>
      <text:p text:style-name="P86"><text:span text:style-name="T22">- </text:span><text:span text:style-name="T34">v případě nemrtvých je to vždy duše původního těla.</text:span></text:p>
      <text:h text:style-name="P227" text:outline-level="3"><text:bookmark-start text:name="__RefHeading___Toc472_36631795"/>Nižší nemrtví<text:bookmark-end text:name="__RefHeading___Toc472_36631795"/></text:h>
      <text:p text:style-name="P86">- <text:span text:style-name="T216">nemají vlastní vůli (může a nemusí je někdo ovládat)</text:span></text:p>
      <text:p text:style-name="P11">kostlivec</text:p>
      <text:p text:style-name="P11">zombie</text:p>
      <text:p text:style-name="P11">- <text:span text:style-name="T218">má vůbec duši? Možná by nemusela mít. Respektive její duše někde uvězněna je, ale ne nutně v jejím těle. Nemůže odejít moc daleko od místa, kde je uvězněna její duše.</text:span></text:p>
      <text:h text:style-name="P227" text:outline-level="3"><text:bookmark-start text:name="__RefHeading___Toc474_36631795"/><text:soft-page-break/>Vyšší nemrtví<text:bookmark-end text:name="__RefHeading___Toc474_36631795"/></text:h>
      <text:p text:style-name="P86">- <text:span text:style-name="T216">mají vlastní vůli</text:span></text:p>
      <text:p text:style-name="P9">ghůl (jako zombie, ale s vlastní vůlí)</text:p>
      <text:p text:style-name="P9">kostlivý mág, kostlivý bojovník... <text:span text:style-name="T217">kostěj?</text:span></text:p>
      <text:p text:style-name="P12">duch</text:p>
      <text:p text:style-name="P12">- nemá hmotné tělo ani obraz. Projevuje se pouze nepřímo (hýbáním předměty a tak).</text:p>
      <text:p text:style-name="P12">přízrak</text:p>
      <text:p text:style-name="P12">- nemá hmotné tělo, je ale vidět.</text:p>
      <text:p text:style-name="P10">fext</text:p>
      <text:p text:style-name="P10">- <text:span text:style-name="T220">hmotné tělo posílené magií</text:span></text:p>
      <text:p text:style-name="P11">mumie</text:p>
      <text:h text:style-name="Heading_20_1" text:outline-level="1"><text:bookmark-start text:name="__RefHeading___Toc488_36631795"/>Resources<text:bookmark-end text:name="__RefHeading___Toc488_36631795"/></text:h>
      <text:p text:style-name="P19"><text:a xlink:type="simple" xlink:href="https://pekelne.webnode.cz/deleni-demonu/" text:style-name="Internet_20_link" text:visited-style-name="Visited_20_Internet_20_Link">https://pekelne.webnode.cz/deleni-demonu/</text:a><text:span text:style-name="T21"> </text:span></text:p>
      <text:h text:style-name="Heading_20_2" text:outline-level="2"><text:bookmark-start text:name="__RefHeading___Toc725_2917862833"/><text:span text:style-name="Emphasis">BAZILIŠEK</text:span><text:bookmark-end text:name="__RefHeading___Toc725_2917862833"/></text:h>
      <text:p text:style-name="P161"><text:span text:style-name="Emphasis"><text:span text:style-name="T224">Mistický tvor ďábelské podstaty. Jeho jméno znamené "Malý král". Antika ho popisuje jako hada, středověk mu přisoudil podobu kohouta s ještěřím tělem a někdy korunou na hlavě. Prameny shodně popisují smrtící schopnost jeho pohledu. Podle některých antických pramenů je Bazilišek potomkem pověstné Medůzy. Křesťanská mytologie za Baziliška považuje bytost zrozenou z kohoutího vejce, vysezeného hadem nebo žábou.</text:span></text:span></text:p>
      <text:p text:style-name="P162"> </text:p>
      <text:p text:style-name="P163">KERBEROS</text:p>
      <text:p text:style-name="P164">Strážce podsvětí čili pekla. Antika jej popisuje jako obludu s množstvím hlav. Dante jako ďábelského psa s mohutnými drápy, jimiž rve duše zatracenců. Ve skandinávské mytologii je jeho obdobou pes Garm, v bráhmanismu pak Jama. Budhismus hovoří o pekle plném psů - katů duší.</text:p>
      <text:p text:style-name="P162"> </text:p>
      <text:p text:style-name="P163">ZPLOZENEC LEVIATANÚV</text:p>
      <text:p text:style-name="P164">Mořský ďábel potápějící lodě mořeplavců. Podle Iegendy byl potomkem Leviatana, krutého vodního hada, největší obludy všech dob a zvířete Onagera.</text:p>
      <text:p text:style-name="P162"><text:soft-page-break/> </text:p>
      <text:p text:style-name="P163">PERMONÍK (Perkmon)</text:p>
      <text:p text:style-name="P164">Trpasličí ďáblové usídlení ve štolách. Zlomyslné, nepřátelské bytosti usilující o život havířů a o zmar jejich díla.</text:p>
      <text:p text:style-name="P162"> </text:p>
      <text:p text:style-name="P163">POCHVIST (Ledový d'ábel)</text:p>
      <text:p text:style-name="P164">Démon žijící v horách. Tento ohromný tvor, pohybujíci se na dlouhých nohách, prý vášnivě rád shazoval lidi i zvířata do strží.</text:p>
      <text:p text:style-name="P162"> </text:p>
      <text:p text:style-name="P163">ŠUST</text:p>
      <text:p text:style-name="P164">Lesní ďáblík modravého světélkování těla. Mužík maličkého těla a ohromné hlavy s výraznýma, jakoby mongoloidníma očima a dlouhými kníry. Člověku neusiluje o život, ale o majetek.</text:p>
      <text:p text:style-name="P162"> </text:p>
      <text:p text:style-name="P163">SATYR (Faun, Pan či Silén)</text:p>
      <text:p text:style-name="P164">V antické mytologii přírodní božstvo, chápané však vlivem křesťanství jako bytost démonická. Tito potměšilí a záludní tvorové holdovali pití a světským radovánkám. Od pasu dolů podoby kozlí od pasu nahoru lidské. Na čele měli růžky. Jejich podoba se stala předobrazem středoevropského a německého zpodobení ďábla.</text:p>
      <text:p text:style-name="P162"> </text:p>
      <text:p text:style-name="P162"> </text:p>
      <text:p text:style-name="P162"> </text:p>
      <text:p text:style-name="P163">ŠOTEK (Křistek, Parkus, Zmok, Plevelec, Plivník, Rarach nebo také Kokeš)</text:p>
      <text:p text:style-name="P161"><text:span text:style-name="Emphasis"><text:span text:style-name="T223">Domácí ďáblík sloužící člověku. Za službu žádá jedinou odměnu - duši velitele. Může mít podobu malého človíčka nebo černého kuřete. Šumavské legendy uvádějí i bílou kočku. V domě, kde žil člověk, </text:span></text:span><text:soft-page-break/><text:span text:style-name="Emphasis"><text:span text:style-name="T223">který ho vyvolal k službě, žije šotek i po jeho smti a obtěžuje svojí přítomností. Z domácích zvířat vyhledává kočky se kterými se přátelí a vyhýbá se psům. Obdobou Šotka je Kohold, přebývající však v lese, někdy též jako ohnivý mužík (Fojerman).</text:span></text:span></text:p>
      <text:h text:style-name="Heading_20_1" text:outline-level="1"><text:bookmark-start text:name="__RefHeading___Toc727_2917862833"/>Discarded monsters<text:bookmark-end text:name="__RefHeading___Toc727_2917862833"/></text:h>
      <text:h text:style-name="P223" text:outline-level="3"><text:bookmark-start text:name="__RefHeading___Toc729_2917862833"/>Bron<text:bookmark-end text:name="__RefHeading___Toc729_2917862833"/></text:h>
      <text:p text:style-name="P20">- <text:span text:style-name="T259">asi nebrat?</text:span></text:p>
      <text:h text:style-name="P231" text:outline-level="3"><text:bookmark-start text:name="__RefHeading___Toc731_2917862833"/>Kentaur<text:bookmark-end text:name="__RefHeading___Toc731_2917862833"/></text:h>
      <text:p text:style-name="P35">TODO</text:p>
      <text:h text:style-name="P232" text:outline-level="3"><text:bookmark-start text:name="__RefHeading___Toc733_2917862833"/>Dra<text:span text:style-name="T260">ci</text:span><text:bookmark-end text:name="__RefHeading___Toc733_2917862833"/></text:h>
      <text:p text:style-name="P20">/<text:span text:style-name="T258">*</text:span></text:p>
      <text:p text:style-name="P27">Tohle nebrat, rozdělení bude podle barev (a tomu bude automaticky odpovídat živel), ne podle živlů.</text:p>
      <text:p text:style-name="P21">Duhový - </text:p>
      <text:p text:style-name="P21">Ledový -</text:p>
      <text:p text:style-name="P21">Ohnivý -</text:p>
      <text:p text:style-name="P30">*/</text:p>
      <text:h text:style-name="P233" text:outline-level="3"><text:bookmark-start text:name="__RefHeading___Toc735_2917862833"/>Lid kočičí<text:bookmark-end text:name="__RefHeading___Toc735_2917862833"/></text:h>
      <text:p text:style-name="P36">- <text:span text:style-name="T262">velice čistotní</text:span></text:p>
      <text:p text:style-name="P36">- <text:span text:style-name="T262">9 životů</text:span></text:p>
      <text:p text:style-name="P28">- <text:span text:style-name="T261">mají rádi perly</text:span></text:p>
      <text:h text:style-name="P234" text:outline-level="3"><text:bookmark-start text:name="__RefHeading___Toc737_2917862833"/><text:soft-page-break/>Mlok<text:bookmark-end text:name="__RefHeading___Toc737_2917862833"/></text:h>
      <text:p text:style-name="P37">- <text:span text:style-name="T264">žijí ve vodě</text:span></text:p>
      <text:p text:style-name="P37">- <text:span text:style-name="T264">podobají se lidem, mají ale kulatější hlavy a dlouhý silný ocas</text:span></text:p>
      <text:p text:style-name="P37">- <text:span text:style-name="T264">teplota podle prostřední (jsou studenokrevní)</text:span></text:p>
      <text:p text:style-name="P37">- <text:span text:style-name="T264">kmenová struktura</text:span></text:p>
      <text:p text:style-name="P29">- <text:span text:style-name="T263">jsou velice učenliví a napodobují to, co vidí u </text:span><text:span text:style-name="T39">o</text:span><text:span text:style-name="T40">statních ras</text:span><text:span text:style-name="T263"> (obvykle ale nerozumí tomu, proč to dělají)</text:span></text:p>
      <text:h text:style-name="P235" text:outline-level="3"><text:bookmark-start text:name="__RefHeading___Toc739_2917862833"/>Skřítek<text:bookmark-end text:name="__RefHeading___Toc739_2917862833"/></text:h>
      <text:p text:style-name="P38">- 30 cm (lidem po kolena)</text:p>
      <text:p text:style-name="P38">Jsou plaší, ale velmi zvědaví a mají zvláštní smysl pro humor. Společně dokáží sesílat žertovná kouzla: postavě narostou oslí uši nebo prasečí rypák, rozsypou se jí peníze, vyleje láhev s olejem a podobně). Žádné skřítčí kouzlo ale příliš neškodí. Skřítci mohou účinky svých kouzel kdykoliv zrušit.</text:p>
      <text:p text:style-name="P31">/* Zní mi to jako ultra trolling tool. Možná by účinky měly bejt dočasný (1 den?) */</text:p>
      <text:h text:style-name="Heading_20_3" text:outline-level="3"><text:bookmark-start text:name="__RefHeading___Toc741_2917862833"/>Zvířata<text:bookmark-end text:name="__RefHeading___Toc741_2917862833"/></text:h>
      <text:h text:style-name="P246" text:outline-level="4">Medvěd jeskynní</text:h>
      <text:h text:style-name="P247" text:outline-level="4">Tygr šavlozubý</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46</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3-27T15:10:10.448000000</dc:date>
    <meta:print-date>2113-01-01T00:00:00</meta:print-date>
    <meta:editing-cycles>22556</meta:editing-cycles>
    <meta:editing-duration>P67DT12H51M36S</meta:editing-duration>
    <meta:generator>LibreOffice/6.0.5.2$Windows_X86_64 LibreOffice_project/54c8cbb85f300ac59db32fe8a675ff7683cd5a16</meta:generator>
    <meta:document-statistic meta:table-count="1" meta:image-count="0" meta:object-count="0" meta:page-count="46" meta:paragraph-count="578" meta:word-count="7133" meta:character-count="43133" meta:non-whitespace-character-count="36529"/>
  </office:meta>
</office:document-meta>
</file>